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965in"/>
    </style:style>
    <style:style style:name="co2" style:family="table-column">
      <style:table-column-properties fo:break-before="auto" style:column-width="1.332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ompute-TI-info" table:style-name="ta1">
        <table:shapes>
          <draw:frame draw:z-index="0" draw:style-name="gr1" draw:text-style-name="P1" svg:width="6.3004in" svg:height="3.5449in" svg:x="2.4205in" svg:y="1.872in">
            <draw:object draw:notify-on-update-of-ranges="'compute-TI-info'.A2:'compute-TI-info'.A102 'compute-TI-info'.F1:'compute-TI-info'.F1 'compute-TI-info'.F2:'compute-TI-info'.F102 'compute-TI-info'.A2:'compute-TI-info'.A102 'compute-TI-info'.G1:'compute-TI-info'.G1 'compute-TI-info'.G2:'compute-TI-info'.G102 'compute-TI-info'.A3:'compute-TI-info'.A102 'compute-TI-info'.J1:'compute-TI-info'.J1 'compute-TI-info'.J3:'compute-TI-info'.J10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8.2024in" svg:height="4.4862in" svg:x="10.3102in" svg:y="2.1126in">
            <draw:object draw:notify-on-update-of-ranges="'compute-TI-info'.A1:'compute-TI-info'.A1 'compute-TI-info'.A2:'compute-TI-info'.A102 'compute-TI-info'.H1:'compute-TI-info'.H1 'compute-TI-info'.H2:'compute-TI-info'.H102 'compute-TI-info'.A1:'compute-TI-info'.A1 'compute-TI-info'.A3:'compute-TI-info'.A102 'compute-TI-info'.I1:'compute-TI-info'.I1 'compute-TI-info'.I3:'compute-TI-info'.I10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step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uB</text:p>
          </table:table-cell>
          <table:table-cell office:value-type="string" calcext:value-type="string">
            <text:p>uA-0.48</text:p>
          </table:table-cell>
          <table:table-cell office:value-type="string" calcext:value-type="string">
            <text:p>uB-0.52</text:p>
          </table:table-cell>
          <table:table-cell office:value-type="string" calcext:value-type="string">
            <text:p>uA-Error </text:p>
          </table:table-cell>
          <table:table-cell office:value-type="string" calcext:value-type="string">
            <text:p>uB-Error </text:p>
          </table:table-cell>
          <table:table-cell office:value-type="string" calcext:value-type="string">
            <text:p>dudlambda</text:p>
          </table:table-cell>
          <table:table-cell office:value-type="string" calcext:value-type="string">
            <text:p>uA-uB-(0.52-0.48) / 0.04 </text:p>
          </table:table-cell>
          <table:table-cell office:value-type="string" calcext:value-type="string">
            <text:p>TI-Erro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2.8469717221374" calcext:value-type="float">
            <text:p>-22.8469717221374</text:p>
          </table:table-cell>
          <table:table-cell office:value-type="float" office:value="-22.9068328716135" calcext:value-type="float">
            <text:p>-22.9068328716135</text:p>
          </table:table-cell>
          <table:table-cell office:value-type="float" office:value="-22.5944791439781" calcext:value-type="float">
            <text:p>-22.5944791439781</text:p>
          </table:table-cell>
          <table:table-cell office:value-type="float" office:value="-22.8818396398094" calcext:value-type="float">
            <text:p>-22.8818396398094</text:p>
          </table:table-cell>
          <table:table-cell table:formula="of:=ABS(100*([.D2]-[.B2])/[.B2])" office:value-type="float" office:value="1.10514680558146" calcext:value-type="float">
            <text:p>1.10514680558146</text:p>
          </table:table-cell>
          <table:table-cell table:formula="of:=ABS(100*([.E2]-[.C2])/[.C2])" office:value-type="float" office:value="0.109108194677893" calcext:value-type="float">
            <text:p>0.109108194677893</text:p>
          </table:table-cell>
          <table:table-cell office:value-type="float" office:value="-1.49652873690131" calcext:value-type="float">
            <text:p>-1.49652873690131</text:p>
          </table:table-cell>
          <table:table-cell table:formula="of:=([.E2]-[.D2])/0.04" office:value-type="float" office:value="-7.18401239578252" calcext:value-type="float">
            <text:p>-7.18401239578252</text:p>
          </table:table-cell>
          <table:table-cell table:formula="of:=100*([.I2]-[.H2])/[.H2]" office:value-type="float" office:value="380.04506820615" calcext:value-type="float">
            <text:p>380.0450682061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-23.0690700077111" calcext:value-type="float">
            <text:p>-23.0690700077111</text:p>
          </table:table-cell>
          <table:table-cell office:value-type="float" office:value="-23.146578095511" calcext:value-type="float">
            <text:p>-23.146578095511</text:p>
          </table:table-cell>
          <table:table-cell office:value-type="float" office:value="-22.2201790947187" calcext:value-type="float">
            <text:p>-22.2201790947187</text:p>
          </table:table-cell>
          <table:table-cell office:value-type="float" office:value="-22.2827888611178" calcext:value-type="float">
            <text:p>-22.2827888611178</text:p>
          </table:table-cell>
          <table:table-cell table:formula="of:=ABS(100*([.D3]-[.B3])/[.B3])" office:value-type="float" office:value="3.67977951737392" calcext:value-type="float">
            <text:p>3.67977951737392</text:p>
          </table:table-cell>
          <table:table-cell table:formula="of:=ABS(100*([.E3]-[.C3])/[.C3])" office:value-type="float" office:value="3.73182260820108" calcext:value-type="float">
            <text:p>3.73182260820108</text:p>
          </table:table-cell>
          <table:table-cell office:value-type="float" office:value="-1.93770219499738" calcext:value-type="float">
            <text:p>-1.93770219499738</text:p>
          </table:table-cell>
          <table:table-cell table:formula="of:=([.E3]-[.D3])/0.04" office:value-type="float" office:value="-1.56524415997756" calcext:value-type="float">
            <text:p>-1.56524415997756</text:p>
          </table:table-cell>
          <table:table-cell table:formula="of:=100*([.I3]-[.H3])/[.H3]" office:value-type="float" office:value="-19.221634572196" calcext:value-type="float">
            <text:p>-19.22163457219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-23.1602167459071" calcext:value-type="float">
            <text:p>-23.1602167459071</text:p>
          </table:table-cell>
          <table:table-cell office:value-type="float" office:value="-23.2391519428799" calcext:value-type="float">
            <text:p>-23.2391519428799</text:p>
          </table:table-cell>
          <table:table-cell office:value-type="float" office:value="-22.2866618841573" calcext:value-type="float">
            <text:p>-22.2866618841573</text:p>
          </table:table-cell>
          <table:table-cell office:value-type="float" office:value="-22.3435246222605" calcext:value-type="float">
            <text:p>-22.3435246222605</text:p>
          </table:table-cell>
          <table:table-cell table:formula="of:=ABS(100*([.D4]-[.B4])/[.B4])" office:value-type="float" office:value="3.77179052913732" calcext:value-type="float">
            <text:p>3.77179052913732</text:p>
          </table:table-cell>
          <table:table-cell table:formula="of:=ABS(100*([.E4]-[.C4])/[.C4])" office:value-type="float" office:value="3.85395871080315" calcext:value-type="float">
            <text:p>3.85395871080315</text:p>
          </table:table-cell>
          <table:table-cell office:value-type="float" office:value="-1.97337992432205" calcext:value-type="float">
            <text:p>-1.97337992432205</text:p>
          </table:table-cell>
          <table:table-cell table:formula="of:=([.E4]-[.D4])/0.04" office:value-type="float" office:value="-1.42156845257997" calcext:value-type="float">
            <text:p>-1.42156845257997</text:p>
          </table:table-cell>
          <table:table-cell table:formula="of:=100*([.I4]-[.H4])/[.H4]" office:value-type="float" office:value="-27.9627589670375" calcext:value-type="float">
            <text:p>-27.962758967037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-23.1593387086126" calcext:value-type="float">
            <text:p>-23.1593387086126</text:p>
          </table:table-cell>
          <table:table-cell office:value-type="float" office:value="-23.2385140155541" calcext:value-type="float">
            <text:p>-23.2385140155541</text:p>
          </table:table-cell>
          <table:table-cell office:value-type="float" office:value="-22.274855713192" calcext:value-type="float">
            <text:p>-22.274855713192</text:p>
          </table:table-cell>
          <table:table-cell office:value-type="float" office:value="-22.3455375713655" calcext:value-type="float">
            <text:p>-22.3455375713655</text:p>
          </table:table-cell>
          <table:table-cell table:formula="of:=ABS(100*([.D5]-[.B5])/[.B5])" office:value-type="float" office:value="3.81912025446424" calcext:value-type="float">
            <text:p>3.81912025446424</text:p>
          </table:table-cell>
          <table:table-cell table:formula="of:=ABS(100*([.E5]-[.C5])/[.C5])" office:value-type="float" office:value="3.84265725248571" calcext:value-type="float">
            <text:p>3.84265725248571</text:p>
          </table:table-cell>
          <table:table-cell office:value-type="float" office:value="-1.97938267353646" calcext:value-type="float">
            <text:p>-1.97938267353646</text:p>
          </table:table-cell>
          <table:table-cell table:formula="of:=([.E5]-[.D5])/0.04" office:value-type="float" office:value="-1.76704645433752" calcext:value-type="float">
            <text:p>-1.76704645433752</text:p>
          </table:table-cell>
          <table:table-cell table:formula="of:=100*([.I5]-[.H5])/[.H5]" office:value-type="float" office:value="-10.7273960734218" calcext:value-type="float">
            <text:p>-10.727396073421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-23.1759921832483" calcext:value-type="float">
            <text:p>-23.1759921832483</text:p>
          </table:table-cell>
          <table:table-cell office:value-type="float" office:value="-23.2530822870442" calcext:value-type="float">
            <text:p>-23.2530822870442</text:p>
          </table:table-cell>
          <table:table-cell office:value-type="float" office:value="-22.3282886844232" calcext:value-type="float">
            <text:p>-22.3282886844232</text:p>
          </table:table-cell>
          <table:table-cell office:value-type="float" office:value="-22.4116768229614" calcext:value-type="float">
            <text:p>-22.4116768229614</text:p>
          </table:table-cell>
          <table:table-cell table:formula="of:=ABS(100*([.D6]-[.B6])/[.B6])" office:value-type="float" office:value="3.65767943017268" calcext:value-type="float">
            <text:p>3.65767943017268</text:p>
          </table:table-cell>
          <table:table-cell table:formula="of:=ABS(100*([.E6]-[.C6])/[.C6])" office:value-type="float" office:value="3.61846852686537" calcext:value-type="float">
            <text:p>3.61846852686537</text:p>
          </table:table-cell>
          <table:table-cell office:value-type="float" office:value="-1.92725259489972" calcext:value-type="float">
            <text:p>-1.92725259489972</text:p>
          </table:table-cell>
          <table:table-cell table:formula="of:=([.E6]-[.D6])/0.04" office:value-type="float" office:value="-2.08470346345502" calcext:value-type="float">
            <text:p>-2.08470346345502</text:p>
          </table:table-cell>
          <table:table-cell table:formula="of:=100*([.I6]-[.H6])/[.H6]" office:value-type="float" office:value="8.16970587934221" calcext:value-type="float">
            <text:p>8.1697058793422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-23.18533169714" calcext:value-type="float">
            <text:p>-23.18533169714</text:p>
          </table:table-cell>
          <table:table-cell office:value-type="float" office:value="-23.2620558193478" calcext:value-type="float">
            <text:p>-23.2620558193478</text:p>
          </table:table-cell>
          <table:table-cell office:value-type="float" office:value="-22.373238245531" calcext:value-type="float">
            <text:p>-22.373238245531</text:p>
          </table:table-cell>
          <table:table-cell office:value-type="float" office:value="-22.4528486723384" calcext:value-type="float">
            <text:p>-22.4528486723384</text:p>
          </table:table-cell>
          <table:table-cell table:formula="of:=ABS(100*([.D7]-[.B7])/[.B7])" office:value-type="float" office:value="3.50261735401084" calcext:value-type="float">
            <text:p>3.50261735401084</text:p>
          </table:table-cell>
          <table:table-cell table:formula="of:=ABS(100*([.E7]-[.C7])/[.C7])" office:value-type="float" office:value="3.47865705977868" calcext:value-type="float">
            <text:p>3.47865705977868</text:p>
          </table:table-cell>
          <table:table-cell office:value-type="float" office:value="-1.91810305519358" calcext:value-type="float">
            <text:p>-1.91810305519358</text:p>
          </table:table-cell>
          <table:table-cell table:formula="of:=([.E7]-[.D7])/0.04" office:value-type="float" office:value="-1.99026067018506" calcext:value-type="float">
            <text:p>-1.99026067018506</text:p>
          </table:table-cell>
          <table:table-cell table:formula="of:=100*([.I7]-[.H7])/[.H7]" office:value-type="float" office:value="3.76192586712709" calcext:value-type="float">
            <text:p>3.76192586712709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-23.1994485357201" calcext:value-type="float">
            <text:p>-23.1994485357201</text:p>
          </table:table-cell>
          <table:table-cell office:value-type="float" office:value="-23.2766529136829" calcext:value-type="float">
            <text:p>-23.2766529136829</text:p>
          </table:table-cell>
          <table:table-cell office:value-type="float" office:value="-22.3774914377117" calcext:value-type="float">
            <text:p>-22.3774914377117</text:p>
          </table:table-cell>
          <table:table-cell office:value-type="float" office:value="-22.4653664416347" calcext:value-type="float">
            <text:p>-22.4653664416347</text:p>
          </table:table-cell>
          <table:table-cell table:formula="of:=ABS(100*([.D8]-[.B8])/[.B8])" office:value-type="float" office:value="3.54300274311623" calcext:value-type="float">
            <text:p>3.54300274311623</text:p>
          </table:table-cell>
          <table:table-cell table:formula="of:=ABS(100*([.E8]-[.C8])/[.C8])" office:value-type="float" office:value="3.48540864125397" calcext:value-type="float">
            <text:p>3.48540864125397</text:p>
          </table:table-cell>
          <table:table-cell office:value-type="float" office:value="-1.93010944906993" calcext:value-type="float">
            <text:p>-1.93010944906993</text:p>
          </table:table-cell>
          <table:table-cell table:formula="of:=([.E8]-[.D8])/0.04" office:value-type="float" office:value="-2.19687509807498" calcext:value-type="float">
            <text:p>-2.19687509807498</text:p>
          </table:table-cell>
          <table:table-cell table:formula="of:=100*([.I8]-[.H8])/[.H8]" office:value-type="float" office:value="13.8212705571488" calcext:value-type="float">
            <text:p>13.8212705571488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-23.2176405343031" calcext:value-type="float">
            <text:p>-23.2176405343031</text:p>
          </table:table-cell>
          <table:table-cell office:value-type="float" office:value="-23.2946036218161" calcext:value-type="float">
            <text:p>-23.2946036218161</text:p>
          </table:table-cell>
          <table:table-cell office:value-type="float" office:value="-22.3993761539151" calcext:value-type="float">
            <text:p>-22.3993761539151</text:p>
          </table:table-cell>
          <table:table-cell office:value-type="float" office:value="-22.4817680300131" calcext:value-type="float">
            <text:p>-22.4817680300131</text:p>
          </table:table-cell>
          <table:table-cell table:formula="of:=ABS(100*([.D9]-[.B9])/[.B9])" office:value-type="float" office:value="3.52432185854135" calcext:value-type="float">
            <text:p>3.52432185854135</text:p>
          </table:table-cell>
          <table:table-cell table:formula="of:=ABS(100*([.E9]-[.C9])/[.C9])" office:value-type="float" office:value="3.48937292516004" calcext:value-type="float">
            <text:p>3.48937292516004</text:p>
          </table:table-cell>
          <table:table-cell office:value-type="float" office:value="-1.92407718782599" calcext:value-type="float">
            <text:p>-1.92407718782599</text:p>
          </table:table-cell>
          <table:table-cell table:formula="of:=([.E9]-[.D9])/0.04" office:value-type="float" office:value="-2.05979690245002" calcext:value-type="float">
            <text:p>-2.05979690245002</text:p>
          </table:table-cell>
          <table:table-cell table:formula="of:=100*([.I9]-[.H9])/[.H9]" office:value-type="float" office:value="7.05375623611945" calcext:value-type="float">
            <text:p>7.05375623611945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-23.2372850248623" calcext:value-type="float">
            <text:p>-23.2372850248623</text:p>
          </table:table-cell>
          <table:table-cell office:value-type="float" office:value="-23.3152118750932" calcext:value-type="float">
            <text:p>-23.3152118750932</text:p>
          </table:table-cell>
          <table:table-cell office:value-type="float" office:value="-22.3948236604093" calcext:value-type="float">
            <text:p>-22.3948236604093</text:p>
          </table:table-cell>
          <table:table-cell office:value-type="float" office:value="-22.4721950853484" calcext:value-type="float">
            <text:p>-22.4721950853484</text:p>
          </table:table-cell>
          <table:table-cell table:formula="of:=ABS(100*([.D10]-[.B10])/[.B10])" office:value-type="float" office:value="3.62547244031143" calcext:value-type="float">
            <text:p>3.62547244031143</text:p>
          </table:table-cell>
          <table:table-cell table:formula="of:=ABS(100*([.E10]-[.C10])/[.C10])" office:value-type="float" office:value="3.61573720308056" calcext:value-type="float">
            <text:p>3.61573720308056</text:p>
          </table:table-cell>
          <table:table-cell office:value-type="float" office:value="-1.94817125577078" calcext:value-type="float">
            <text:p>-1.94817125577078</text:p>
          </table:table-cell>
          <table:table-cell table:formula="of:=([.E10]-[.D10])/0.04" office:value-type="float" office:value="-1.93428562347746" calcext:value-type="float">
            <text:p>-1.93428562347746</text:p>
          </table:table-cell>
          <table:table-cell table:formula="of:=100*([.I10]-[.H10])/[.H10]" office:value-type="float" office:value="-0.71275213881674" calcext:value-type="float">
            <text:p>-0.71275213881674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-23.2485359412929" calcext:value-type="float">
            <text:p>-23.2485359412929</text:p>
          </table:table-cell>
          <table:table-cell office:value-type="float" office:value="-23.3257103845012" calcext:value-type="float">
            <text:p>-23.3257103845012</text:p>
          </table:table-cell>
          <table:table-cell office:value-type="float" office:value="-22.4202549177554" calcext:value-type="float">
            <text:p>-22.4202549177554</text:p>
          </table:table-cell>
          <table:table-cell office:value-type="float" office:value="-22.50139423611" calcext:value-type="float">
            <text:p>-22.50139423611</text:p>
          </table:table-cell>
          <table:table-cell table:formula="of:=ABS(100*([.D11]-[.B11])/[.B11])" office:value-type="float" office:value="3.5627233716096" calcext:value-type="float">
            <text:p>3.5627233716096</text:p>
          </table:table-cell>
          <table:table-cell table:formula="of:=ABS(100*([.E11]-[.C11])/[.C11])" office:value-type="float" office:value="3.53393802290763" calcext:value-type="float">
            <text:p>3.53393802290763</text:p>
          </table:table-cell>
          <table:table-cell office:value-type="float" office:value="-1.92936108020607" calcext:value-type="float">
            <text:p>-1.92936108020607</text:p>
          </table:table-cell>
          <table:table-cell table:formula="of:=([.E11]-[.D11])/0.04" office:value-type="float" office:value="-2.02848295886495" calcext:value-type="float">
            <text:p>-2.02848295886495</text:p>
          </table:table-cell>
          <table:table-cell table:formula="of:=100*([.I11]-[.H11])/[.H11]" office:value-type="float" office:value="5.13754940305396" calcext:value-type="float">
            <text:p>5.1375494030539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-23.2468137735096" calcext:value-type="float">
            <text:p>-23.2468137735096</text:p>
          </table:table-cell>
          <table:table-cell office:value-type="float" office:value="-23.3246202578379" calcext:value-type="float">
            <text:p>-23.3246202578379</text:p>
          </table:table-cell>
          <table:table-cell office:value-type="float" office:value="-22.4004592280228" calcext:value-type="float">
            <text:p>-22.4004592280228</text:p>
          </table:table-cell>
          <table:table-cell office:value-type="float" office:value="-22.4762361245373" calcext:value-type="float">
            <text:p>-22.4762361245373</text:p>
          </table:table-cell>
          <table:table-cell table:formula="of:=ABS(100*([.D12]-[.B12])/[.B12])" office:value-type="float" office:value="3.64073353764827" calcext:value-type="float">
            <text:p>3.64073353764827</text:p>
          </table:table-cell>
          <table:table-cell table:formula="of:=ABS(100*([.E12]-[.C12])/[.C12])" office:value-type="float" office:value="3.63729022776056" calcext:value-type="float">
            <text:p>3.63729022776056</text:p>
          </table:table-cell>
          <table:table-cell office:value-type="float" office:value="-1.94516210820765" calcext:value-type="float">
            <text:p>-1.94516210820765</text:p>
          </table:table-cell>
          <table:table-cell table:formula="of:=([.E12]-[.D12])/0.04" office:value-type="float" office:value="-1.89442241286253" calcext:value-type="float">
            <text:p>-1.89442241286253</text:p>
          </table:table-cell>
          <table:table-cell table:formula="of:=100*([.I12]-[.H12])/[.H12]" office:value-type="float" office:value="-2.60850728744017" calcext:value-type="float">
            <text:p>-2.60850728744017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-23.2565702741737" calcext:value-type="float">
            <text:p>-23.2565702741737</text:p>
          </table:table-cell>
          <table:table-cell office:value-type="float" office:value="-23.3336225473525" calcext:value-type="float">
            <text:p>-23.3336225473525</text:p>
          </table:table-cell>
          <table:table-cell office:value-type="float" office:value="-22.4153300389514" calcext:value-type="float">
            <text:p>-22.4153300389514</text:p>
          </table:table-cell>
          <table:table-cell office:value-type="float" office:value="-22.4957191642677" calcext:value-type="float">
            <text:p>-22.4957191642677</text:p>
          </table:table-cell>
          <table:table-cell table:formula="of:=ABS(100*([.D13]-[.B13])/[.B13])" office:value-type="float" office:value="3.61721537313907" calcext:value-type="float">
            <text:p>3.61721537313907</text:p>
          </table:table-cell>
          <table:table-cell table:formula="of:=ABS(100*([.E13]-[.C13])/[.C13])" office:value-type="float" office:value="3.59096998926929" calcext:value-type="float">
            <text:p>3.59096998926929</text:p>
          </table:table-cell>
          <table:table-cell office:value-type="float" office:value="-1.92630682946913" calcext:value-type="float">
            <text:p>-1.92630682946913</text:p>
          </table:table-cell>
          <table:table-cell table:formula="of:=([.E13]-[.D13])/0.04" office:value-type="float" office:value="-2.00972813290754" calcext:value-type="float">
            <text:p>-2.00972813290754</text:p>
          </table:table-cell>
          <table:table-cell table:formula="of:=100*([.I13]-[.H13])/[.H13]" office:value-type="float" office:value="4.33063425629863" calcext:value-type="float">
            <text:p>4.33063425629863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-23.2614273044051" calcext:value-type="float">
            <text:p>-23.2614273044051</text:p>
          </table:table-cell>
          <table:table-cell office:value-type="float" office:value="-23.3392294060308" calcext:value-type="float">
            <text:p>-23.3392294060308</text:p>
          </table:table-cell>
          <table:table-cell office:value-type="float" office:value="-22.4145009475281" calcext:value-type="float">
            <text:p>-22.4145009475281</text:p>
          </table:table-cell>
          <table:table-cell office:value-type="float" office:value="-22.4883469346304" calcext:value-type="float">
            <text:p>-22.4883469346304</text:p>
          </table:table-cell>
          <table:table-cell table:formula="of:=ABS(100*([.D14]-[.B14])/[.B14])" office:value-type="float" office:value="3.64090451455923" calcext:value-type="float">
            <text:p>3.64090451455923</text:p>
          </table:table-cell>
          <table:table-cell table:formula="of:=ABS(100*([.E14]-[.C14])/[.C14])" office:value-type="float" office:value="3.64571793094649" calcext:value-type="float">
            <text:p>3.64571793094649</text:p>
          </table:table-cell>
          <table:table-cell office:value-type="float" office:value="-1.94505254064348" calcext:value-type="float">
            <text:p>-1.94505254064348</text:p>
          </table:table-cell>
          <table:table-cell table:formula="of:=([.E14]-[.D14])/0.04" office:value-type="float" office:value="-1.84614967755747" calcext:value-type="float">
            <text:p>-1.84614967755747</text:p>
          </table:table-cell>
          <table:table-cell table:formula="of:=100*([.I14]-[.H14])/[.H14]" office:value-type="float" office:value="-5.08484274945531" calcext:value-type="float">
            <text:p>-5.08484274945531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-23.2687004015538" calcext:value-type="float">
            <text:p>-23.2687004015538</text:p>
          </table:table-cell>
          <table:table-cell office:value-type="float" office:value="-23.3465524347552" calcext:value-type="float">
            <text:p>-23.3465524347552</text:p>
          </table:table-cell>
          <table:table-cell office:value-type="float" office:value="-22.4098132774732" calcext:value-type="float">
            <text:p>-22.4098132774732</text:p>
          </table:table-cell>
          <table:table-cell office:value-type="float" office:value="-22.4821169219358" calcext:value-type="float">
            <text:p>-22.4821169219358</text:p>
          </table:table-cell>
          <table:table-cell table:formula="of:=ABS(100*([.D15]-[.B15])/[.B15])" office:value-type="float" office:value="3.69116929290665" calcext:value-type="float">
            <text:p>3.69116929290665</text:p>
          </table:table-cell>
          <table:table-cell table:formula="of:=ABS(100*([.E15]-[.C15])/[.C15])" office:value-type="float" office:value="3.70262596687529" calcext:value-type="float">
            <text:p>3.70262596687529</text:p>
          </table:table-cell>
          <table:table-cell office:value-type="float" office:value="-1.94630083003489" calcext:value-type="float">
            <text:p>-1.94630083003489</text:p>
          </table:table-cell>
          <table:table-cell table:formula="of:=([.E15]-[.D15])/0.04" office:value-type="float" office:value="-1.80759111156492" calcext:value-type="float">
            <text:p>-1.80759111156492</text:p>
          </table:table-cell>
          <table:table-cell table:formula="of:=100*([.I15]-[.H15])/[.H15]" office:value-type="float" office:value="-7.1268385816535" calcext:value-type="float">
            <text:p>-7.1268385816535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-23.276933200961" calcext:value-type="float">
            <text:p>-23.276933200961</text:p>
          </table:table-cell>
          <table:table-cell office:value-type="float" office:value="-23.3544468783023" calcext:value-type="float">
            <text:p>-23.3544468783023</text:p>
          </table:table-cell>
          <table:table-cell office:value-type="float" office:value="-22.433781712839" calcext:value-type="float">
            <text:p>-22.433781712839</text:p>
          </table:table-cell>
          <table:table-cell office:value-type="float" office:value="-22.5207139467237" calcext:value-type="float">
            <text:p>-22.5207139467237</text:p>
          </table:table-cell>
          <table:table-cell table:formula="of:=ABS(100*([.D16]-[.B16])/[.B16])" office:value-type="float" office:value="3.62226192274844" calcext:value-type="float">
            <text:p>3.62226192274844</text:p>
          </table:table-cell>
          <table:table-cell table:formula="of:=ABS(100*([.E16]-[.C16])/[.C16])" office:value-type="float" office:value="3.5699108436312" calcext:value-type="float">
            <text:p>3.5699108436312</text:p>
          </table:table-cell>
          <table:table-cell office:value-type="float" office:value="-1.93784193353279" calcext:value-type="float">
            <text:p>-1.93784193353279</text:p>
          </table:table-cell>
          <table:table-cell table:formula="of:=([.E16]-[.D16])/0.04" office:value-type="float" office:value="-2.17330584711748" calcext:value-type="float">
            <text:p>-2.17330584711748</text:p>
          </table:table-cell>
          <table:table-cell table:formula="of:=100*([.I16]-[.H16])/[.H16]" office:value-type="float" office:value="12.1508317840674" calcext:value-type="float">
            <text:p>12.1508317840674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-23.2763251714765" calcext:value-type="float">
            <text:p>-23.2763251714765</text:p>
          </table:table-cell>
          <table:table-cell office:value-type="float" office:value="-23.3537607624101" calcext:value-type="float">
            <text:p>-23.3537607624101</text:p>
          </table:table-cell>
          <table:table-cell office:value-type="float" office:value="-22.4352748880538" calcext:value-type="float">
            <text:p>-22.4352748880538</text:p>
          </table:table-cell>
          <table:table-cell office:value-type="float" office:value="-22.5118369590247" calcext:value-type="float">
            <text:p>-22.5118369590247</text:p>
          </table:table-cell>
          <table:table-cell table:formula="of:=ABS(100*([.D17]-[.B17])/[.B17])" office:value-type="float" office:value="3.61332932594251" calcext:value-type="float">
            <text:p>3.61332932594251</text:p>
          </table:table-cell>
          <table:table-cell table:formula="of:=ABS(100*([.E17]-[.C17])/[.C17])" office:value-type="float" office:value="3.60508875615679" calcext:value-type="float">
            <text:p>3.60508875615679</text:p>
          </table:table-cell>
          <table:table-cell office:value-type="float" office:value="-1.93588977333867" calcext:value-type="float">
            <text:p>-1.93588977333867</text:p>
          </table:table-cell>
          <table:table-cell table:formula="of:=([.E17]-[.D17])/0.04" office:value-type="float" office:value="-1.91405177427244" calcext:value-type="float">
            <text:p>-1.91405177427244</text:p>
          </table:table-cell>
          <table:table-cell table:formula="of:=100*([.I17]-[.H17])/[.H17]" office:value-type="float" office:value="-1.12806004592747" calcext:value-type="float">
            <text:p>-1.12806004592747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-23.2802378039926" calcext:value-type="float">
            <text:p>-23.2802378039926</text:p>
          </table:table-cell>
          <table:table-cell office:value-type="float" office:value="-23.357752389217" calcext:value-type="float">
            <text:p>-23.357752389217</text:p>
          </table:table-cell>
          <table:table-cell office:value-type="float" office:value="-22.4412725691513" calcext:value-type="float">
            <text:p>-22.4412725691513</text:p>
          </table:table-cell>
          <table:table-cell office:value-type="float" office:value="-22.5252451652813" calcext:value-type="float">
            <text:p>-22.5252451652813</text:p>
          </table:table-cell>
          <table:table-cell table:formula="of:=ABS(100*([.D18]-[.B18])/[.B18])" office:value-type="float" office:value="3.60376574288005" calcext:value-type="float">
            <text:p>3.60376574288005</text:p>
          </table:table-cell>
          <table:table-cell table:formula="of:=ABS(100*([.E18]-[.C18])/[.C18])" office:value-type="float" office:value="3.56415810075983" calcext:value-type="float">
            <text:p>3.56415810075983</text:p>
          </table:table-cell>
          <table:table-cell office:value-type="float" office:value="-1.93786463060892" calcext:value-type="float">
            <text:p>-1.93786463060892</text:p>
          </table:table-cell>
          <table:table-cell table:formula="of:=([.E18]-[.D18])/0.04" office:value-type="float" office:value="-2.09931490324999" calcext:value-type="float">
            <text:p>-2.09931490324999</text:p>
          </table:table-cell>
          <table:table-cell table:formula="of:=100*([.I18]-[.H18])/[.H18]" office:value-type="float" office:value="8.33134936728487" calcext:value-type="float">
            <text:p>8.33134936728487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-23.2917606866164" calcext:value-type="float">
            <text:p>-23.2917606866164</text:p>
          </table:table-cell>
          <table:table-cell office:value-type="float" office:value="-23.369462410357" calcext:value-type="float">
            <text:p>-23.369462410357</text:p>
          </table:table-cell>
          <table:table-cell office:value-type="float" office:value="-22.4516562260441" calcext:value-type="float">
            <text:p>-22.4516562260441</text:p>
          </table:table-cell>
          <table:table-cell office:value-type="float" office:value="-22.5290312661159" calcext:value-type="float">
            <text:p>-22.5290312661159</text:p>
          </table:table-cell>
          <table:table-cell table:formula="of:=ABS(100*([.D19]-[.B19])/[.B19])" office:value-type="float" office:value="3.6068740009639" calcext:value-type="float">
            <text:p>3.6068740009639</text:p>
          </table:table-cell>
          <table:table-cell table:formula="of:=ABS(100*([.E19]-[.C19])/[.C19])" office:value-type="float" office:value="3.59627932163571" calcext:value-type="float">
            <text:p>3.59627932163571</text:p>
          </table:table-cell>
          <table:table-cell office:value-type="float" office:value="-1.94254309351694" calcext:value-type="float">
            <text:p>-1.94254309351694</text:p>
          </table:table-cell>
          <table:table-cell table:formula="of:=([.E19]-[.D19])/0.04" office:value-type="float" office:value="-1.934376001795" calcext:value-type="float">
            <text:p>-1.934376001795</text:p>
          </table:table-cell>
          <table:table-cell table:formula="of:=100*([.I19]-[.H19])/[.H19]" office:value-type="float" office:value="-0.420432975165144" calcext:value-type="float">
            <text:p>-0.420432975165144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-23.2883994832127" calcext:value-type="float">
            <text:p>-23.2883994832127</text:p>
          </table:table-cell>
          <table:table-cell office:value-type="float" office:value="-23.3661713599842" calcext:value-type="float">
            <text:p>-23.3661713599842</text:p>
          </table:table-cell>
          <table:table-cell office:value-type="float" office:value="-22.4343880458463" calcext:value-type="float">
            <text:p>-22.4343880458463</text:p>
          </table:table-cell>
          <table:table-cell office:value-type="float" office:value="-22.5170572237523" calcext:value-type="float">
            <text:p>-22.5170572237523</text:p>
          </table:table-cell>
          <table:table-cell table:formula="of:=ABS(100*([.D20]-[.B20])/[.B20])" office:value-type="float" office:value="3.66711090636352" calcext:value-type="float">
            <text:p>3.66711090636352</text:p>
          </table:table-cell>
          <table:table-cell table:formula="of:=ABS(100*([.E20]-[.C20])/[.C20])" office:value-type="float" office:value="3.63394637123159" calcext:value-type="float">
            <text:p>3.63394637123159</text:p>
          </table:table-cell>
          <table:table-cell office:value-type="float" office:value="-1.94429691928617" calcext:value-type="float">
            <text:p>-1.94429691928617</text:p>
          </table:table-cell>
          <table:table-cell table:formula="of:=([.E20]-[.D20])/0.04" office:value-type="float" office:value="-2.06672944764996" calcext:value-type="float">
            <text:p>-2.06672944764996</text:p>
          </table:table-cell>
          <table:table-cell table:formula="of:=100*([.I20]-[.H20])/[.H20]" office:value-type="float" office:value="6.29700778463106" calcext:value-type="float">
            <text:p>6.29700778463106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-23.2970758749992" calcext:value-type="float">
            <text:p>-23.2970758749992</text:p>
          </table:table-cell>
          <table:table-cell office:value-type="float" office:value="-23.3747485752594" calcext:value-type="float">
            <text:p>-23.3747485752594</text:p>
          </table:table-cell>
          <table:table-cell office:value-type="float" office:value="-22.4560602849161" calcext:value-type="float">
            <text:p>-22.4560602849161</text:p>
          </table:table-cell>
          <table:table-cell office:value-type="float" office:value="-22.5373044994357" calcext:value-type="float">
            <text:p>-22.5373044994357</text:p>
          </table:table-cell>
          <table:table-cell table:formula="of:=ABS(100*([.D21]-[.B21])/[.B21])" office:value-type="float" office:value="3.60996201667361" calcext:value-type="float">
            <text:p>3.60996201667361</text:p>
          </table:table-cell>
          <table:table-cell table:formula="of:=ABS(100*([.E21]-[.C21])/[.C21])" office:value-type="float" office:value="3.58268698859965" calcext:value-type="float">
            <text:p>3.58268698859965</text:p>
          </table:table-cell>
          <table:table-cell office:value-type="float" office:value="-1.94181750650442" calcext:value-type="float">
            <text:p>-1.94181750650442</text:p>
          </table:table-cell>
          <table:table-cell table:formula="of:=([.E21]-[.D21])/0.04" office:value-type="float" office:value="-2.03110536299" calcext:value-type="float">
            <text:p>-2.03110536299</text:p>
          </table:table-cell>
          <table:table-cell table:formula="of:=100*([.I21]-[.H21])/[.H21]" office:value-type="float" office:value="4.59815900240372" calcext:value-type="float">
            <text:p>4.5981590024037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-23.2952787397714" calcext:value-type="float">
            <text:p>-23.2952787397714</text:p>
          </table:table-cell>
          <table:table-cell office:value-type="float" office:value="-23.3733270056548" calcext:value-type="float">
            <text:p>-23.3733270056548</text:p>
          </table:table-cell>
          <table:table-cell office:value-type="float" office:value="-22.4448995264178" calcext:value-type="float">
            <text:p>-22.4448995264178</text:p>
          </table:table-cell>
          <table:table-cell office:value-type="float" office:value="-22.5251581813075" calcext:value-type="float">
            <text:p>-22.5251581813075</text:p>
          </table:table-cell>
          <table:table-cell table:formula="of:=ABS(100*([.D22]-[.B22])/[.B22])" office:value-type="float" office:value="3.65043587953198" calcext:value-type="float">
            <text:p>3.65043587953198</text:p>
          </table:table-cell>
          <table:table-cell table:formula="of:=ABS(100*([.E22]-[.C22])/[.C22])" office:value-type="float" office:value="3.62878944936722" calcext:value-type="float">
            <text:p>3.62878944936722</text:p>
          </table:table-cell>
          <table:table-cell office:value-type="float" office:value="-1.9512066470857" calcext:value-type="float">
            <text:p>-1.9512066470857</text:p>
          </table:table-cell>
          <table:table-cell table:formula="of:=([.E22]-[.D22])/0.04" office:value-type="float" office:value="-2.00646637224251" calcext:value-type="float">
            <text:p>-2.00646637224251</text:p>
          </table:table-cell>
          <table:table-cell table:formula="of:=100*([.I22]-[.H22])/[.H22]" office:value-type="float" office:value="2.83207958723109" calcext:value-type="float">
            <text:p>2.83207958723109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-23.2980161340555" calcext:value-type="float">
            <text:p>-23.2980161340555</text:p>
          </table:table-cell>
          <table:table-cell office:value-type="float" office:value="-23.3757569841374" calcext:value-type="float">
            <text:p>-23.3757569841374</text:p>
          </table:table-cell>
          <table:table-cell office:value-type="float" office:value="-22.4647527931952" calcext:value-type="float">
            <text:p>-22.4647527931952</text:p>
          </table:table-cell>
          <table:table-cell office:value-type="float" office:value="-22.5485324117523" calcext:value-type="float">
            <text:p>-22.5485324117523</text:p>
          </table:table-cell>
          <table:table-cell table:formula="of:=ABS(100*([.D23]-[.B23])/[.B23])" office:value-type="float" office:value="3.57654203716639" calcext:value-type="float">
            <text:p>3.57654203716639</text:p>
          </table:table-cell>
          <table:table-cell table:formula="of:=ABS(100*([.E23]-[.C23])/[.C23])" office:value-type="float" office:value="3.53881404972873" calcext:value-type="float">
            <text:p>3.53881404972873</text:p>
          </table:table-cell>
          <table:table-cell office:value-type="float" office:value="-1.9435212520472" calcext:value-type="float">
            <text:p>-1.9435212520472</text:p>
          </table:table-cell>
          <table:table-cell table:formula="of:=([.E23]-[.D23])/0.04" office:value-type="float" office:value="-2.09449046392756" calcext:value-type="float">
            <text:p>-2.09449046392756</text:p>
          </table:table-cell>
          <table:table-cell table:formula="of:=100*([.I23]-[.H23])/[.H23]" office:value-type="float" office:value="7.76781893798864" calcext:value-type="float">
            <text:p>7.76781893798864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-23.29208074391" calcext:value-type="float">
            <text:p>-23.29208074391</text:p>
          </table:table-cell>
          <table:table-cell office:value-type="float" office:value="-23.3705954026138" calcext:value-type="float">
            <text:p>-23.3705954026138</text:p>
          </table:table-cell>
          <table:table-cell office:value-type="float" office:value="-22.4413963856536" calcext:value-type="float">
            <text:p>-22.4413963856536</text:p>
          </table:table-cell>
          <table:table-cell office:value-type="float" office:value="-22.5185248052702" calcext:value-type="float">
            <text:p>-22.5185248052702</text:p>
          </table:table-cell>
          <table:table-cell table:formula="of:=ABS(100*([.D24]-[.B24])/[.B24])" office:value-type="float" office:value="3.65224716335753" calcext:value-type="float">
            <text:p>3.65224716335753</text:p>
          </table:table-cell>
          <table:table-cell table:formula="of:=ABS(100*([.E24]-[.C24])/[.C24])" office:value-type="float" office:value="3.64590881261119" calcext:value-type="float">
            <text:p>3.64590881261119</text:p>
          </table:table-cell>
          <table:table-cell office:value-type="float" office:value="-1.9628664675948" calcext:value-type="float">
            <text:p>-1.9628664675948</text:p>
          </table:table-cell>
          <table:table-cell table:formula="of:=([.E24]-[.D24])/0.04" office:value-type="float" office:value="-1.92821049041498" calcext:value-type="float">
            <text:p>-1.92821049041498</text:p>
          </table:table-cell>
          <table:table-cell table:formula="of:=100*([.I24]-[.H24])/[.H24]" office:value-type="float" office:value="-1.76557996949647" calcext:value-type="float">
            <text:p>-1.76557996949647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-23.3017843367759" calcext:value-type="float">
            <text:p>-23.3017843367759</text:p>
          </table:table-cell>
          <table:table-cell office:value-type="float" office:value="-23.379992103317" calcext:value-type="float">
            <text:p>-23.379992103317</text:p>
          </table:table-cell>
          <table:table-cell office:value-type="float" office:value="-22.4489896469015" calcext:value-type="float">
            <text:p>-22.4489896469015</text:p>
          </table:table-cell>
          <table:table-cell office:value-type="float" office:value="-22.523089127681" calcext:value-type="float">
            <text:p>-22.523089127681</text:p>
          </table:table-cell>
          <table:table-cell table:formula="of:=ABS(100*([.D25]-[.B25])/[.B25])" office:value-type="float" office:value="3.65978277692873" calcext:value-type="float">
            <text:p>3.65978277692873</text:p>
          </table:table-cell>
          <table:table-cell table:formula="of:=ABS(100*([.E25]-[.C25])/[.C25])" office:value-type="float" office:value="3.66511233985587" calcext:value-type="float">
            <text:p>3.66511233985587</text:p>
          </table:table-cell>
          <table:table-cell office:value-type="float" office:value="-1.95519416352559" calcext:value-type="float">
            <text:p>-1.95519416352559</text:p>
          </table:table-cell>
          <table:table-cell table:formula="of:=([.E25]-[.D25])/0.04" office:value-type="float" office:value="-1.85248701948755" calcext:value-type="float">
            <text:p>-1.85248701948755</text:p>
          </table:table-cell>
          <table:table-cell table:formula="of:=100*([.I25]-[.H25])/[.H25]" office:value-type="float" office:value="-5.25304064189931" calcext:value-type="float">
            <text:p>-5.25304064189931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-23.2908261264502" calcext:value-type="float">
            <text:p>-23.2908261264502</text:p>
          </table:table-cell>
          <table:table-cell office:value-type="float" office:value="-23.3686399910943" calcext:value-type="float">
            <text:p>-23.3686399910943</text:p>
          </table:table-cell>
          <table:table-cell office:value-type="float" office:value="-22.4369869783204" calcext:value-type="float">
            <text:p>-22.4369869783204</text:p>
          </table:table-cell>
          <table:table-cell office:value-type="float" office:value="-22.5080353657584" calcext:value-type="float">
            <text:p>-22.5080353657584</text:p>
          </table:table-cell>
          <table:table-cell table:formula="of:=ABS(100*([.D26]-[.B26])/[.B26])" office:value-type="float" office:value="3.66598910444029" calcext:value-type="float">
            <text:p>3.66598910444029</text:p>
          </table:table-cell>
          <table:table-cell table:formula="of:=ABS(100*([.E26]-[.C26])/[.C26])" office:value-type="float" office:value="3.68273303736921" calcext:value-type="float">
            <text:p>3.68273303736921</text:p>
          </table:table-cell>
          <table:table-cell office:value-type="float" office:value="-1.94534661610142" calcext:value-type="float">
            <text:p>-1.94534661610142</text:p>
          </table:table-cell>
          <table:table-cell table:formula="of:=([.E26]-[.D26])/0.04" office:value-type="float" office:value="-1.77620968594994" calcext:value-type="float">
            <text:p>-1.77620968594994</text:p>
          </table:table-cell>
          <table:table-cell table:formula="of:=100*([.I26]-[.H26])/[.H26]" office:value-type="float" office:value="-8.69443670097429" calcext:value-type="float">
            <text:p>-8.69443670097429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-23.2880001044849" calcext:value-type="float">
            <text:p>-23.2880001044849</text:p>
          </table:table-cell>
          <table:table-cell office:value-type="float" office:value="-23.3663249613255" calcext:value-type="float">
            <text:p>-23.3663249613255</text:p>
          </table:table-cell>
          <table:table-cell office:value-type="float" office:value="-22.4426283896946" calcext:value-type="float">
            <text:p>-22.4426283896946</text:p>
          </table:table-cell>
          <table:table-cell office:value-type="float" office:value="-22.5226641532349" calcext:value-type="float">
            <text:p>-22.5226641532349</text:p>
          </table:table-cell>
          <table:table-cell table:formula="of:=ABS(100*([.D27]-[.B27])/[.B27])" office:value-type="float" office:value="3.63007433441008" calcext:value-type="float">
            <text:p>3.63007433441008</text:p>
          </table:table-cell>
          <table:table-cell table:formula="of:=ABS(100*([.E27]-[.C27])/[.C27])" office:value-type="float" office:value="3.61058407553167" calcext:value-type="float">
            <text:p>3.61058407553167</text:p>
          </table:table-cell>
          <table:table-cell office:value-type="float" office:value="-1.9581214210147" calcext:value-type="float">
            <text:p>-1.9581214210147</text:p>
          </table:table-cell>
          <table:table-cell table:formula="of:=([.E27]-[.D27])/0.04" office:value-type="float" office:value="-2.00089408850745" calcext:value-type="float">
            <text:p>-2.00089408850745</text:p>
          </table:table-cell>
          <table:table-cell table:formula="of:=100*([.I27]-[.H27])/[.H27]" office:value-type="float" office:value="2.18437258454532" calcext:value-type="float">
            <text:p>2.18437258454532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-23.2989067944576" calcext:value-type="float">
            <text:p>-23.2989067944576</text:p>
          </table:table-cell>
          <table:table-cell office:value-type="float" office:value="-23.3768121424069" calcext:value-type="float">
            <text:p>-23.3768121424069</text:p>
          </table:table-cell>
          <table:table-cell office:value-type="float" office:value="-22.4594169254975" calcext:value-type="float">
            <text:p>-22.4594169254975</text:p>
          </table:table-cell>
          <table:table-cell office:value-type="float" office:value="-22.5455941108876" calcext:value-type="float">
            <text:p>-22.5455941108876</text:p>
          </table:table-cell>
          <table:table-cell table:formula="of:=ABS(100*([.D28]-[.B28])/[.B28])" office:value-type="float" office:value="3.60312986513084" calcext:value-type="float">
            <text:p>3.60312986513084</text:p>
          </table:table-cell>
          <table:table-cell table:formula="of:=ABS(100*([.E28]-[.C28])/[.C28])" office:value-type="float" office:value="3.55573731121116" calcext:value-type="float">
            <text:p>3.55573731121116</text:p>
          </table:table-cell>
          <table:table-cell office:value-type="float" office:value="-1.94763369873403" calcext:value-type="float">
            <text:p>-1.94763369873403</text:p>
          </table:table-cell>
          <table:table-cell table:formula="of:=([.E28]-[.D28])/0.04" office:value-type="float" office:value="-2.15442963475247" calcext:value-type="float">
            <text:p>-2.15442963475247</text:p>
          </table:table-cell>
          <table:table-cell table:formula="of:=100*([.I28]-[.H28])/[.H28]" office:value-type="float" office:value="10.6178043721909" calcext:value-type="float">
            <text:p>10.6178043721909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-23.2996655736504" calcext:value-type="float">
            <text:p>-23.2996655736504</text:p>
          </table:table-cell>
          <table:table-cell office:value-type="float" office:value="-23.3773010609835" calcext:value-type="float">
            <text:p>-23.3773010609835</text:p>
          </table:table-cell>
          <table:table-cell office:value-type="float" office:value="-22.4638581333461" calcext:value-type="float">
            <text:p>-22.4638581333461</text:p>
          </table:table-cell>
          <table:table-cell office:value-type="float" office:value="-22.5493739600181" calcext:value-type="float">
            <text:p>-22.5493739600181</text:p>
          </table:table-cell>
          <table:table-cell table:formula="of:=ABS(100*([.D29]-[.B29])/[.B29])" office:value-type="float" office:value="3.58720788357373" calcext:value-type="float">
            <text:p>3.58720788357373</text:p>
          </table:table-cell>
          <table:table-cell table:formula="of:=ABS(100*([.E29]-[.C29])/[.C29])" office:value-type="float" office:value="3.54158548416523" calcext:value-type="float">
            <text:p>3.54158548416523</text:p>
          </table:table-cell>
          <table:table-cell office:value-type="float" office:value="-1.94088718332672" calcext:value-type="float">
            <text:p>-1.94088718332672</text:p>
          </table:table-cell>
          <table:table-cell table:formula="of:=([.E29]-[.D29])/0.04" office:value-type="float" office:value="-2.13789566680003" calcext:value-type="float">
            <text:p>-2.13789566680003</text:p>
          </table:table-cell>
          <table:table-cell table:formula="of:=100*([.I29]-[.H29])/[.H29]" office:value-type="float" office:value="10.1504345623856" calcext:value-type="float">
            <text:p>10.1504345623856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-23.2921234892794" calcext:value-type="float">
            <text:p>-23.2921234892794</text:p>
          </table:table-cell>
          <table:table-cell office:value-type="float" office:value="-23.3697758625151" calcext:value-type="float">
            <text:p>-23.3697758625151</text:p>
          </table:table-cell>
          <table:table-cell office:value-type="float" office:value="-22.4601071836731" calcext:value-type="float">
            <text:p>-22.4601071836731</text:p>
          </table:table-cell>
          <table:table-cell office:value-type="float" office:value="-22.544033917506" calcext:value-type="float">
            <text:p>-22.544033917506</text:p>
          </table:table-cell>
          <table:table-cell table:formula="of:=ABS(100*([.D30]-[.B30])/[.B30])" office:value-type="float" office:value="3.57209296949354" calcext:value-type="float">
            <text:p>3.57209296949354</text:p>
          </table:table-cell>
          <table:table-cell table:formula="of:=ABS(100*([.E30]-[.C30])/[.C30])" office:value-type="float" office:value="3.53337554398023" calcext:value-type="float">
            <text:p>3.53337554398023</text:p>
          </table:table-cell>
          <table:table-cell office:value-type="float" office:value="-1.94130933089429" calcext:value-type="float">
            <text:p>-1.94130933089429</text:p>
          </table:table-cell>
          <table:table-cell table:formula="of:=([.E30]-[.D30])/0.04" office:value-type="float" office:value="-2.0981683458225" calcext:value-type="float">
            <text:p>-2.0981683458225</text:p>
          </table:table-cell>
          <table:table-cell table:formula="of:=100*([.I30]-[.H30])/[.H30]" office:value-type="float" office:value="8.08006289528084" calcext:value-type="float">
            <text:p>8.08006289528084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-23.3007098109239" calcext:value-type="float">
            <text:p>-23.3007098109239</text:p>
          </table:table-cell>
          <table:table-cell office:value-type="float" office:value="-23.3788690443463" calcext:value-type="float">
            <text:p>-23.3788690443463</text:p>
          </table:table-cell>
          <table:table-cell office:value-type="float" office:value="-22.4478278209535" calcext:value-type="float">
            <text:p>-22.4478278209535</text:p>
          </table:table-cell>
          <table:table-cell office:value-type="float" office:value="-22.5250062923749" calcext:value-type="float">
            <text:p>-22.5250062923749</text:p>
          </table:table-cell>
          <table:table-cell table:formula="of:=ABS(100*([.D31]-[.B31])/[.B31])" office:value-type="float" office:value="3.66032621706036" calcext:value-type="float">
            <text:p>3.66032621706036</text:p>
          </table:table-cell>
          <table:table-cell table:formula="of:=ABS(100*([.E31]-[.C31])/[.C31])" office:value-type="float" office:value="3.65228425015661" calcext:value-type="float">
            <text:p>3.65228425015661</text:p>
          </table:table-cell>
          <table:table-cell office:value-type="float" office:value="-1.95398083555824" calcext:value-type="float">
            <text:p>-1.95398083555824</text:p>
          </table:table-cell>
          <table:table-cell table:formula="of:=([.E31]-[.D31])/0.04" office:value-type="float" office:value="-1.92946178553504" calcext:value-type="float">
            <text:p>-1.92946178553504</text:p>
          </table:table-cell>
          <table:table-cell table:formula="of:=100*([.I31]-[.H31])/[.H31]" office:value-type="float" office:value="-1.25482551195028" calcext:value-type="float">
            <text:p>-1.25482551195028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-23.2910715524569" calcext:value-type="float">
            <text:p>-23.2910715524569</text:p>
          </table:table-cell>
          <table:table-cell office:value-type="float" office:value="-23.3689665632608" calcext:value-type="float">
            <text:p>-23.3689665632608</text:p>
          </table:table-cell>
          <table:table-cell office:value-type="float" office:value="-22.4456329743986" calcext:value-type="float">
            <text:p>-22.4456329743986</text:p>
          </table:table-cell>
          <table:table-cell office:value-type="float" office:value="-22.519968607721" calcext:value-type="float">
            <text:p>-22.519968607721</text:p>
          </table:table-cell>
          <table:table-cell table:formula="of:=ABS(100*([.D32]-[.B32])/[.B32])" office:value-type="float" office:value="3.62988270485613" calcext:value-type="float">
            <text:p>3.62988270485613</text:p>
          </table:table-cell>
          <table:table-cell table:formula="of:=ABS(100*([.E32]-[.C32])/[.C32])" office:value-type="float" office:value="3.63301455047883" calcext:value-type="float">
            <text:p>3.63301455047883</text:p>
          </table:table-cell>
          <table:table-cell office:value-type="float" office:value="-1.94737527009572" calcext:value-type="float">
            <text:p>-1.94737527009572</text:p>
          </table:table-cell>
          <table:table-cell table:formula="of:=([.E32]-[.D32])/0.04" office:value-type="float" office:value="-1.85839083306005" calcext:value-type="float">
            <text:p>-1.85839083306005</text:p>
          </table:table-cell>
          <table:table-cell table:formula="of:=100*([.I32]-[.H32])/[.H32]" office:value-type="float" office:value="-4.56945501989934" calcext:value-type="float">
            <text:p>-4.56945501989934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-23.2903098204423" calcext:value-type="float">
            <text:p>-23.2903098204423</text:p>
          </table:table-cell>
          <table:table-cell office:value-type="float" office:value="-23.3678543225577" calcext:value-type="float">
            <text:p>-23.3678543225577</text:p>
          </table:table-cell>
          <table:table-cell office:value-type="float" office:value="-22.444124563773" calcext:value-type="float">
            <text:p>-22.444124563773</text:p>
          </table:table-cell>
          <table:table-cell office:value-type="float" office:value="-22.5245245297049" calcext:value-type="float">
            <text:p>-22.5245245297049</text:p>
          </table:table-cell>
          <table:table-cell table:formula="of:=ABS(100*([.D33]-[.B33])/[.B33])" office:value-type="float" office:value="3.63320738621772" calcext:value-type="float">
            <text:p>3.63320738621772</text:p>
          </table:table-cell>
          <table:table-cell table:formula="of:=ABS(100*([.E33]-[.C33])/[.C33])" office:value-type="float" office:value="3.60893123181921" calcext:value-type="float">
            <text:p>3.60893123181921</text:p>
          </table:table-cell>
          <table:table-cell office:value-type="float" office:value="-1.93861255288619" calcext:value-type="float">
            <text:p>-1.93861255288619</text:p>
          </table:table-cell>
          <table:table-cell table:formula="of:=([.E33]-[.D33])/0.04" office:value-type="float" office:value="-2.00999914829758" calcext:value-type="float">
            <text:p>-2.00999914829758</text:p>
          </table:table-cell>
          <table:table-cell table:formula="of:=100*([.I33]-[.H33])/[.H33]" office:value-type="float" office:value="3.68235495561562" calcext:value-type="float">
            <text:p>3.68235495561562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-23.2940027527637" calcext:value-type="float">
            <text:p>-23.2940027527637</text:p>
          </table:table-cell>
          <table:table-cell office:value-type="float" office:value="-23.3713004552581" calcext:value-type="float">
            <text:p>-23.3713004552581</text:p>
          </table:table-cell>
          <table:table-cell office:value-type="float" office:value="-22.4582567507694" calcext:value-type="float">
            <text:p>-22.4582567507694</text:p>
          </table:table-cell>
          <table:table-cell office:value-type="float" office:value="-22.5418716728481" calcext:value-type="float">
            <text:p>-22.5418716728481</text:p>
          </table:table-cell>
          <table:table-cell table:formula="of:=ABS(100*([.D34]-[.B34])/[.B34])" office:value-type="float" office:value="3.58781618970635" calcext:value-type="float">
            <text:p>3.58781618970635</text:p>
          </table:table-cell>
          <table:table-cell table:formula="of:=ABS(100*([.E34]-[.C34])/[.C34])" office:value-type="float" office:value="3.54892011250232" calcext:value-type="float">
            <text:p>3.54892011250232</text:p>
          </table:table-cell>
          <table:table-cell office:value-type="float" office:value="-1.93244256235978" calcext:value-type="float">
            <text:p>-1.93244256235978</text:p>
          </table:table-cell>
          <table:table-cell table:formula="of:=([.E34]-[.D34])/0.04" office:value-type="float" office:value="-2.09037305196746" calcext:value-type="float">
            <text:p>-2.09037305196746</text:p>
          </table:table-cell>
          <table:table-cell table:formula="of:=100*([.I34]-[.H34])/[.H34]" office:value-type="float" office:value="8.17258389376549" calcext:value-type="float">
            <text:p>8.17258389376549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-23.2874032045263" calcext:value-type="float">
            <text:p>-23.2874032045263</text:p>
          </table:table-cell>
          <table:table-cell office:value-type="float" office:value="-23.365820156585" calcext:value-type="float">
            <text:p>-23.365820156585</text:p>
          </table:table-cell>
          <table:table-cell office:value-type="float" office:value="-22.4399414281363" calcext:value-type="float">
            <text:p>-22.4399414281363</text:p>
          </table:table-cell>
          <table:table-cell office:value-type="float" office:value="-22.5167692099803" calcext:value-type="float">
            <text:p>-22.5167692099803</text:p>
          </table:table-cell>
          <table:table-cell table:formula="of:=ABS(100*([.D35]-[.B35])/[.B35])" office:value-type="float" office:value="3.63914245374203" calcext:value-type="float">
            <text:p>3.63914245374203</text:p>
          </table:table-cell>
          <table:table-cell table:formula="of:=ABS(100*([.E35]-[.C35])/[.C35])" office:value-type="float" office:value="3.63373055563563" calcext:value-type="float">
            <text:p>3.63373055563563</text:p>
          </table:table-cell>
          <table:table-cell office:value-type="float" office:value="-1.96042380146633" calcext:value-type="float">
            <text:p>-1.96042380146633</text:p>
          </table:table-cell>
          <table:table-cell table:formula="of:=([.E35]-[.D35])/0.04" office:value-type="float" office:value="-1.92069454609998" calcext:value-type="float">
            <text:p>-1.92069454609998</text:p>
          </table:table-cell>
          <table:table-cell table:formula="of:=100*([.I35]-[.H35])/[.H35]" office:value-type="float" office:value="-2.02656463039456" calcext:value-type="float">
            <text:p>-2.02656463039456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-23.2878024131494" calcext:value-type="float">
            <text:p>-23.2878024131494</text:p>
          </table:table-cell>
          <table:table-cell office:value-type="float" office:value="-23.3651656515378" calcext:value-type="float">
            <text:p>-23.3651656515378</text:p>
          </table:table-cell>
          <table:table-cell office:value-type="float" office:value="-22.4472066386295" calcext:value-type="float">
            <text:p>-22.4472066386295</text:p>
          </table:table-cell>
          <table:table-cell office:value-type="float" office:value="-22.5340438225882" calcext:value-type="float">
            <text:p>-22.5340438225882</text:p>
          </table:table-cell>
          <table:table-cell table:formula="of:=ABS(100*([.D36]-[.B36])/[.B36])" office:value-type="float" office:value="3.60959681642292" calcext:value-type="float">
            <text:p>3.60959681642292</text:p>
          </table:table-cell>
          <table:table-cell table:formula="of:=ABS(100*([.E36]-[.C36])/[.C36])" office:value-type="float" office:value="3.55709795233102" calcext:value-type="float">
            <text:p>3.55709795233102</text:p>
          </table:table-cell>
          <table:table-cell office:value-type="float" office:value="-1.93408095970975" calcext:value-type="float">
            <text:p>-1.93408095970975</text:p>
          </table:table-cell>
          <table:table-cell table:formula="of:=([.E36]-[.D36])/0.04" office:value-type="float" office:value="-2.1709295989675" calcext:value-type="float">
            <text:p>-2.1709295989675</text:p>
          </table:table-cell>
          <table:table-cell table:formula="of:=100*([.I36]-[.H36])/[.H36]" office:value-type="float" office:value="12.2460560954641" calcext:value-type="float">
            <text:p>12.2460560954641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-23.2841659859774" calcext:value-type="float">
            <text:p>-23.2841659859774</text:p>
          </table:table-cell>
          <table:table-cell office:value-type="float" office:value="-23.3622592730947" calcext:value-type="float">
            <text:p>-23.3622592730947</text:p>
          </table:table-cell>
          <table:table-cell office:value-type="float" office:value="-22.4308441835229" calcext:value-type="float">
            <text:p>-22.4308441835229</text:p>
          </table:table-cell>
          <table:table-cell office:value-type="float" office:value="-22.5009623310869" calcext:value-type="float">
            <text:p>-22.5009623310869</text:p>
          </table:table-cell>
          <table:table-cell table:formula="of:=ABS(100*([.D37]-[.B37])/[.B37])" office:value-type="float" office:value="3.66481583651483" calcext:value-type="float">
            <text:p>3.66481583651483</text:p>
          </table:table-cell>
          <table:table-cell table:formula="of:=ABS(100*([.E37]-[.C37])/[.C37])" office:value-type="float" office:value="3.68670226599068" calcext:value-type="float">
            <text:p>3.68670226599068</text:p>
          </table:table-cell>
          <table:table-cell office:value-type="float" office:value="-1.95233217793378" calcext:value-type="float">
            <text:p>-1.95233217793378</text:p>
          </table:table-cell>
          <table:table-cell table:formula="of:=([.E37]-[.D37])/0.04" office:value-type="float" office:value="-1.75295368909998" calcext:value-type="float">
            <text:p>-1.75295368909998</text:p>
          </table:table-cell>
          <table:table-cell table:formula="of:=100*([.I37]-[.H37])/[.H37]" office:value-type="float" office:value="-10.212324064894" calcext:value-type="float">
            <text:p>-10.212324064894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-23.2960759714237" calcext:value-type="float">
            <text:p>-23.2960759714237</text:p>
          </table:table-cell>
          <table:table-cell office:value-type="float" office:value="-23.373470700508" calcext:value-type="float">
            <text:p>-23.373470700508</text:p>
          </table:table-cell>
          <table:table-cell office:value-type="float" office:value="-22.4620107906178" calcext:value-type="float">
            <text:p>-22.4620107906178</text:p>
          </table:table-cell>
          <table:table-cell office:value-type="float" office:value="-22.5488690515171" calcext:value-type="float">
            <text:p>-22.5488690515171</text:p>
          </table:table-cell>
          <table:table-cell table:formula="of:=ABS(100*([.D38]-[.B38])/[.B38])" office:value-type="float" office:value="3.58028185445915" calcext:value-type="float">
            <text:p>3.58028185445915</text:p>
          </table:table-cell>
          <table:table-cell table:formula="of:=ABS(100*([.E38]-[.C38])/[.C38])" office:value-type="float" office:value="3.52793840314429" calcext:value-type="float">
            <text:p>3.52793840314429</text:p>
          </table:table-cell>
          <table:table-cell office:value-type="float" office:value="-1.93486822710867" calcext:value-type="float">
            <text:p>-1.93486822710867</text:p>
          </table:table-cell>
          <table:table-cell table:formula="of:=([.E38]-[.D38])/0.04" office:value-type="float" office:value="-2.17145652248254" calcext:value-type="float">
            <text:p>-2.17145652248254</text:p>
          </table:table-cell>
          <table:table-cell table:formula="of:=100*([.I38]-[.H38])/[.H38]" office:value-type="float" office:value="12.2276179875779" calcext:value-type="float">
            <text:p>12.2276179875779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-23.2915884230185" calcext:value-type="float">
            <text:p>-23.2915884230185</text:p>
          </table:table-cell>
          <table:table-cell office:value-type="float" office:value="-23.3705539419595" calcext:value-type="float">
            <text:p>-23.3705539419595</text:p>
          </table:table-cell>
          <table:table-cell office:value-type="float" office:value="-22.4361085374646" calcext:value-type="float">
            <text:p>-22.4361085374646</text:p>
          </table:table-cell>
          <table:table-cell office:value-type="float" office:value="-22.5116940888761" calcext:value-type="float">
            <text:p>-22.5116940888761</text:p>
          </table:table-cell>
          <table:table-cell table:formula="of:=ABS(100*([.D39]-[.B39])/[.B39])" office:value-type="float" office:value="3.67291345706782" calcext:value-type="float">
            <text:p>3.67291345706782</text:p>
          </table:table-cell>
          <table:table-cell table:formula="of:=ABS(100*([.E39]-[.C39])/[.C39])" office:value-type="float" office:value="3.67496575056101" calcext:value-type="float">
            <text:p>3.67496575056101</text:p>
          </table:table-cell>
          <table:table-cell office:value-type="float" office:value="-1.97413797352528" calcext:value-type="float">
            <text:p>-1.97413797352528</text:p>
          </table:table-cell>
          <table:table-cell table:formula="of:=([.E39]-[.D39])/0.04" office:value-type="float" office:value="-1.8896387852875" calcext:value-type="float">
            <text:p>-1.8896387852875</text:p>
          </table:table-cell>
          <table:table-cell table:formula="of:=100*([.I39]-[.H39])/[.H39]" office:value-type="float" office:value="-4.28030813301727" calcext:value-type="float">
            <text:p>-4.28030813301727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-23.2915052818963" calcext:value-type="float">
            <text:p>-23.2915052818963</text:p>
          </table:table-cell>
          <table:table-cell office:value-type="float" office:value="-23.3702977446895" calcext:value-type="float">
            <text:p>-23.3702977446895</text:p>
          </table:table-cell>
          <table:table-cell office:value-type="float" office:value="-22.4278746744781" calcext:value-type="float">
            <text:p>-22.4278746744781</text:p>
          </table:table-cell>
          <table:table-cell office:value-type="float" office:value="-22.504101371364" calcext:value-type="float">
            <text:p>-22.504101371364</text:p>
          </table:table-cell>
          <table:table-cell table:formula="of:=ABS(100*([.D40]-[.B40])/[.B40])" office:value-type="float" office:value="3.70792096502869" calcext:value-type="float">
            <text:p>3.70792096502869</text:p>
          </table:table-cell>
          <table:table-cell table:formula="of:=ABS(100*([.E40]-[.C40])/[.C40])" office:value-type="float" office:value="3.70639853539019" calcext:value-type="float">
            <text:p>3.70639853539019</text:p>
          </table:table-cell>
          <table:table-cell office:value-type="float" office:value="-1.96981156982998" calcext:value-type="float">
            <text:p>-1.96981156982998</text:p>
          </table:table-cell>
          <table:table-cell table:formula="of:=([.E40]-[.D40])/0.04" office:value-type="float" office:value="-1.90566742214751" calcext:value-type="float">
            <text:p>-1.90566742214751</text:p>
          </table:table-cell>
          <table:table-cell table:formula="of:=100*([.I40]-[.H40])/[.H40]" office:value-type="float" office:value="-3.25635957595735" calcext:value-type="float">
            <text:p>-3.25635957595735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-23.2892754507374" calcext:value-type="float">
            <text:p>-23.2892754507374</text:p>
          </table:table-cell>
          <table:table-cell office:value-type="float" office:value="-23.3675206164775" calcext:value-type="float">
            <text:p>-23.3675206164775</text:p>
          </table:table-cell>
          <table:table-cell office:value-type="float" office:value="-22.4561835579434" calcext:value-type="float">
            <text:p>-22.4561835579434</text:p>
          </table:table-cell>
          <table:table-cell office:value-type="float" office:value="-22.5494295778406" calcext:value-type="float">
            <text:p>-22.5494295778406</text:p>
          </table:table-cell>
          <table:table-cell table:formula="of:=ABS(100*([.D41]-[.B41])/[.B41])" office:value-type="float" office:value="3.57714817945365" calcext:value-type="float">
            <text:p>3.57714817945365</text:p>
          </table:table-cell>
          <table:table-cell table:formula="of:=ABS(100*([.E41]-[.C41])/[.C41])" office:value-type="float" office:value="3.50097493039132" calcext:value-type="float">
            <text:p>3.50097493039132</text:p>
          </table:table-cell>
          <table:table-cell office:value-type="float" office:value="-1.95612914350223" calcext:value-type="float">
            <text:p>-1.95612914350223</text:p>
          </table:table-cell>
          <table:table-cell table:formula="of:=([.E41]-[.D41])/0.04" office:value-type="float" office:value="-2.33115049742993" calcext:value-type="float">
            <text:p>-2.33115049742993</text:p>
          </table:table-cell>
          <table:table-cell table:formula="of:=100*([.I41]-[.H41])/[.H41]" office:value-type="float" office:value="19.1716050636754" calcext:value-type="float">
            <text:p>19.1716050636754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-23.2913320068333" calcext:value-type="float">
            <text:p>-23.2913320068333</text:p>
          </table:table-cell>
          <table:table-cell office:value-type="float" office:value="-23.3692412747872" calcext:value-type="float">
            <text:p>-23.3692412747872</text:p>
          </table:table-cell>
          <table:table-cell office:value-type="float" office:value="-22.4383460428275" calcext:value-type="float">
            <text:p>-22.4383460428275</text:p>
          </table:table-cell>
          <table:table-cell office:value-type="float" office:value="-22.5154362951617" calcext:value-type="float">
            <text:p>-22.5154362951617</text:p>
          </table:table-cell>
          <table:table-cell table:formula="of:=ABS(100*([.D42]-[.B42])/[.B42])" office:value-type="float" office:value="3.6622463831418" calcext:value-type="float">
            <text:p>3.6622463831418</text:p>
          </table:table-cell>
          <table:table-cell table:formula="of:=ABS(100*([.E42]-[.C42])/[.C42])" office:value-type="float" office:value="3.65354172001579" calcext:value-type="float">
            <text:p>3.65354172001579</text:p>
          </table:table-cell>
          <table:table-cell office:value-type="float" office:value="-1.94773169884677" calcext:value-type="float">
            <text:p>-1.94773169884677</text:p>
          </table:table-cell>
          <table:table-cell table:formula="of:=([.E42]-[.D42])/0.04" office:value-type="float" office:value="-1.92725630835495" calcext:value-type="float">
            <text:p>-1.92725630835495</text:p>
          </table:table-cell>
          <table:table-cell table:formula="of:=100*([.I42]-[.H42])/[.H42]" office:value-type="float" office:value="-1.05124286388835" calcext:value-type="float">
            <text:p>-1.05124286388835</text:p>
          </table:table-cell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-23.2991465008066" calcext:value-type="float">
            <text:p>-23.2991465008066</text:p>
          </table:table-cell>
          <table:table-cell office:value-type="float" office:value="-23.3764486082113" calcext:value-type="float">
            <text:p>-23.3764486082113</text:p>
          </table:table-cell>
          <table:table-cell office:value-type="float" office:value="-22.4564357748441" calcext:value-type="float">
            <text:p>-22.4564357748441</text:p>
          </table:table-cell>
          <table:table-cell office:value-type="float" office:value="-22.5385858575792" calcext:value-type="float">
            <text:p>-22.5385858575792</text:p>
          </table:table-cell>
          <table:table-cell table:formula="of:=ABS(100*([.D43]-[.B43])/[.B43])" office:value-type="float" office:value="3.61691672239293" calcext:value-type="float">
            <text:p>3.61691672239293</text:p>
          </table:table-cell>
          <table:table-cell table:formula="of:=ABS(100*([.E43]-[.C43])/[.C43])" office:value-type="float" office:value="3.58421745182367" calcext:value-type="float">
            <text:p>3.58421745182367</text:p>
          </table:table-cell>
          <table:table-cell office:value-type="float" office:value="-1.93255268511772" calcext:value-type="float">
            <text:p>-1.93255268511772</text:p>
          </table:table-cell>
          <table:table-cell table:formula="of:=([.E43]-[.D43])/0.04" office:value-type="float" office:value="-2.05375206837752" calcext:value-type="float">
            <text:p>-2.05375206837752</text:p>
          </table:table-cell>
          <table:table-cell table:formula="of:=100*([.I43]-[.H43])/[.H43]" office:value-type="float" office:value="6.27146593172547" calcext:value-type="float">
            <text:p>6.27146593172547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-23.290671225786" calcext:value-type="float">
            <text:p>-23.290671225786</text:p>
          </table:table-cell>
          <table:table-cell office:value-type="float" office:value="-23.3687478603291" calcext:value-type="float">
            <text:p>-23.3687478603291</text:p>
          </table:table-cell>
          <table:table-cell office:value-type="float" office:value="-22.4438796180325" calcext:value-type="float">
            <text:p>-22.4438796180325</text:p>
          </table:table-cell>
          <table:table-cell office:value-type="float" office:value="-22.5273123552218" calcext:value-type="float">
            <text:p>-22.5273123552218</text:p>
          </table:table-cell>
          <table:table-cell table:formula="of:=ABS(100*([.D44]-[.B44])/[.B44])" office:value-type="float" office:value="3.63575441662662" calcext:value-type="float">
            <text:p>3.63575441662662</text:p>
          </table:table-cell>
          <table:table-cell table:formula="of:=ABS(100*([.E44]-[.C44])/[.C44])" office:value-type="float" office:value="3.60068716619484" calcext:value-type="float">
            <text:p>3.60068716619484</text:p>
          </table:table-cell>
          <table:table-cell office:value-type="float" office:value="-1.9519158635779" calcext:value-type="float">
            <text:p>-1.9519158635779</text:p>
          </table:table-cell>
          <table:table-cell table:formula="of:=([.E44]-[.D44])/0.04" office:value-type="float" office:value="-2.08581842973246" calcext:value-type="float">
            <text:p>-2.08581842973246</text:p>
          </table:table-cell>
          <table:table-cell table:formula="of:=100*([.I44]-[.H44])/[.H44]" office:value-type="float" office:value="6.86005829724185" calcext:value-type="float">
            <text:p>6.86005829724185</text:p>
          </table:table-cell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-23.2887667079702" calcext:value-type="float">
            <text:p>-23.2887667079702</text:p>
          </table:table-cell>
          <table:table-cell office:value-type="float" office:value="-23.366060753259" calcext:value-type="float">
            <text:p>-23.366060753259</text:p>
          </table:table-cell>
          <table:table-cell office:value-type="float" office:value="-22.448282090312" calcext:value-type="float">
            <text:p>-22.448282090312</text:p>
          </table:table-cell>
          <table:table-cell office:value-type="float" office:value="-22.5295891489316" calcext:value-type="float">
            <text:p>-22.5295891489316</text:p>
          </table:table-cell>
          <table:table-cell table:formula="of:=ABS(100*([.D45]-[.B45])/[.B45])" office:value-type="float" office:value="3.6089700592456" calcext:value-type="float">
            <text:p>3.6089700592456</text:p>
          </table:table-cell>
          <table:table-cell table:formula="of:=ABS(100*([.E45]-[.C45])/[.C45])" office:value-type="float" office:value="3.5798571832898" calcext:value-type="float">
            <text:p>3.5798571832898</text:p>
          </table:table-cell>
          <table:table-cell office:value-type="float" office:value="-1.93235113221979" calcext:value-type="float">
            <text:p>-1.93235113221979</text:p>
          </table:table-cell>
          <table:table-cell table:formula="of:=([.E45]-[.D45])/0.04" office:value-type="float" office:value="-2.03267646549001" calcext:value-type="float">
            <text:p>-2.03267646549001</text:p>
          </table:table-cell>
          <table:table-cell table:formula="of:=100*([.I45]-[.H45])/[.H45]" office:value-type="float" office:value="5.19187903261528" calcext:value-type="float">
            <text:p>5.19187903261528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-23.2893343664289" calcext:value-type="float">
            <text:p>-23.2893343664289</text:p>
          </table:table-cell>
          <table:table-cell office:value-type="float" office:value="-23.3676629164185" calcext:value-type="float">
            <text:p>-23.3676629164185</text:p>
          </table:table-cell>
          <table:table-cell office:value-type="float" office:value="-22.4336145008746" calcext:value-type="float">
            <text:p>-22.4336145008746</text:p>
          </table:table-cell>
          <table:table-cell office:value-type="float" office:value="-22.5084796572843" calcext:value-type="float">
            <text:p>-22.5084796572843</text:p>
          </table:table-cell>
          <table:table-cell table:formula="of:=ABS(100*([.D46]-[.B46])/[.B46])" office:value-type="float" office:value="3.67429936850321" calcext:value-type="float">
            <text:p>3.67429936850321</text:p>
          </table:table-cell>
          <table:table-cell table:formula="of:=ABS(100*([.E46]-[.C46])/[.C46])" office:value-type="float" office:value="3.67680440362105" calcext:value-type="float">
            <text:p>3.67680440362105</text:p>
          </table:table-cell>
          <table:table-cell office:value-type="float" office:value="-1.9582137497399" calcext:value-type="float">
            <text:p>-1.9582137497399</text:p>
          </table:table-cell>
          <table:table-cell table:formula="of:=([.E46]-[.D46])/0.04" office:value-type="float" office:value="-1.87162891024251" calcext:value-type="float">
            <text:p>-1.87162891024251</text:p>
          </table:table-cell>
          <table:table-cell table:formula="of:=100*([.I46]-[.H46])/[.H46]" office:value-type="float" office:value="-4.42162350810242" calcext:value-type="float">
            <text:p>-4.42162350810242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-23.2926109773393" calcext:value-type="float">
            <text:p>-23.2926109773393</text:p>
          </table:table-cell>
          <table:table-cell office:value-type="float" office:value="-23.3707900518149" calcext:value-type="float">
            <text:p>-23.3707900518149</text:p>
          </table:table-cell>
          <table:table-cell office:value-type="float" office:value="-22.4410334333898" calcext:value-type="float">
            <text:p>-22.4410334333898</text:p>
          </table:table-cell>
          <table:table-cell office:value-type="float" office:value="-22.5222366756895" calcext:value-type="float">
            <text:p>-22.5222366756895</text:p>
          </table:table-cell>
          <table:table-cell table:formula="of:=ABS(100*([.D47]-[.B47])/[.B47])" office:value-type="float" office:value="3.6559986545861" calcext:value-type="float">
            <text:p>3.6559986545861</text:p>
          </table:table-cell>
          <table:table-cell table:formula="of:=ABS(100*([.E47]-[.C47])/[.C47])" office:value-type="float" office:value="3.63082880058437" calcext:value-type="float">
            <text:p>3.63082880058437</text:p>
          </table:table-cell>
          <table:table-cell office:value-type="float" office:value="-1.95447686188999" calcext:value-type="float">
            <text:p>-1.95447686188999</text:p>
          </table:table-cell>
          <table:table-cell table:formula="of:=([.E47]-[.D47])/0.04" office:value-type="float" office:value="-2.03008105749243" calcext:value-type="float">
            <text:p>-2.03008105749243</text:p>
          </table:table-cell>
          <table:table-cell table:formula="of:=100*([.I47]-[.H47])/[.H47]" office:value-type="float" office:value="3.86825738777629" calcext:value-type="float">
            <text:p>3.86825738777629</text:p>
          </table:table-cell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-23.2794365093997" calcext:value-type="float">
            <text:p>-23.2794365093997</text:p>
          </table:table-cell>
          <table:table-cell office:value-type="float" office:value="-23.3578504058237" calcext:value-type="float">
            <text:p>-23.3578504058237</text:p>
          </table:table-cell>
          <table:table-cell office:value-type="float" office:value="-22.4254660844993" calcext:value-type="float">
            <text:p>-22.4254660844993</text:p>
          </table:table-cell>
          <table:table-cell office:value-type="float" office:value="-22.5055240070324" calcext:value-type="float">
            <text:p>-22.5055240070324</text:p>
          </table:table-cell>
          <table:table-cell table:formula="of:=ABS(100*([.D48]-[.B48])/[.B48])" office:value-type="float" office:value="3.66834663096587" calcext:value-type="float">
            <text:p>3.66834663096587</text:p>
          </table:table-cell>
          <table:table-cell table:formula="of:=ABS(100*([.E48]-[.C48])/[.C48])" office:value-type="float" office:value="3.64899331052653" calcext:value-type="float">
            <text:p>3.64899331052653</text:p>
          </table:table-cell>
          <table:table-cell office:value-type="float" office:value="-1.96034741060185" calcext:value-type="float">
            <text:p>-1.96034741060185</text:p>
          </table:table-cell>
          <table:table-cell table:formula="of:=([.E48]-[.D48])/0.04" office:value-type="float" office:value="-2.00144806332752" calcext:value-type="float">
            <text:p>-2.00144806332752</text:p>
          </table:table-cell>
          <table:table-cell table:formula="of:=100*([.I48]-[.H48])/[.H48]" office:value-type="float" office:value="2.09660045476568" calcext:value-type="float">
            <text:p>2.09660045476568</text:p>
          </table:table-cell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float" office:value="-23.2821208345863" calcext:value-type="float">
            <text:p>-23.2821208345863</text:p>
          </table:table-cell>
          <table:table-cell office:value-type="float" office:value="-23.3599362288459" calcext:value-type="float">
            <text:p>-23.3599362288459</text:p>
          </table:table-cell>
          <table:table-cell office:value-type="float" office:value="-22.4424892396967" calcext:value-type="float">
            <text:p>-22.4424892396967</text:p>
          </table:table-cell>
          <table:table-cell office:value-type="float" office:value="-22.5236936990161" calcext:value-type="float">
            <text:p>-22.5236936990161</text:p>
          </table:table-cell>
          <table:table-cell table:formula="of:=ABS(100*([.D49]-[.B49])/[.B49])" office:value-type="float" office:value="3.60633638513851" calcext:value-type="float">
            <text:p>3.60633638513851</text:p>
          </table:table-cell>
          <table:table-cell table:formula="of:=ABS(100*([.E49]-[.C49])/[.C49])" office:value-type="float" office:value="3.57981512294186" calcext:value-type="float">
            <text:p>3.57981512294186</text:p>
          </table:table-cell>
          <table:table-cell office:value-type="float" office:value="-1.94538485649121" calcext:value-type="float">
            <text:p>-1.94538485649121</text:p>
          </table:table-cell>
          <table:table-cell table:formula="of:=([.E49]-[.D49])/0.04" office:value-type="float" office:value="-2.03011148298495" calcext:value-type="float">
            <text:p>-2.03011148298495</text:p>
          </table:table-cell>
          <table:table-cell table:formula="of:=100*([.I49]-[.H49])/[.H49]" office:value-type="float" office:value="4.35526298105148" calcext:value-type="float">
            <text:p>4.35526298105148</text:p>
          </table:table-cell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-23.2791706510034" calcext:value-type="float">
            <text:p>-23.2791706510034</text:p>
          </table:table-cell>
          <table:table-cell office:value-type="float" office:value="-23.3574123402913" calcext:value-type="float">
            <text:p>-23.3574123402913</text:p>
          </table:table-cell>
          <table:table-cell office:value-type="float" office:value="-22.4285552114953" calcext:value-type="float">
            <text:p>-22.4285552114953</text:p>
          </table:table-cell>
          <table:table-cell office:value-type="float" office:value="-22.5104949603078" calcext:value-type="float">
            <text:p>-22.5104949603078</text:p>
          </table:table-cell>
          <table:table-cell table:formula="of:=ABS(100*([.D50]-[.B50])/[.B50])" office:value-type="float" office:value="3.65397656239715" calcext:value-type="float">
            <text:p>3.65397656239715</text:p>
          </table:table-cell>
          <table:table-cell table:formula="of:=ABS(100*([.E50]-[.C50])/[.C50])" office:value-type="float" office:value="3.62590413546186" calcext:value-type="float">
            <text:p>3.62590413546186</text:p>
          </table:table-cell>
          <table:table-cell office:value-type="float" office:value="-1.95604223219847" calcext:value-type="float">
            <text:p>-1.95604223219847</text:p>
          </table:table-cell>
          <table:table-cell table:formula="of:=([.E50]-[.D50])/0.04" office:value-type="float" office:value="-2.04849372031246" calcext:value-type="float">
            <text:p>-2.04849372031246</text:p>
          </table:table-cell>
          <table:table-cell table:formula="of:=100*([.I50]-[.H50])/[.H50]" office:value-type="float" office:value="4.72645664761957" calcext:value-type="float">
            <text:p>4.72645664761957</text:p>
          </table:table-cell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float" office:value="-23.276245397698" calcext:value-type="float">
            <text:p>-23.276245397698</text:p>
          </table:table-cell>
          <table:table-cell office:value-type="float" office:value="-23.3546321114822" calcext:value-type="float">
            <text:p>-23.3546321114822</text:p>
          </table:table-cell>
          <table:table-cell office:value-type="float" office:value="-22.4325817122021" calcext:value-type="float">
            <text:p>-22.4325817122021</text:p>
          </table:table-cell>
          <table:table-cell office:value-type="float" office:value="-22.518007963233" calcext:value-type="float">
            <text:p>-22.518007963233</text:p>
          </table:table-cell>
          <table:table-cell table:formula="of:=ABS(100*([.D51]-[.B51])/[.B51])" office:value-type="float" office:value="3.62456947450526" calcext:value-type="float">
            <text:p>3.62456947450526</text:p>
          </table:table-cell>
          <table:table-cell table:formula="of:=ABS(100*([.E51]-[.C51])/[.C51])" office:value-type="float" office:value="3.58226215791204" calcext:value-type="float">
            <text:p>3.58226215791204</text:p>
          </table:table-cell>
          <table:table-cell office:value-type="float" office:value="-1.95966784460424" calcext:value-type="float">
            <text:p>-1.95966784460424</text:p>
          </table:table-cell>
          <table:table-cell table:formula="of:=([.E51]-[.D51])/0.04" office:value-type="float" office:value="-2.13565627577248" calcext:value-type="float">
            <text:p>-2.13565627577248</text:p>
          </table:table-cell>
          <table:table-cell table:formula="of:=100*([.I51]-[.H51])/[.H51]" office:value-type="float" office:value="8.98052349293821" calcext:value-type="float">
            <text:p>8.98052349293821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-23.2792959279286" calcext:value-type="float">
            <text:p>-23.2792959279286</text:p>
          </table:table-cell>
          <table:table-cell office:value-type="float" office:value="-23.3567761566876" calcext:value-type="float">
            <text:p>-23.3567761566876</text:p>
          </table:table-cell>
          <table:table-cell office:value-type="float" office:value="-22.4357466276147" calcext:value-type="float">
            <text:p>-22.4357466276147</text:p>
          </table:table-cell>
          <table:table-cell office:value-type="float" office:value="-22.5214720191997" calcext:value-type="float">
            <text:p>-22.5214720191997</text:p>
          </table:table-cell>
          <table:table-cell table:formula="of:=ABS(100*([.D52]-[.B52])/[.B52])" office:value-type="float" office:value="3.62360314901911" calcext:value-type="float">
            <text:p>3.62360314901911</text:p>
          </table:table-cell>
          <table:table-cell table:formula="of:=ABS(100*([.E52]-[.C52])/[.C52])" office:value-type="float" office:value="3.57628181168631" calcext:value-type="float">
            <text:p>3.57628181168631</text:p>
          </table:table-cell>
          <table:table-cell office:value-type="float" office:value="-1.93700571897581" calcext:value-type="float">
            <text:p>-1.93700571897581</text:p>
          </table:table-cell>
          <table:table-cell table:formula="of:=([.E52]-[.D52])/0.04" office:value-type="float" office:value="-2.14313478962493" calcext:value-type="float">
            <text:p>-2.14313478962493</text:p>
          </table:table-cell>
          <table:table-cell table:formula="of:=100*([.I52]-[.H52])/[.H52]" office:value-type="float" office:value="10.6416345924944" calcext:value-type="float">
            <text:p>10.6416345924944</text:p>
          </table:table-cell>
        </table:table-row>
        <table:table-row table:style-name="ro1">
          <table:table-cell office:value-type="float" office:value="5100" calcext:value-type="float">
            <text:p>5100</text:p>
          </table:table-cell>
          <table:table-cell office:value-type="float" office:value="-23.2859233208741" calcext:value-type="float">
            <text:p>-23.2859233208741</text:p>
          </table:table-cell>
          <table:table-cell office:value-type="float" office:value="-23.3640171487776" calcext:value-type="float">
            <text:p>-23.3640171487776</text:p>
          </table:table-cell>
          <table:table-cell office:value-type="float" office:value="-22.4364063730261" calcext:value-type="float">
            <text:p>-22.4364063730261</text:p>
          </table:table-cell>
          <table:table-cell office:value-type="float" office:value="-22.5170699300194" calcext:value-type="float">
            <text:p>-22.5170699300194</text:p>
          </table:table-cell>
          <table:table-cell table:formula="of:=ABS(100*([.D53]-[.B53])/[.B53])" office:value-type="float" office:value="3.64819954159376" calcext:value-type="float">
            <text:p>3.64819954159376</text:p>
          </table:table-cell>
          <table:table-cell table:formula="of:=ABS(100*([.E53]-[.C53])/[.C53])" office:value-type="float" office:value="3.62500683578942" calcext:value-type="float">
            <text:p>3.62500683578942</text:p>
          </table:table-cell>
          <table:table-cell office:value-type="float" office:value="-1.95234569758611" calcext:value-type="float">
            <text:p>-1.95234569758611</text:p>
          </table:table-cell>
          <table:table-cell table:formula="of:=([.E53]-[.D53])/0.04" office:value-type="float" office:value="-2.01658892483252" calcext:value-type="float">
            <text:p>-2.01658892483252</text:p>
          </table:table-cell>
          <table:table-cell table:formula="of:=100*([.I53]-[.H53])/[.H53]" office:value-type="float" office:value="3.2905661802538" calcext:value-type="float">
            <text:p>3.2905661802538</text:p>
          </table:table-cell>
        </table:table-row>
        <table:table-row table:style-name="ro1">
          <table:table-cell office:value-type="float" office:value="5200" calcext:value-type="float">
            <text:p>5200</text:p>
          </table:table-cell>
          <table:table-cell office:value-type="float" office:value="-23.2838382024522" calcext:value-type="float">
            <text:p>-23.2838382024522</text:p>
          </table:table-cell>
          <table:table-cell office:value-type="float" office:value="-23.3615419828184" calcext:value-type="float">
            <text:p>-23.3615419828184</text:p>
          </table:table-cell>
          <table:table-cell office:value-type="float" office:value="-22.4471746392844" calcext:value-type="float">
            <text:p>-22.4471746392844</text:p>
          </table:table-cell>
          <table:table-cell office:value-type="float" office:value="-22.5311236019702" calcext:value-type="float">
            <text:p>-22.5311236019702</text:p>
          </table:table-cell>
          <table:table-cell table:formula="of:=ABS(100*([.D54]-[.B54])/[.B54])" office:value-type="float" office:value="3.59332321369457" calcext:value-type="float">
            <text:p>3.59332321369457</text:p>
          </table:table-cell>
          <table:table-cell table:formula="of:=ABS(100*([.E54]-[.C54])/[.C54])" office:value-type="float" office:value="3.55463856563469" calcext:value-type="float">
            <text:p>3.55463856563469</text:p>
          </table:table-cell>
          <table:table-cell office:value-type="float" office:value="-1.94259450915562" calcext:value-type="float">
            <text:p>-1.94259450915562</text:p>
          </table:table-cell>
          <table:table-cell table:formula="of:=([.E54]-[.D54])/0.04" office:value-type="float" office:value="-2.09872406714506" calcext:value-type="float">
            <text:p>-2.09872406714506</text:p>
          </table:table-cell>
          <table:table-cell table:formula="of:=100*([.I54]-[.H54])/[.H54]" office:value-type="float" office:value="8.03716664767614" calcext:value-type="float">
            <text:p>8.03716664767614</text:p>
          </table:table-cell>
        </table:table-row>
        <table:table-row table:style-name="ro1">
          <table:table-cell office:value-type="float" office:value="5300" calcext:value-type="float">
            <text:p>5300</text:p>
          </table:table-cell>
          <table:table-cell office:value-type="float" office:value="-23.2776810868062" calcext:value-type="float">
            <text:p>-23.2776810868062</text:p>
          </table:table-cell>
          <table:table-cell office:value-type="float" office:value="-23.3558804774166" calcext:value-type="float">
            <text:p>-23.3558804774166</text:p>
          </table:table-cell>
          <table:table-cell office:value-type="float" office:value="-22.4447453859889" calcext:value-type="float">
            <text:p>-22.4447453859889</text:p>
          </table:table-cell>
          <table:table-cell office:value-type="float" office:value="-22.526389168648" calcext:value-type="float">
            <text:p>-22.526389168648</text:p>
          </table:table-cell>
          <table:table-cell table:formula="of:=ABS(100*([.D55]-[.B55])/[.B55])" office:value-type="float" office:value="3.578258924122" calcext:value-type="float">
            <text:p>3.578258924122</text:p>
          </table:table-cell>
          <table:table-cell table:formula="of:=ABS(100*([.E55]-[.C55])/[.C55])" office:value-type="float" office:value="3.55153088563995" calcext:value-type="float">
            <text:p>3.55153088563995</text:p>
          </table:table-cell>
          <table:table-cell office:value-type="float" office:value="-1.95498476525948" calcext:value-type="float">
            <text:p>-1.95498476525948</text:p>
          </table:table-cell>
          <table:table-cell table:formula="of:=([.E55]-[.D55])/0.04" office:value-type="float" office:value="-2.0410945664775" calcext:value-type="float">
            <text:p>-2.0410945664775</text:p>
          </table:table-cell>
          <table:table-cell table:formula="of:=100*([.I55]-[.H55])/[.H55]" office:value-type="float" office:value="4.40462773665594" calcext:value-type="float">
            <text:p>4.40462773665594</text:p>
          </table:table-cell>
        </table:table-row>
        <table:table-row table:style-name="ro1">
          <table:table-cell office:value-type="float" office:value="5400" calcext:value-type="float">
            <text:p>5400</text:p>
          </table:table-cell>
          <table:table-cell office:value-type="float" office:value="-23.2911885183936" calcext:value-type="float">
            <text:p>-23.2911885183936</text:p>
          </table:table-cell>
          <table:table-cell office:value-type="float" office:value="-23.3695160430872" calcext:value-type="float">
            <text:p>-23.3695160430872</text:p>
          </table:table-cell>
          <table:table-cell office:value-type="float" office:value="-22.4391260169462" calcext:value-type="float">
            <text:p>-22.4391260169462</text:p>
          </table:table-cell>
          <table:table-cell office:value-type="float" office:value="-22.5179691722696" calcext:value-type="float">
            <text:p>-22.5179691722696</text:p>
          </table:table-cell>
          <table:table-cell table:formula="of:=ABS(100*([.D56]-[.B56])/[.B56])" office:value-type="float" office:value="3.65830408686317" calcext:value-type="float">
            <text:p>3.65830408686317</text:p>
          </table:table-cell>
          <table:table-cell table:formula="of:=ABS(100*([.E56]-[.C56])/[.C56])" office:value-type="float" office:value="3.64383613784544" calcext:value-type="float">
            <text:p>3.64383613784544</text:p>
          </table:table-cell>
          <table:table-cell office:value-type="float" office:value="-1.95818811733934" calcext:value-type="float">
            <text:p>-1.95818811733934</text:p>
          </table:table-cell>
          <table:table-cell table:formula="of:=([.E56]-[.D56])/0.04" office:value-type="float" office:value="-1.97107888308494" calcext:value-type="float">
            <text:p>-1.97107888308494</text:p>
          </table:table-cell>
          <table:table-cell table:formula="of:=100*([.I56]-[.H56])/[.H56]" office:value-type="float" office:value="0.658300682731007" calcext:value-type="float">
            <text:p>0.658300682731007</text:p>
          </table:table-cell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-23.2849421734472" calcext:value-type="float">
            <text:p>-23.2849421734472</text:p>
          </table:table-cell>
          <table:table-cell office:value-type="float" office:value="-23.3625561898588" calcext:value-type="float">
            <text:p>-23.3625561898588</text:p>
          </table:table-cell>
          <table:table-cell office:value-type="float" office:value="-22.4429888897358" calcext:value-type="float">
            <text:p>-22.4429888897358</text:p>
          </table:table-cell>
          <table:table-cell office:value-type="float" office:value="-22.5237286534762" calcext:value-type="float">
            <text:p>-22.5237286534762</text:p>
          </table:table-cell>
          <table:table-cell table:formula="of:=ABS(100*([.D57]-[.B57])/[.B57])" office:value-type="float" office:value="3.61587019387797" calcext:value-type="float">
            <text:p>3.61587019387797</text:p>
          </table:table-cell>
          <table:table-cell table:formula="of:=ABS(100*([.E57]-[.C57])/[.C57])" office:value-type="float" office:value="3.59047841154778" calcext:value-type="float">
            <text:p>3.59047841154778</text:p>
          </table:table-cell>
          <table:table-cell office:value-type="float" office:value="-1.94035041029048" calcext:value-type="float">
            <text:p>-1.94035041029048</text:p>
          </table:table-cell>
          <table:table-cell table:formula="of:=([.E57]-[.D57])/0.04" office:value-type="float" office:value="-2.01849409351" calcext:value-type="float">
            <text:p>-2.01849409351</text:p>
          </table:table-cell>
          <table:table-cell table:formula="of:=100*([.I57]-[.H57])/[.H57]" office:value-type="float" office:value="4.02729748220195" calcext:value-type="float">
            <text:p>4.02729748220195</text:p>
          </table:table-cell>
        </table:table-row>
        <table:table-row table:style-name="ro1">
          <table:table-cell office:value-type="float" office:value="5600" calcext:value-type="float">
            <text:p>5600</text:p>
          </table:table-cell>
          <table:table-cell office:value-type="float" office:value="-23.2793980420062" calcext:value-type="float">
            <text:p>-23.2793980420062</text:p>
          </table:table-cell>
          <table:table-cell office:value-type="float" office:value="-23.3578930180066" calcext:value-type="float">
            <text:p>-23.3578930180066</text:p>
          </table:table-cell>
          <table:table-cell office:value-type="float" office:value="-22.4334727670361" calcext:value-type="float">
            <text:p>-22.4334727670361</text:p>
          </table:table-cell>
          <table:table-cell office:value-type="float" office:value="-22.5124785615789" calcext:value-type="float">
            <text:p>-22.5124785615789</text:p>
          </table:table-cell>
          <table:table-cell table:formula="of:=ABS(100*([.D58]-[.B58])/[.B58])" office:value-type="float" office:value="3.63379359485018" calcext:value-type="float">
            <text:p>3.63379359485018</text:p>
          </table:table-cell>
          <table:table-cell table:formula="of:=ABS(100*([.E58]-[.C58])/[.C58])" office:value-type="float" office:value="3.61939519020817" calcext:value-type="float">
            <text:p>3.61939519020817</text:p>
          </table:table-cell>
          <table:table-cell office:value-type="float" office:value="-1.96237440000973" calcext:value-type="float">
            <text:p>-1.96237440000973</text:p>
          </table:table-cell>
          <table:table-cell table:formula="of:=([.E58]-[.D58])/0.04" office:value-type="float" office:value="-1.97514486356996" calcext:value-type="float">
            <text:p>-1.97514486356996</text:p>
          </table:table-cell>
          <table:table-cell table:formula="of:=100*([.I58]-[.H58])/[.H58]" office:value-type="float" office:value="0.650765906860686" calcext:value-type="float">
            <text:p>0.650765906860686</text:p>
          </table:table-cell>
        </table:table-row>
        <table:table-row table:style-name="ro1">
          <table:table-cell office:value-type="float" office:value="5700" calcext:value-type="float">
            <text:p>5700</text:p>
          </table:table-cell>
          <table:table-cell office:value-type="float" office:value="-23.2806873735951" calcext:value-type="float">
            <text:p>-23.2806873735951</text:p>
          </table:table-cell>
          <table:table-cell office:value-type="float" office:value="-23.3594592615474" calcext:value-type="float">
            <text:p>-23.3594592615474</text:p>
          </table:table-cell>
          <table:table-cell office:value-type="float" office:value="-22.4238442652116" calcext:value-type="float">
            <text:p>-22.4238442652116</text:p>
          </table:table-cell>
          <table:table-cell office:value-type="float" office:value="-22.5014994559018" calcext:value-type="float">
            <text:p>-22.5014994559018</text:p>
          </table:table-cell>
          <table:table-cell table:formula="of:=ABS(100*([.D59]-[.B59])/[.B59])" office:value-type="float" office:value="3.68048887317361" calcext:value-type="float">
            <text:p>3.68048887317361</text:p>
          </table:table-cell>
          <table:table-cell table:formula="of:=ABS(100*([.E59]-[.C59])/[.C59])" office:value-type="float" office:value="3.67285816011122" calcext:value-type="float">
            <text:p>3.67285816011122</text:p>
          </table:table-cell>
          <table:table-cell office:value-type="float" office:value="-1.96929719880821" calcext:value-type="float">
            <text:p>-1.96929719880821</text:p>
          </table:table-cell>
          <table:table-cell table:formula="of:=([.E59]-[.D59])/0.04" office:value-type="float" office:value="-1.94137976725504" calcext:value-type="float">
            <text:p>-1.94137976725504</text:p>
          </table:table-cell>
          <table:table-cell table:formula="of:=100*([.I59]-[.H59])/[.H59]" office:value-type="float" office:value="-1.41763424891222" calcext:value-type="float">
            <text:p>-1.41763424891222</text:p>
          </table:table-cell>
        </table:table-row>
        <table:table-row table:style-name="ro1">
          <table:table-cell office:value-type="float" office:value="5800" calcext:value-type="float">
            <text:p>5800</text:p>
          </table:table-cell>
          <table:table-cell office:value-type="float" office:value="-23.2856123908702" calcext:value-type="float">
            <text:p>-23.2856123908702</text:p>
          </table:table-cell>
          <table:table-cell office:value-type="float" office:value="-23.3634976265535" calcext:value-type="float">
            <text:p>-23.3634976265535</text:p>
          </table:table-cell>
          <table:table-cell office:value-type="float" office:value="-22.4451047177126" calcext:value-type="float">
            <text:p>-22.4451047177126</text:p>
          </table:table-cell>
          <table:table-cell office:value-type="float" office:value="-22.5240797666056" calcext:value-type="float">
            <text:p>-22.5240797666056</text:p>
          </table:table-cell>
          <table:table-cell table:formula="of:=ABS(100*([.D60]-[.B60])/[.B60])" office:value-type="float" office:value="3.60955794955663" calcext:value-type="float">
            <text:p>3.60955794955663</text:p>
          </table:table-cell>
          <table:table-cell table:formula="of:=ABS(100*([.E60]-[.C60])/[.C60])" office:value-type="float" office:value="3.59286042426229" calcext:value-type="float">
            <text:p>3.59286042426229</text:p>
          </table:table-cell>
          <table:table-cell office:value-type="float" office:value="-1.94713089208216" calcext:value-type="float">
            <text:p>-1.94713089208216</text:p>
          </table:table-cell>
          <table:table-cell table:formula="of:=([.E60]-[.D60])/0.04" office:value-type="float" office:value="-1.97437622232499" calcext:value-type="float">
            <text:p>-1.97437622232499</text:p>
          </table:table-cell>
          <table:table-cell table:formula="of:=100*([.I60]-[.H60])/[.H60]" office:value-type="float" office:value="1.39925519920733" calcext:value-type="float">
            <text:p>1.39925519920733</text:p>
          </table:table-cell>
        </table:table-row>
        <table:table-row table:style-name="ro1">
          <table:table-cell office:value-type="float" office:value="5900" calcext:value-type="float">
            <text:p>5900</text:p>
          </table:table-cell>
          <table:table-cell office:value-type="float" office:value="-23.2846484177752" calcext:value-type="float">
            <text:p>-23.2846484177752</text:p>
          </table:table-cell>
          <table:table-cell office:value-type="float" office:value="-23.3630454460885" calcext:value-type="float">
            <text:p>-23.3630454460885</text:p>
          </table:table-cell>
          <table:table-cell office:value-type="float" office:value="-22.448227528388" calcext:value-type="float">
            <text:p>-22.448227528388</text:p>
          </table:table-cell>
          <table:table-cell office:value-type="float" office:value="-22.5252035346127" calcext:value-type="float">
            <text:p>-22.5252035346127</text:p>
          </table:table-cell>
          <table:table-cell table:formula="of:=ABS(100*([.D61]-[.B61])/[.B61])" office:value-type="float" office:value="3.59215597495853" calcext:value-type="float">
            <text:p>3.59215597495853</text:p>
          </table:table-cell>
          <table:table-cell table:formula="of:=ABS(100*([.E61]-[.C61])/[.C61])" office:value-type="float" office:value="3.58618448698893" calcext:value-type="float">
            <text:p>3.58618448698893</text:p>
          </table:table-cell>
          <table:table-cell office:value-type="float" office:value="-1.9599257078335" calcext:value-type="float">
            <text:p>-1.9599257078335</text:p>
          </table:table-cell>
          <table:table-cell table:formula="of:=([.E61]-[.D61])/0.04" office:value-type="float" office:value="-1.92440015561752" calcext:value-type="float">
            <text:p>-1.92440015561752</text:p>
          </table:table-cell>
          <table:table-cell table:formula="of:=100*([.I61]-[.H61])/[.H61]" office:value-type="float" office:value="-1.81259687925861" calcext:value-type="float">
            <text:p>-1.81259687925861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-23.2914321847305" calcext:value-type="float">
            <text:p>-23.2914321847305</text:p>
          </table:table-cell>
          <table:table-cell office:value-type="float" office:value="-23.3690528593888" calcext:value-type="float">
            <text:p>-23.3690528593888</text:p>
          </table:table-cell>
          <table:table-cell office:value-type="float" office:value="-22.4436154943627" calcext:value-type="float">
            <text:p>-22.4436154943627</text:p>
          </table:table-cell>
          <table:table-cell office:value-type="float" office:value="-22.5216317562686" calcext:value-type="float">
            <text:p>-22.5216317562686</text:p>
          </table:table-cell>
          <table:table-cell table:formula="of:=ABS(100*([.D62]-[.B62])/[.B62])" office:value-type="float" office:value="3.6400367467468" calcext:value-type="float">
            <text:p>3.6400367467468</text:p>
          </table:table-cell>
          <table:table-cell table:formula="of:=ABS(100*([.E62]-[.C62])/[.C62])" office:value-type="float" office:value="3.62625352520325" calcext:value-type="float">
            <text:p>3.62625352520325</text:p>
          </table:table-cell>
          <table:table-cell office:value-type="float" office:value="-1.94051686645871" calcext:value-type="float">
            <text:p>-1.94051686645871</text:p>
          </table:table-cell>
          <table:table-cell table:formula="of:=([.E62]-[.D62])/0.04" office:value-type="float" office:value="-1.95040654764753" calcext:value-type="float">
            <text:p>-1.95040654764753</text:p>
          </table:table-cell>
          <table:table-cell table:formula="of:=100*([.I62]-[.H62])/[.H62]" office:value-type="float" office:value="0.50964159908951" calcext:value-type="float">
            <text:p>0.50964159908951</text:p>
          </table:table-cell>
        </table:table-row>
        <table:table-row table:style-name="ro1">
          <table:table-cell office:value-type="float" office:value="6100" calcext:value-type="float">
            <text:p>6100</text:p>
          </table:table-cell>
          <table:table-cell office:value-type="float" office:value="-23.2769690507421" calcext:value-type="float">
            <text:p>-23.2769690507421</text:p>
          </table:table-cell>
          <table:table-cell office:value-type="float" office:value="-23.3545678298479" calcext:value-type="float">
            <text:p>-23.3545678298479</text:p>
          </table:table-cell>
          <table:table-cell office:value-type="float" office:value="-22.4433323904312" calcext:value-type="float">
            <text:p>-22.4433323904312</text:p>
          </table:table-cell>
          <table:table-cell office:value-type="float" office:value="-22.5319493489806" calcext:value-type="float">
            <text:p>-22.5319493489806</text:p>
          </table:table-cell>
          <table:table-cell table:formula="of:=ABS(100*([.D63]-[.B63])/[.B63])" office:value-type="float" office:value="3.58137976853272" calcext:value-type="float">
            <text:p>3.58137976853272</text:p>
          </table:table-cell>
          <table:table-cell table:formula="of:=ABS(100*([.E63]-[.C63])/[.C63])" office:value-type="float" office:value="3.52230230445954" calcext:value-type="float">
            <text:p>3.52230230445954</text:p>
          </table:table-cell>
          <table:table-cell office:value-type="float" office:value="-1.93996947764381" calcext:value-type="float">
            <text:p>-1.93996947764381</text:p>
          </table:table-cell>
          <table:table-cell table:formula="of:=([.E63]-[.D63])/0.04" office:value-type="float" office:value="-2.21542396373504" calcext:value-type="float">
            <text:p>-2.21542396373504</text:p>
          </table:table-cell>
          <table:table-cell table:formula="of:=100*([.I63]-[.H63])/[.H63]" office:value-type="float" office:value="14.1989082439475" calcext:value-type="float">
            <text:p>14.1989082439475</text:p>
          </table:table-cell>
        </table:table-row>
        <table:table-row table:style-name="ro1">
          <table:table-cell office:value-type="float" office:value="6200" calcext:value-type="float">
            <text:p>6200</text:p>
          </table:table-cell>
          <table:table-cell office:value-type="float" office:value="-23.2844416786264" calcext:value-type="float">
            <text:p>-23.2844416786264</text:p>
          </table:table-cell>
          <table:table-cell office:value-type="float" office:value="-23.3622403678112" calcext:value-type="float">
            <text:p>-23.3622403678112</text:p>
          </table:table-cell>
          <table:table-cell office:value-type="float" office:value="-22.4379698165374" calcext:value-type="float">
            <text:p>-22.4379698165374</text:p>
          </table:table-cell>
          <table:table-cell office:value-type="float" office:value="-22.5180397450464" calcext:value-type="float">
            <text:p>-22.5180397450464</text:p>
          </table:table-cell>
          <table:table-cell table:formula="of:=ABS(100*([.D64]-[.B64])/[.B64])" office:value-type="float" office:value="3.63535391473873" calcext:value-type="float">
            <text:p>3.63535391473873</text:p>
          </table:table-cell>
          <table:table-cell table:formula="of:=ABS(100*([.E64]-[.C64])/[.C64])" office:value-type="float" office:value="3.61352596957246" calcext:value-type="float">
            <text:p>3.61352596957246</text:p>
          </table:table-cell>
          <table:table-cell office:value-type="float" office:value="-1.94496722962114" calcext:value-type="float">
            <text:p>-1.94496722962114</text:p>
          </table:table-cell>
          <table:table-cell table:formula="of:=([.E64]-[.D64])/0.04" office:value-type="float" office:value="-2.00174821272503" calcext:value-type="float">
            <text:p>-2.00174821272503</text:p>
          </table:table-cell>
          <table:table-cell table:formula="of:=100*([.I64]-[.H64])/[.H64]" office:value-type="float" office:value="2.91937993808513" calcext:value-type="float">
            <text:p>2.91937993808513</text:p>
          </table:table-cell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float" office:value="-23.2893228327551" calcext:value-type="float">
            <text:p>-23.2893228327551</text:p>
          </table:table-cell>
          <table:table-cell office:value-type="float" office:value="-23.367348730676" calcext:value-type="float">
            <text:p>-23.367348730676</text:p>
          </table:table-cell>
          <table:table-cell office:value-type="float" office:value="-22.4463272120612" calcext:value-type="float">
            <text:p>-22.4463272120612</text:p>
          </table:table-cell>
          <table:table-cell office:value-type="float" office:value="-22.5318074173803" calcext:value-type="float">
            <text:p>-22.5318074173803</text:p>
          </table:table-cell>
          <table:table-cell table:formula="of:=ABS(100*([.D65]-[.B65])/[.B65])" office:value-type="float" office:value="3.61966565858358" calcext:value-type="float">
            <text:p>3.61966565858358</text:p>
          </table:table-cell>
          <table:table-cell table:formula="of:=ABS(100*([.E65]-[.C65])/[.C65])" office:value-type="float" office:value="3.57567870846565" calcext:value-type="float">
            <text:p>3.57567870846565</text:p>
          </table:table-cell>
          <table:table-cell office:value-type="float" office:value="-1.95064744802327" calcext:value-type="float">
            <text:p>-1.95064744802327</text:p>
          </table:table-cell>
          <table:table-cell table:formula="of:=([.E65]-[.D65])/0.04" office:value-type="float" office:value="-2.13700513297752" calcext:value-type="float">
            <text:p>-2.13700513297752</text:p>
          </table:table-cell>
          <table:table-cell table:formula="of:=100*([.I65]-[.H65])/[.H65]" office:value-type="float" office:value="9.55363231541918" calcext:value-type="float">
            <text:p>9.55363231541918</text:p>
          </table:table-cell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-23.2798509606923" calcext:value-type="float">
            <text:p>-23.2798509606923</text:p>
          </table:table-cell>
          <table:table-cell office:value-type="float" office:value="-23.3579623617652" calcext:value-type="float">
            <text:p>-23.3579623617652</text:p>
          </table:table-cell>
          <table:table-cell office:value-type="float" office:value="-22.4336810988711" calcext:value-type="float">
            <text:p>-22.4336810988711</text:p>
          </table:table-cell>
          <table:table-cell office:value-type="float" office:value="-22.5151656244375" calcext:value-type="float">
            <text:p>-22.5151656244375</text:p>
          </table:table-cell>
          <table:table-cell table:formula="of:=ABS(100*([.D66]-[.B66])/[.B66])" office:value-type="float" office:value="3.63477353549189" calcext:value-type="float">
            <text:p>3.63477353549189</text:p>
          </table:table-cell>
          <table:table-cell table:formula="of:=ABS(100*([.E66]-[.C66])/[.C66])" office:value-type="float" office:value="3.60817747830298" calcext:value-type="float">
            <text:p>3.60817747830298</text:p>
          </table:table-cell>
          <table:table-cell office:value-type="float" office:value="-1.9527850268215" calcext:value-type="float">
            <text:p>-1.9527850268215</text:p>
          </table:table-cell>
          <table:table-cell table:formula="of:=([.E66]-[.D66])/0.04" office:value-type="float" office:value="-2.03711313915997" calcext:value-type="float">
            <text:p>-2.03711313915997</text:p>
          </table:table-cell>
          <table:table-cell table:formula="of:=100*([.I66]-[.H66])/[.H66]" office:value-type="float" office:value="4.31835103097512" calcext:value-type="float">
            <text:p>4.31835103097512</text:p>
          </table:table-cell>
        </table:table-row>
        <table:table-row table:style-name="ro1">
          <table:table-cell office:value-type="float" office:value="6500" calcext:value-type="float">
            <text:p>6500</text:p>
          </table:table-cell>
          <table:table-cell office:value-type="float" office:value="-23.281478098952" calcext:value-type="float">
            <text:p>-23.281478098952</text:p>
          </table:table-cell>
          <table:table-cell office:value-type="float" office:value="-23.3596307597183" calcext:value-type="float">
            <text:p>-23.3596307597183</text:p>
          </table:table-cell>
          <table:table-cell office:value-type="float" office:value="-22.4341309906387" calcext:value-type="float">
            <text:p>-22.4341309906387</text:p>
          </table:table-cell>
          <table:table-cell office:value-type="float" office:value="-22.5074587549376" calcext:value-type="float">
            <text:p>-22.5074587549376</text:p>
          </table:table-cell>
          <table:table-cell table:formula="of:=ABS(100*([.D67]-[.B67])/[.B67])" office:value-type="float" office:value="3.63957608151797" calcext:value-type="float">
            <text:p>3.63957608151797</text:p>
          </table:table-cell>
          <table:table-cell table:formula="of:=ABS(100*([.E67]-[.C67])/[.C67])" office:value-type="float" office:value="3.64805425884642" calcext:value-type="float">
            <text:p>3.64805425884642</text:p>
          </table:table-cell>
          <table:table-cell office:value-type="float" office:value="-1.95381651915909" calcext:value-type="float">
            <text:p>-1.95381651915909</text:p>
          </table:table-cell>
          <table:table-cell table:formula="of:=([.E67]-[.D67])/0.04" office:value-type="float" office:value="-1.83319410747247" calcext:value-type="float">
            <text:p>-1.83319410747247</text:p>
          </table:table-cell>
          <table:table-cell table:formula="of:=100*([.I67]-[.H67])/[.H67]" office:value-type="float" office:value="-6.17368163815792" calcext:value-type="float">
            <text:p>-6.17368163815792</text:p>
          </table:table-cell>
        </table:table-row>
        <table:table-row table:style-name="ro1">
          <table:table-cell office:value-type="float" office:value="6600" calcext:value-type="float">
            <text:p>6600</text:p>
          </table:table-cell>
          <table:table-cell office:value-type="float" office:value="-23.2766505892764" calcext:value-type="float">
            <text:p>-23.2766505892764</text:p>
          </table:table-cell>
          <table:table-cell office:value-type="float" office:value="-23.3553497944699" calcext:value-type="float">
            <text:p>-23.3553497944699</text:p>
          </table:table-cell>
          <table:table-cell office:value-type="float" office:value="-22.4290569183995" calcext:value-type="float">
            <text:p>-22.4290569183995</text:p>
          </table:table-cell>
          <table:table-cell office:value-type="float" office:value="-22.5041575555599" calcext:value-type="float">
            <text:p>-22.5041575555599</text:p>
          </table:table-cell>
          <table:table-cell table:formula="of:=ABS(100*([.D68]-[.B68])/[.B68])" office:value-type="float" office:value="3.6413901889621" calcext:value-type="float">
            <text:p>3.6413901889621</text:p>
          </table:table-cell>
          <table:table-cell table:formula="of:=ABS(100*([.E68]-[.C68])/[.C68])" office:value-type="float" office:value="3.6445278978932" calcext:value-type="float">
            <text:p>3.6445278978932</text:p>
          </table:table-cell>
          <table:table-cell office:value-type="float" office:value="-1.96748012983861" calcext:value-type="float">
            <text:p>-1.96748012983861</text:p>
          </table:table-cell>
          <table:table-cell table:formula="of:=([.E68]-[.D68])/0.04" office:value-type="float" office:value="-1.87751592901" calcext:value-type="float">
            <text:p>-1.87751592901</text:p>
          </table:table-cell>
          <table:table-cell table:formula="of:=100*([.I68]-[.H68])/[.H68]" office:value-type="float" office:value="-4.57255956307885" calcext:value-type="float">
            <text:p>-4.57255956307885</text:p>
          </table:table-cell>
        </table:table-row>
        <table:table-row table:style-name="ro1">
          <table:table-cell office:value-type="float" office:value="6700" calcext:value-type="float">
            <text:p>6700</text:p>
          </table:table-cell>
          <table:table-cell office:value-type="float" office:value="-23.2895377721817" calcext:value-type="float">
            <text:p>-23.2895377721817</text:p>
          </table:table-cell>
          <table:table-cell office:value-type="float" office:value="-23.3677286176806" calcext:value-type="float">
            <text:p>-23.3677286176806</text:p>
          </table:table-cell>
          <table:table-cell office:value-type="float" office:value="-22.4225640212199" calcext:value-type="float">
            <text:p>-22.4225640212199</text:p>
          </table:table-cell>
          <table:table-cell office:value-type="float" office:value="-22.4955791414874" calcext:value-type="float">
            <text:p>-22.4955791414874</text:p>
          </table:table-cell>
          <table:table-cell table:formula="of:=ABS(100*([.D69]-[.B69])/[.B69])" office:value-type="float" office:value="3.72258891285236" calcext:value-type="float">
            <text:p>3.72258891285236</text:p>
          </table:table-cell>
          <table:table-cell table:formula="of:=ABS(100*([.E69]-[.C69])/[.C69])" office:value-type="float" office:value="3.73228177399027" calcext:value-type="float">
            <text:p>3.73228177399027</text:p>
          </table:table-cell>
          <table:table-cell office:value-type="float" office:value="-1.95477113747193" calcext:value-type="float">
            <text:p>-1.95477113747193</text:p>
          </table:table-cell>
          <table:table-cell table:formula="of:=([.E69]-[.D69])/0.04" office:value-type="float" office:value="-1.82537800668747" calcext:value-type="float">
            <text:p>-1.82537800668747</text:p>
          </table:table-cell>
          <table:table-cell table:formula="of:=100*([.I69]-[.H69])/[.H69]" office:value-type="float" office:value="-6.61934936034504" calcext:value-type="float">
            <text:p>-6.61934936034504</text:p>
          </table:table-cell>
        </table:table-row>
        <table:table-row table:style-name="ro1">
          <table:table-cell office:value-type="float" office:value="6800" calcext:value-type="float">
            <text:p>6800</text:p>
          </table:table-cell>
          <table:table-cell office:value-type="float" office:value="-23.2771318436384" calcext:value-type="float">
            <text:p>-23.2771318436384</text:p>
          </table:table-cell>
          <table:table-cell office:value-type="float" office:value="-23.3549286682801" calcext:value-type="float">
            <text:p>-23.3549286682801</text:p>
          </table:table-cell>
          <table:table-cell office:value-type="float" office:value="-22.4342529835071" calcext:value-type="float">
            <text:p>-22.4342529835071</text:p>
          </table:table-cell>
          <table:table-cell office:value-type="float" office:value="-22.5186417438007" calcext:value-type="float">
            <text:p>-22.5186417438007</text:p>
          </table:table-cell>
          <table:table-cell table:formula="of:=ABS(100*([.D70]-[.B70])/[.B70])" office:value-type="float" office:value="3.62105978431212" calcext:value-type="float">
            <text:p>3.62105978431212</text:p>
          </table:table-cell>
          <table:table-cell table:formula="of:=ABS(100*([.E70]-[.C70])/[.C70])" office:value-type="float" office:value="3.58077276260414" calcext:value-type="float">
            <text:p>3.58077276260414</text:p>
          </table:table-cell>
          <table:table-cell office:value-type="float" office:value="-1.94492061604361" calcext:value-type="float">
            <text:p>-1.94492061604361</text:p>
          </table:table-cell>
          <table:table-cell table:formula="of:=([.E70]-[.D70])/0.04" office:value-type="float" office:value="-2.10971900733998" calcext:value-type="float">
            <text:p>-2.10971900733998</text:p>
          </table:table-cell>
          <table:table-cell table:formula="of:=100*([.I70]-[.H70])/[.H70]" office:value-type="float" office:value="8.47327083362448" calcext:value-type="float">
            <text:p>8.47327083362448</text:p>
          </table:table-cell>
        </table:table-row>
        <table:table-row table:style-name="ro1">
          <table:table-cell office:value-type="float" office:value="6900" calcext:value-type="float">
            <text:p>6900</text:p>
          </table:table-cell>
          <table:table-cell office:value-type="float" office:value="-23.2880554129742" calcext:value-type="float">
            <text:p>-23.2880554129742</text:p>
          </table:table-cell>
          <table:table-cell office:value-type="float" office:value="-23.3659338457595" calcext:value-type="float">
            <text:p>-23.3659338457595</text:p>
          </table:table-cell>
          <table:table-cell office:value-type="float" office:value="-22.4359497735773" calcext:value-type="float">
            <text:p>-22.4359497735773</text:p>
          </table:table-cell>
          <table:table-cell office:value-type="float" office:value="-22.512310444315" calcext:value-type="float">
            <text:p>-22.512310444315</text:p>
          </table:table-cell>
          <table:table-cell table:formula="of:=ABS(100*([.D71]-[.B71])/[.B71])" office:value-type="float" office:value="3.65898150054288" calcext:value-type="float">
            <text:p>3.65898150054288</text:p>
          </table:table-cell>
          <table:table-cell table:formula="of:=ABS(100*([.E71]-[.C71])/[.C71])" office:value-type="float" office:value="3.65328176943126" calcext:value-type="float">
            <text:p>3.65328176943126</text:p>
          </table:table-cell>
          <table:table-cell office:value-type="float" office:value="-1.94696081963261" calcext:value-type="float">
            <text:p>-1.94696081963261</text:p>
          </table:table-cell>
          <table:table-cell table:formula="of:=([.E71]-[.D71])/0.04" office:value-type="float" office:value="-1.90901676844248" calcext:value-type="float">
            <text:p>-1.90901676844248</text:p>
          </table:table-cell>
          <table:table-cell table:formula="of:=100*([.I71]-[.H71])/[.H71]" office:value-type="float" office:value="-1.9488862234673" calcext:value-type="float">
            <text:p>-1.9488862234673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-23.2754310237916" calcext:value-type="float">
            <text:p>-23.2754310237916</text:p>
          </table:table-cell>
          <table:table-cell office:value-type="float" office:value="-23.3537252649549" calcext:value-type="float">
            <text:p>-23.3537252649549</text:p>
          </table:table-cell>
          <table:table-cell office:value-type="float" office:value="-22.4349354230268" calcext:value-type="float">
            <text:p>-22.4349354230268</text:p>
          </table:table-cell>
          <table:table-cell office:value-type="float" office:value="-22.5165324149518" calcext:value-type="float">
            <text:p>-22.5165324149518</text:p>
          </table:table-cell>
          <table:table-cell table:formula="of:=ABS(100*([.D72]-[.B72])/[.B72])" office:value-type="float" office:value="3.61108501022243" calcext:value-type="float">
            <text:p>3.61108501022243</text:p>
          </table:table-cell>
          <table:table-cell table:formula="of:=ABS(100*([.E72]-[.C72])/[.C72])" office:value-type="float" office:value="3.58483642547345" calcext:value-type="float">
            <text:p>3.58483642547345</text:p>
          </table:table-cell>
          <table:table-cell office:value-type="float" office:value="-1.95735602908327" calcext:value-type="float">
            <text:p>-1.95735602908327</text:p>
          </table:table-cell>
          <table:table-cell table:formula="of:=([.E72]-[.D72])/0.04" office:value-type="float" office:value="-2.039924798125" calcext:value-type="float">
            <text:p>-2.039924798125</text:p>
          </table:table-cell>
          <table:table-cell table:formula="of:=100*([.I72]-[.H72])/[.H72]" office:value-type="float" office:value="4.21838274769075" calcext:value-type="float">
            <text:p>4.21838274769075</text:p>
          </table:table-cell>
        </table:table-row>
        <table:table-row table:style-name="ro1">
          <table:table-cell office:value-type="float" office:value="7100" calcext:value-type="float">
            <text:p>7100</text:p>
          </table:table-cell>
          <table:table-cell office:value-type="float" office:value="-23.282979639061" calcext:value-type="float">
            <text:p>-23.282979639061</text:p>
          </table:table-cell>
          <table:table-cell office:value-type="float" office:value="-23.3613241400353" calcext:value-type="float">
            <text:p>-23.3613241400353</text:p>
          </table:table-cell>
          <table:table-cell office:value-type="float" office:value="-22.4275781874027" calcext:value-type="float">
            <text:p>-22.4275781874027</text:p>
          </table:table-cell>
          <table:table-cell office:value-type="float" office:value="-22.5058755046749" calcext:value-type="float">
            <text:p>-22.5058755046749</text:p>
          </table:table-cell>
          <table:table-cell table:formula="of:=ABS(100*([.D73]-[.B73])/[.B73])" office:value-type="float" office:value="3.67393462915385" calcext:value-type="float">
            <text:p>3.67393462915385</text:p>
          </table:table-cell>
          <table:table-cell table:formula="of:=ABS(100*([.E73]-[.C73])/[.C73])" office:value-type="float" office:value="3.6618157011673" calcext:value-type="float">
            <text:p>3.6618157011673</text:p>
          </table:table-cell>
          <table:table-cell office:value-type="float" office:value="-1.95861252435945" calcext:value-type="float">
            <text:p>-1.95861252435945</text:p>
          </table:table-cell>
          <table:table-cell table:formula="of:=([.E73]-[.D73])/0.04" office:value-type="float" office:value="-1.95743293180506" calcext:value-type="float">
            <text:p>-1.95743293180506</text:p>
          </table:table-cell>
          <table:table-cell table:formula="of:=100*([.I73]-[.H73])/[.H73]" office:value-type="float" office:value="-0.0602259272684448" calcext:value-type="float">
            <text:p>-0.0602259272684448</text:p>
          </table:table-cell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-23.2691684081526" calcext:value-type="float">
            <text:p>-23.2691684081526</text:p>
          </table:table-cell>
          <table:table-cell office:value-type="float" office:value="-23.347594151877" calcext:value-type="float">
            <text:p>-23.347594151877</text:p>
          </table:table-cell>
          <table:table-cell office:value-type="float" office:value="-22.4181925968608" calcext:value-type="float">
            <text:p>-22.4181925968608</text:p>
          </table:table-cell>
          <table:table-cell office:value-type="float" office:value="-22.4946950391186" calcext:value-type="float">
            <text:p>-22.4946950391186</text:p>
          </table:table-cell>
          <table:table-cell table:formula="of:=ABS(100*([.D74]-[.B74])/[.B74])" office:value-type="float" office:value="3.65709593211613" calcext:value-type="float">
            <text:p>3.65709593211613</text:p>
          </table:table-cell>
          <table:table-cell table:formula="of:=ABS(100*([.E74]-[.C74])/[.C74])" office:value-type="float" office:value="3.65304924871599" calcext:value-type="float">
            <text:p>3.65304924871599</text:p>
          </table:table-cell>
          <table:table-cell office:value-type="float" office:value="-1.96064359310935" calcext:value-type="float">
            <text:p>-1.96064359310935</text:p>
          </table:table-cell>
          <table:table-cell table:formula="of:=([.E74]-[.D74])/0.04" office:value-type="float" office:value="-1.91256105644504" calcext:value-type="float">
            <text:p>-1.91256105644504</text:p>
          </table:table-cell>
          <table:table-cell table:formula="of:=100*([.I74]-[.H74])/[.H74]" office:value-type="float" office:value="-2.45238537148191" calcext:value-type="float">
            <text:p>-2.45238537148191</text:p>
          </table:table-cell>
        </table:table-row>
        <table:table-row table:style-name="ro1">
          <table:table-cell office:value-type="float" office:value="7300" calcext:value-type="float">
            <text:p>7300</text:p>
          </table:table-cell>
          <table:table-cell office:value-type="float" office:value="-23.2728366451199" calcext:value-type="float">
            <text:p>-23.2728366451199</text:p>
          </table:table-cell>
          <table:table-cell office:value-type="float" office:value="-23.351084207848" calcext:value-type="float">
            <text:p>-23.351084207848</text:p>
          </table:table-cell>
          <table:table-cell office:value-type="float" office:value="-22.4088205925216" calcext:value-type="float">
            <text:p>-22.4088205925216</text:p>
          </table:table-cell>
          <table:table-cell office:value-type="float" office:value="-22.4821287704818" calcext:value-type="float">
            <text:p>-22.4821287704818</text:p>
          </table:table-cell>
          <table:table-cell table:formula="of:=ABS(100*([.D75]-[.B75])/[.B75])" office:value-type="float" office:value="3.71255152851973" calcext:value-type="float">
            <text:p>3.71255152851973</text:p>
          </table:table-cell>
          <table:table-cell table:formula="of:=ABS(100*([.E75]-[.C75])/[.C75])" office:value-type="float" office:value="3.72126377358596" calcext:value-type="float">
            <text:p>3.72126377358596</text:p>
          </table:table-cell>
          <table:table-cell office:value-type="float" office:value="-1.95618906820263" calcext:value-type="float">
            <text:p>-1.95618906820263</text:p>
          </table:table-cell>
          <table:table-cell table:formula="of:=([.E75]-[.D75])/0.04" office:value-type="float" office:value="-1.83270444900501" calcext:value-type="float">
            <text:p>-1.83270444900501</text:p>
          </table:table-cell>
          <table:table-cell table:formula="of:=100*([.I75]-[.H75])/[.H75]" office:value-type="float" office:value="-6.31250941970972" calcext:value-type="float">
            <text:p>-6.31250941970972</text:p>
          </table:table-cell>
        </table:table-row>
        <table:table-row table:style-name="ro1">
          <table:table-cell office:value-type="float" office:value="7400" calcext:value-type="float">
            <text:p>7400</text:p>
          </table:table-cell>
          <table:table-cell office:value-type="float" office:value="-23.2800506272504" calcext:value-type="float">
            <text:p>-23.2800506272504</text:p>
          </table:table-cell>
          <table:table-cell office:value-type="float" office:value="-23.3579063995725" calcext:value-type="float">
            <text:p>-23.3579063995725</text:p>
          </table:table-cell>
          <table:table-cell office:value-type="float" office:value="-22.4349499872622" calcext:value-type="float">
            <text:p>-22.4349499872622</text:p>
          </table:table-cell>
          <table:table-cell office:value-type="float" office:value="-22.5174355476467" calcext:value-type="float">
            <text:p>-22.5174355476467</text:p>
          </table:table-cell>
          <table:table-cell table:formula="of:=ABS(100*([.D76]-[.B76])/[.B76])" office:value-type="float" office:value="3.63014949374281" calcext:value-type="float">
            <text:p>3.63014949374281</text:p>
          </table:table-cell>
          <table:table-cell table:formula="of:=ABS(100*([.E76]-[.C76])/[.C76])" office:value-type="float" office:value="3.59822852933936" calcext:value-type="float">
            <text:p>3.59822852933936</text:p>
          </table:table-cell>
          <table:table-cell office:value-type="float" office:value="-1.94639430805044" calcext:value-type="float">
            <text:p>-1.94639430805044</text:p>
          </table:table-cell>
          <table:table-cell table:formula="of:=([.E76]-[.D76])/0.04" office:value-type="float" office:value="-2.06213900961245" calcext:value-type="float">
            <text:p>-2.06213900961245</text:p>
          </table:table-cell>
          <table:table-cell table:formula="of:=100*([.I76]-[.H76])/[.H76]" office:value-type="float" office:value="5.94662145708515" calcext:value-type="float">
            <text:p>5.94662145708515</text:p>
          </table:table-cell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-23.2730537893171" calcext:value-type="float">
            <text:p>-23.2730537893171</text:p>
          </table:table-cell>
          <table:table-cell office:value-type="float" office:value="-23.3515673144781" calcext:value-type="float">
            <text:p>-23.3515673144781</text:p>
          </table:table-cell>
          <table:table-cell office:value-type="float" office:value="-22.4241902229731" calcext:value-type="float">
            <text:p>-22.4241902229731</text:p>
          </table:table-cell>
          <table:table-cell office:value-type="float" office:value="-22.5018831111514" calcext:value-type="float">
            <text:p>-22.5018831111514</text:p>
          </table:table-cell>
          <table:table-cell table:formula="of:=ABS(100*([.D77]-[.B77])/[.B77])" office:value-type="float" office:value="3.64740946344416" calcext:value-type="float">
            <text:p>3.64740946344416</text:p>
          </table:table-cell>
          <table:table-cell table:formula="of:=ABS(100*([.E77]-[.C77])/[.C77])" office:value-type="float" office:value="3.63866027442145" calcext:value-type="float">
            <text:p>3.63866027442145</text:p>
          </table:table-cell>
          <table:table-cell office:value-type="float" office:value="-1.9628381290274" calcext:value-type="float">
            <text:p>-1.9628381290274</text:p>
          </table:table-cell>
          <table:table-cell table:formula="of:=([.E77]-[.D77])/0.04" office:value-type="float" office:value="-1.94232220445754" calcext:value-type="float">
            <text:p>-1.94232220445754</text:p>
          </table:table-cell>
          <table:table-cell table:formula="of:=100*([.I77]-[.H77])/[.H77]" office:value-type="float" office:value="-1.04521734454128" calcext:value-type="float">
            <text:p>-1.04521734454128</text:p>
          </table:table-cell>
        </table:table-row>
        <table:table-row table:style-name="ro1">
          <table:table-cell office:value-type="float" office:value="7600" calcext:value-type="float">
            <text:p>7600</text:p>
          </table:table-cell>
          <table:table-cell office:value-type="float" office:value="-23.2796228440433" calcext:value-type="float">
            <text:p>-23.2796228440433</text:p>
          </table:table-cell>
          <table:table-cell office:value-type="float" office:value="-23.3574507283587" calcext:value-type="float">
            <text:p>-23.3574507283587</text:p>
          </table:table-cell>
          <table:table-cell office:value-type="float" office:value="-22.4364696793008" calcext:value-type="float">
            <text:p>-22.4364696793008</text:p>
          </table:table-cell>
          <table:table-cell office:value-type="float" office:value="-22.5202112365281" calcext:value-type="float">
            <text:p>-22.5202112365281</text:p>
          </table:table-cell>
          <table:table-cell table:formula="of:=ABS(100*([.D78]-[.B78])/[.B78])" office:value-type="float" office:value="3.62185062185508" calcext:value-type="float">
            <text:p>3.62185062185508</text:p>
          </table:table-cell>
          <table:table-cell table:formula="of:=ABS(100*([.E78]-[.C78])/[.C78])" office:value-type="float" office:value="3.58446433888477" calcext:value-type="float">
            <text:p>3.58446433888477</text:p>
          </table:table-cell>
          <table:table-cell office:value-type="float" office:value="-1.94569710788421" calcext:value-type="float">
            <text:p>-1.94569710788421</text:p>
          </table:table-cell>
          <table:table-cell table:formula="of:=([.E78]-[.D78])/0.04" office:value-type="float" office:value="-2.09353893068256" calcext:value-type="float">
            <text:p>-2.09353893068256</text:p>
          </table:table-cell>
          <table:table-cell table:formula="of:=100*([.I78]-[.H78])/[.H78]" office:value-type="float" office:value="7.59839865101692" calcext:value-type="float">
            <text:p>7.59839865101692</text:p>
          </table:table-cell>
        </table:table-row>
        <table:table-row table:style-name="ro1">
          <table:table-cell office:value-type="float" office:value="7700" calcext:value-type="float">
            <text:p>7700</text:p>
          </table:table-cell>
          <table:table-cell office:value-type="float" office:value="-23.2653038976762" calcext:value-type="float">
            <text:p>-23.2653038976762</text:p>
          </table:table-cell>
          <table:table-cell office:value-type="float" office:value="-23.3440726548632" calcext:value-type="float">
            <text:p>-23.3440726548632</text:p>
          </table:table-cell>
          <table:table-cell office:value-type="float" office:value="-22.4042962888516" calcext:value-type="float">
            <text:p>-22.4042962888516</text:p>
          </table:table-cell>
          <table:table-cell office:value-type="float" office:value="-22.4755880073577" calcext:value-type="float">
            <text:p>-22.4755880073577</text:p>
          </table:table-cell>
          <table:table-cell table:formula="of:=ABS(100*([.D79]-[.B79])/[.B79])" office:value-type="float" office:value="3.70082253217677" calcext:value-type="float">
            <text:p>3.70082253217677</text:p>
          </table:table-cell>
          <table:table-cell table:formula="of:=ABS(100*([.E79]-[.C79])/[.C79])" office:value-type="float" office:value="3.72036473817507" calcext:value-type="float">
            <text:p>3.72036473817507</text:p>
          </table:table-cell>
          <table:table-cell office:value-type="float" office:value="-1.96921892967428" calcext:value-type="float">
            <text:p>-1.96921892967428</text:p>
          </table:table-cell>
          <table:table-cell table:formula="of:=([.E79]-[.D79])/0.04" office:value-type="float" office:value="-1.78229296265249" calcext:value-type="float">
            <text:p>-1.78229296265249</text:p>
          </table:table-cell>
          <table:table-cell table:formula="of:=100*([.I79]-[.H79])/[.H79]" office:value-type="float" office:value="-9.49239133369041" calcext:value-type="float">
            <text:p>-9.49239133369041</text:p>
          </table:table-cell>
        </table:table-row>
        <table:table-row table:style-name="ro1">
          <table:table-cell office:value-type="float" office:value="7800" calcext:value-type="float">
            <text:p>7800</text:p>
          </table:table-cell>
          <table:table-cell office:value-type="float" office:value="-23.2721555452201" calcext:value-type="float">
            <text:p>-23.2721555452201</text:p>
          </table:table-cell>
          <table:table-cell office:value-type="float" office:value="-23.3502239713064" calcext:value-type="float">
            <text:p>-23.3502239713064</text:p>
          </table:table-cell>
          <table:table-cell office:value-type="float" office:value="-22.430609334063" calcext:value-type="float">
            <text:p>-22.430609334063</text:p>
          </table:table-cell>
          <table:table-cell office:value-type="float" office:value="-22.5121834459571" calcext:value-type="float">
            <text:p>-22.5121834459571</text:p>
          </table:table-cell>
          <table:table-cell table:formula="of:=ABS(100*([.D80]-[.B80])/[.B80])" office:value-type="float" office:value="3.61610771087317" calcext:value-type="float">
            <text:p>3.61610771087317</text:p>
          </table:table-cell>
          <table:table-cell table:formula="of:=ABS(100*([.E80]-[.C80])/[.C80])" office:value-type="float" office:value="3.58900422702204" calcext:value-type="float">
            <text:p>3.58900422702204</text:p>
          </table:table-cell>
          <table:table-cell office:value-type="float" office:value="-1.95171065215751" calcext:value-type="float">
            <text:p>-1.95171065215751</text:p>
          </table:table-cell>
          <table:table-cell table:formula="of:=([.E80]-[.D80])/0.04" office:value-type="float" office:value="-2.03935279735248" calcext:value-type="float">
            <text:p>-2.03935279735248</text:p>
          </table:table-cell>
          <table:table-cell table:formula="of:=100*([.I80]-[.H80])/[.H80]" office:value-type="float" office:value="4.49052963348254" calcext:value-type="float">
            <text:p>4.49052963348254</text:p>
          </table:table-cell>
        </table:table-row>
        <table:table-row table:style-name="ro1">
          <table:table-cell office:value-type="float" office:value="7900" calcext:value-type="float">
            <text:p>7900</text:p>
          </table:table-cell>
          <table:table-cell office:value-type="float" office:value="-23.2752713254625" calcext:value-type="float">
            <text:p>-23.2752713254625</text:p>
          </table:table-cell>
          <table:table-cell office:value-type="float" office:value="-23.3535228173935" calcext:value-type="float">
            <text:p>-23.3535228173935</text:p>
          </table:table-cell>
          <table:table-cell office:value-type="float" office:value="-22.4227930487163" calcext:value-type="float">
            <text:p>-22.4227930487163</text:p>
          </table:table-cell>
          <table:table-cell office:value-type="float" office:value="-22.5063372128678" calcext:value-type="float">
            <text:p>-22.5063372128678</text:p>
          </table:table-cell>
          <table:table-cell table:formula="of:=ABS(100*([.D81]-[.B81])/[.B81])" office:value-type="float" office:value="3.66259221998247" calcext:value-type="float">
            <text:p>3.66259221998247</text:p>
          </table:table-cell>
          <table:table-cell table:formula="of:=ABS(100*([.E81]-[.C81])/[.C81])" office:value-type="float" office:value="3.62765656877568" calcext:value-type="float">
            <text:p>3.62765656877568</text:p>
          </table:table-cell>
          <table:table-cell office:value-type="float" office:value="-1.95628729827479" calcext:value-type="float">
            <text:p>-1.95628729827479</text:p>
          </table:table-cell>
          <table:table-cell table:formula="of:=([.E81]-[.D81])/0.04" office:value-type="float" office:value="-2.08860410378744" calcext:value-type="float">
            <text:p>-2.08860410378744</text:p>
          </table:table-cell>
          <table:table-cell table:formula="of:=100*([.I81]-[.H81])/[.H81]" office:value-type="float" office:value="6.76366940731745" calcext:value-type="float">
            <text:p>6.76366940731745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-23.2659917735533" calcext:value-type="float">
            <text:p>-23.2659917735533</text:p>
          </table:table-cell>
          <table:table-cell office:value-type="float" office:value="-23.3443911687896" calcext:value-type="float">
            <text:p>-23.3443911687896</text:p>
          </table:table-cell>
          <table:table-cell office:value-type="float" office:value="-22.4215581168901" calcext:value-type="float">
            <text:p>-22.4215581168901</text:p>
          </table:table-cell>
          <table:table-cell office:value-type="float" office:value="-22.5009109996981" calcext:value-type="float">
            <text:p>-22.5009109996981</text:p>
          </table:table-cell>
          <table:table-cell table:formula="of:=ABS(100*([.D82]-[.B82])/[.B82])" office:value-type="float" office:value="3.62947629691452" calcext:value-type="float">
            <text:p>3.62947629691452</text:p>
          </table:table-cell>
          <table:table-cell table:formula="of:=ABS(100*([.E82]-[.C82])/[.C82])" office:value-type="float" office:value="3.6132026875012" calcext:value-type="float">
            <text:p>3.6132026875012</text:p>
          </table:table-cell>
          <table:table-cell office:value-type="float" office:value="-1.95998488090883" calcext:value-type="float">
            <text:p>-1.95998488090883</text:p>
          </table:table-cell>
          <table:table-cell table:formula="of:=([.E82]-[.D82])/0.04" office:value-type="float" office:value="-1.98382207019998" calcext:value-type="float">
            <text:p>-1.98382207019998</text:p>
          </table:table-cell>
          <table:table-cell table:formula="of:=100*([.I82]-[.H82])/[.H82]" office:value-type="float" office:value="1.21619250859209" calcext:value-type="float">
            <text:p>1.21619250859209</text:p>
          </table:table-cell>
        </table:table-row>
        <table:table-row table:style-name="ro1">
          <table:table-cell office:value-type="float" office:value="8100" calcext:value-type="float">
            <text:p>8100</text:p>
          </table:table-cell>
          <table:table-cell office:value-type="float" office:value="-23.283301087484" calcext:value-type="float">
            <text:p>-23.283301087484</text:p>
          </table:table-cell>
          <table:table-cell office:value-type="float" office:value="-23.3615760059997" calcext:value-type="float">
            <text:p>-23.3615760059997</text:p>
          </table:table-cell>
          <table:table-cell office:value-type="float" office:value="-22.4297862136748" calcext:value-type="float">
            <text:p>-22.4297862136748</text:p>
          </table:table-cell>
          <table:table-cell office:value-type="float" office:value="-22.5053908179604" calcext:value-type="float">
            <text:p>-22.5053908179604</text:p>
          </table:table-cell>
          <table:table-cell table:formula="of:=ABS(100*([.D83]-[.B83])/[.B83])" office:value-type="float" office:value="3.6657811991617" calcext:value-type="float">
            <text:p>3.6657811991617</text:p>
          </table:table-cell>
          <table:table-cell table:formula="of:=ABS(100*([.E83]-[.C83])/[.C83])" office:value-type="float" office:value="3.66492906051979" calcext:value-type="float">
            <text:p>3.66492906051979</text:p>
          </table:table-cell>
          <table:table-cell office:value-type="float" office:value="-1.95687296289311" calcext:value-type="float">
            <text:p>-1.95687296289311</text:p>
          </table:table-cell>
          <table:table-cell table:formula="of:=([.E83]-[.D83])/0.04" office:value-type="float" office:value="-1.89011510714003" calcext:value-type="float">
            <text:p>-1.89011510714003</text:p>
          </table:table-cell>
          <table:table-cell table:formula="of:=100*([.I83]-[.H83])/[.H83]" office:value-type="float" office:value="-3.41145577760855" calcext:value-type="float">
            <text:p>-3.41145577760855</text:p>
          </table:table-cell>
        </table:table-row>
        <table:table-row table:style-name="ro1">
          <table:table-cell office:value-type="float" office:value="8200" calcext:value-type="float">
            <text:p>8200</text:p>
          </table:table-cell>
          <table:table-cell office:value-type="float" office:value="-23.270136604044" calcext:value-type="float">
            <text:p>-23.270136604044</text:p>
          </table:table-cell>
          <table:table-cell office:value-type="float" office:value="-23.3484466677043" calcext:value-type="float">
            <text:p>-23.3484466677043</text:p>
          </table:table-cell>
          <table:table-cell office:value-type="float" office:value="-22.420142349228" calcext:value-type="float">
            <text:p>-22.420142349228</text:p>
          </table:table-cell>
          <table:table-cell office:value-type="float" office:value="-22.5021717879359" calcext:value-type="float">
            <text:p>-22.5021717879359</text:p>
          </table:table-cell>
          <table:table-cell table:formula="of:=ABS(100*([.D84]-[.B84])/[.B84])" office:value-type="float" office:value="3.65272567703055" calcext:value-type="float">
            <text:p>3.65272567703055</text:p>
          </table:table-cell>
          <table:table-cell table:formula="of:=ABS(100*([.E84]-[.C84])/[.C84])" office:value-type="float" office:value="3.62454467233991" calcext:value-type="float">
            <text:p>3.62454467233991</text:p>
          </table:table-cell>
          <table:table-cell office:value-type="float" office:value="-1.95775159150688" calcext:value-type="float">
            <text:p>-1.95775159150688</text:p>
          </table:table-cell>
          <table:table-cell table:formula="of:=([.E84]-[.D84])/0.04" office:value-type="float" office:value="-2.05073596769747" calcext:value-type="float">
            <text:p>-2.05073596769747</text:p>
          </table:table-cell>
          <table:table-cell table:formula="of:=100*([.I84]-[.H84])/[.H84]" office:value-type="float" office:value="4.7495492581375" calcext:value-type="float">
            <text:p>4.7495492581375</text:p>
          </table:table-cell>
        </table:table-row>
        <table:table-row table:style-name="ro1">
          <table:table-cell office:value-type="float" office:value="8300" calcext:value-type="float">
            <text:p>8300</text:p>
          </table:table-cell>
          <table:table-cell office:value-type="float" office:value="-23.2807750085585" calcext:value-type="float">
            <text:p>-23.2807750085585</text:p>
          </table:table-cell>
          <table:table-cell office:value-type="float" office:value="-23.3588497875925" calcext:value-type="float">
            <text:p>-23.3588497875925</text:p>
          </table:table-cell>
          <table:table-cell office:value-type="float" office:value="-22.4398416816766" calcext:value-type="float">
            <text:p>-22.4398416816766</text:p>
          </table:table-cell>
          <table:table-cell office:value-type="float" office:value="-22.5199259414134" calcext:value-type="float">
            <text:p>-22.5199259414134</text:p>
          </table:table-cell>
          <table:table-cell table:formula="of:=ABS(100*([.D85]-[.B85])/[.B85])" office:value-type="float" office:value="3.61213630806" calcext:value-type="float">
            <text:p>3.61213630806</text:p>
          </table:table-cell>
          <table:table-cell table:formula="of:=ABS(100*([.E85]-[.C85])/[.C85])" office:value-type="float" office:value="3.59146042638071" calcext:value-type="float">
            <text:p>3.59146042638071</text:p>
          </table:table-cell>
          <table:table-cell office:value-type="float" office:value="-1.95186947584967" calcext:value-type="float">
            <text:p>-1.95186947584967</text:p>
          </table:table-cell>
          <table:table-cell table:formula="of:=([.E85]-[.D85])/0.04" office:value-type="float" office:value="-2.00210649342001" calcext:value-type="float">
            <text:p>-2.00210649342001</text:p>
          </table:table-cell>
          <table:table-cell table:formula="of:=100*([.I85]-[.H85])/[.H85]" office:value-type="float" office:value="2.57378980469325" calcext:value-type="float">
            <text:p>2.57378980469325</text:p>
          </table:table-cell>
        </table:table-row>
        <table:table-row table:style-name="ro1">
          <table:table-cell office:value-type="float" office:value="8400" calcext:value-type="float">
            <text:p>8400</text:p>
          </table:table-cell>
          <table:table-cell office:value-type="float" office:value="-23.2749777638152" calcext:value-type="float">
            <text:p>-23.2749777638152</text:p>
          </table:table-cell>
          <table:table-cell office:value-type="float" office:value="-23.3532691027926" calcext:value-type="float">
            <text:p>-23.3532691027926</text:p>
          </table:table-cell>
          <table:table-cell office:value-type="float" office:value="-22.413039363279" calcext:value-type="float">
            <text:p>-22.413039363279</text:p>
          </table:table-cell>
          <table:table-cell office:value-type="float" office:value="-22.4884558823758" calcext:value-type="float">
            <text:p>-22.4884558823758</text:p>
          </table:table-cell>
          <table:table-cell table:formula="of:=ABS(100*([.D86]-[.B86])/[.B86])" office:value-type="float" office:value="3.7032834543723" calcext:value-type="float">
            <text:p>3.7032834543723</text:p>
          </table:table-cell>
          <table:table-cell table:formula="of:=ABS(100*([.E86]-[.C86])/[.C86])" office:value-type="float" office:value="3.70317841416637" calcext:value-type="float">
            <text:p>3.70317841416637</text:p>
          </table:table-cell>
          <table:table-cell office:value-type="float" office:value="-1.95728347443529" calcext:value-type="float">
            <text:p>-1.95728347443529</text:p>
          </table:table-cell>
          <table:table-cell table:formula="of:=([.E86]-[.D86])/0.04" office:value-type="float" office:value="-1.88541297741995" calcext:value-type="float">
            <text:p>-1.88541297741995</text:p>
          </table:table-cell>
          <table:table-cell table:formula="of:=100*([.I86]-[.H86])/[.H86]" office:value-type="float" office:value="-3.67195135268142" calcext:value-type="float">
            <text:p>-3.67195135268142</text:p>
          </table:table-cell>
        </table:table-row>
        <table:table-row table:style-name="ro1">
          <table:table-cell office:value-type="float" office:value="8500" calcext:value-type="float">
            <text:p>8500</text:p>
          </table:table-cell>
          <table:table-cell office:value-type="float" office:value="-23.2759073421582" calcext:value-type="float">
            <text:p>-23.2759073421582</text:p>
          </table:table-cell>
          <table:table-cell office:value-type="float" office:value="-23.3542907115146" calcext:value-type="float">
            <text:p>-23.3542907115146</text:p>
          </table:table-cell>
          <table:table-cell office:value-type="float" office:value="-22.4344118802493" calcext:value-type="float">
            <text:p>-22.4344118802493</text:p>
          </table:table-cell>
          <table:table-cell office:value-type="float" office:value="-22.5109132388978" calcext:value-type="float">
            <text:p>-22.5109132388978</text:p>
          </table:table-cell>
          <table:table-cell table:formula="of:=ABS(100*([.D87]-[.B87])/[.B87])" office:value-type="float" office:value="3.61530680432273" calcext:value-type="float">
            <text:p>3.61530680432273</text:p>
          </table:table-cell>
          <table:table-cell table:formula="of:=ABS(100*([.E87]-[.C87])/[.C87])" office:value-type="float" office:value="3.61123137086318" calcext:value-type="float">
            <text:p>3.61123137086318</text:p>
          </table:table-cell>
          <table:table-cell office:value-type="float" office:value="-1.95958423391103" calcext:value-type="float">
            <text:p>-1.95958423391103</text:p>
          </table:table-cell>
          <table:table-cell table:formula="of:=([.E87]-[.D87])/0.04" office:value-type="float" office:value="-1.91253396621249" calcext:value-type="float">
            <text:p>-1.91253396621249</text:p>
          </table:table-cell>
          <table:table-cell table:formula="of:=100*([.I87]-[.H87])/[.H87]" office:value-type="float" office:value="-2.40103318266814" calcext:value-type="float">
            <text:p>-2.40103318266814</text:p>
          </table:table-cell>
        </table:table-row>
        <table:table-row table:style-name="ro1">
          <table:table-cell office:value-type="float" office:value="8600" calcext:value-type="float">
            <text:p>8600</text:p>
          </table:table-cell>
          <table:table-cell office:value-type="float" office:value="-23.2695475391033" calcext:value-type="float">
            <text:p>-23.2695475391033</text:p>
          </table:table-cell>
          <table:table-cell office:value-type="float" office:value="-23.3478904153702" calcext:value-type="float">
            <text:p>-23.3478904153702</text:p>
          </table:table-cell>
          <table:table-cell office:value-type="float" office:value="-22.4239235725823" calcext:value-type="float">
            <text:p>-22.4239235725823</text:p>
          </table:table-cell>
          <table:table-cell office:value-type="float" office:value="-22.5052741159759" calcext:value-type="float">
            <text:p>-22.5052741159759</text:p>
          </table:table-cell>
          <table:table-cell table:formula="of:=ABS(100*([.D88]-[.B88])/[.B88])" office:value-type="float" office:value="3.63403699663679" calcext:value-type="float">
            <text:p>3.63403699663679</text:p>
          </table:table-cell>
          <table:table-cell table:formula="of:=ABS(100*([.E88]-[.C88])/[.C88])" office:value-type="float" office:value="3.60896117123966" calcext:value-type="float">
            <text:p>3.60896117123966</text:p>
          </table:table-cell>
          <table:table-cell office:value-type="float" office:value="-1.95857190667148" calcext:value-type="float">
            <text:p>-1.95857190667148</text:p>
          </table:table-cell>
          <table:table-cell table:formula="of:=([.E88]-[.D88])/0.04" office:value-type="float" office:value="-2.03376358484002" calcext:value-type="float">
            <text:p>-2.03376358484002</text:p>
          </table:table-cell>
          <table:table-cell table:formula="of:=100*([.I88]-[.H88])/[.H88]" office:value-type="float" office:value="3.83910735737683" calcext:value-type="float">
            <text:p>3.83910735737683</text:p>
          </table:table-cell>
        </table:table-row>
        <table:table-row table:style-name="ro1">
          <table:table-cell office:value-type="float" office:value="8700" calcext:value-type="float">
            <text:p>8700</text:p>
          </table:table-cell>
          <table:table-cell office:value-type="float" office:value="-23.2756218131754" calcext:value-type="float">
            <text:p>-23.2756218131754</text:p>
          </table:table-cell>
          <table:table-cell office:value-type="float" office:value="-23.3539301742111" calcext:value-type="float">
            <text:p>-23.3539301742111</text:p>
          </table:table-cell>
          <table:table-cell office:value-type="float" office:value="-22.4054801565085" calcext:value-type="float">
            <text:p>-22.4054801565085</text:p>
          </table:table-cell>
          <table:table-cell office:value-type="float" office:value="-22.481624321723" calcext:value-type="float">
            <text:p>-22.481624321723</text:p>
          </table:table-cell>
          <table:table-cell table:formula="of:=ABS(100*([.D89]-[.B89])/[.B89])" office:value-type="float" office:value="3.73842496518974" calcext:value-type="float">
            <text:p>3.73842496518974</text:p>
          </table:table-cell>
          <table:table-cell table:formula="of:=ABS(100*([.E89]-[.C89])/[.C89])" office:value-type="float" office:value="3.73515654958734" calcext:value-type="float">
            <text:p>3.73515654958734</text:p>
          </table:table-cell>
          <table:table-cell office:value-type="float" office:value="-1.9577090258923" calcext:value-type="float">
            <text:p>-1.9577090258923</text:p>
          </table:table-cell>
          <table:table-cell table:formula="of:=([.E89]-[.D89])/0.04" office:value-type="float" office:value="-1.90360413036252" calcext:value-type="float">
            <text:p>-1.90360413036252</text:p>
          </table:table-cell>
          <table:table-cell table:formula="of:=100*([.I89]-[.H89])/[.H89]" office:value-type="float" office:value="-2.76368422550004" calcext:value-type="float">
            <text:p>-2.76368422550004</text:p>
          </table:table-cell>
        </table:table-row>
        <table:table-row table:style-name="ro1">
          <table:table-cell office:value-type="float" office:value="8800" calcext:value-type="float">
            <text:p>8800</text:p>
          </table:table-cell>
          <table:table-cell office:value-type="float" office:value="-23.2723529306467" calcext:value-type="float">
            <text:p>-23.2723529306467</text:p>
          </table:table-cell>
          <table:table-cell office:value-type="float" office:value="-23.350534940093" calcext:value-type="float">
            <text:p>-23.350534940093</text:p>
          </table:table-cell>
          <table:table-cell office:value-type="float" office:value="-22.4160790143043" calcext:value-type="float">
            <text:p>-22.4160790143043</text:p>
          </table:table-cell>
          <table:table-cell office:value-type="float" office:value="-22.4862001872041" calcext:value-type="float">
            <text:p>-22.4862001872041</text:p>
          </table:table-cell>
          <table:table-cell table:formula="of:=ABS(100*([.D90]-[.B90])/[.B90])" office:value-type="float" office:value="3.6793611668496" calcext:value-type="float">
            <text:p>3.6793611668496</text:p>
          </table:table-cell>
          <table:table-cell table:formula="of:=ABS(100*([.E90]-[.C90])/[.C90])" office:value-type="float" office:value="3.7015629625034" calcext:value-type="float">
            <text:p>3.7015629625034</text:p>
          </table:table-cell>
          <table:table-cell office:value-type="float" office:value="-1.95455023615834" calcext:value-type="float">
            <text:p>-1.95455023615834</text:p>
          </table:table-cell>
          <table:table-cell table:formula="of:=([.E90]-[.D90])/0.04" office:value-type="float" office:value="-1.75302932249499" calcext:value-type="float">
            <text:p>-1.75302932249499</text:p>
          </table:table-cell>
          <table:table-cell table:formula="of:=100*([.I90]-[.H90])/[.H90]" office:value-type="float" office:value="-10.3103471036609" calcext:value-type="float">
            <text:p>-10.3103471036609</text:p>
          </table:table-cell>
        </table:table-row>
        <table:table-row table:style-name="ro1">
          <table:table-cell office:value-type="float" office:value="8900" calcext:value-type="float">
            <text:p>8900</text:p>
          </table:table-cell>
          <table:table-cell office:value-type="float" office:value="-23.2774380239371" calcext:value-type="float">
            <text:p>-23.2774380239371</text:p>
          </table:table-cell>
          <table:table-cell office:value-type="float" office:value="-23.3555980623899" calcext:value-type="float">
            <text:p>-23.3555980623899</text:p>
          </table:table-cell>
          <table:table-cell office:value-type="float" office:value="-22.4336115171544" calcext:value-type="float">
            <text:p>-22.4336115171544</text:p>
          </table:table-cell>
          <table:table-cell office:value-type="float" office:value="-22.5182636475737" calcext:value-type="float">
            <text:p>-22.5182636475737</text:p>
          </table:table-cell>
          <table:table-cell table:formula="of:=ABS(100*([.D91]-[.B91])/[.B91])" office:value-type="float" office:value="3.62508324977586" calcext:value-type="float">
            <text:p>3.62508324977586</text:p>
          </table:table-cell>
          <table:table-cell table:formula="of:=ABS(100*([.E91]-[.C91])/[.C91])" office:value-type="float" office:value="3.58515509891644" calcext:value-type="float">
            <text:p>3.58515509891644</text:p>
          </table:table-cell>
          <table:table-cell office:value-type="float" office:value="-1.95400096132134" calcext:value-type="float">
            <text:p>-1.95400096132134</text:p>
          </table:table-cell>
          <table:table-cell table:formula="of:=([.E91]-[.D91])/0.04" office:value-type="float" office:value="-2.11630326048251" calcext:value-type="float">
            <text:p>-2.11630326048251</text:p>
          </table:table-cell>
          <table:table-cell table:formula="of:=100*([.I91]-[.H91])/[.H91]" office:value-type="float" office:value="8.30615247248486" calcext:value-type="float">
            <text:p>8.30615247248486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-23.2654177457869" calcext:value-type="float">
            <text:p>-23.2654177457869</text:p>
          </table:table-cell>
          <table:table-cell office:value-type="float" office:value="-23.3434608081208" calcext:value-type="float">
            <text:p>-23.3434608081208</text:p>
          </table:table-cell>
          <table:table-cell office:value-type="float" office:value="-22.4175552490849" calcext:value-type="float">
            <text:p>-22.4175552490849</text:p>
          </table:table-cell>
          <table:table-cell office:value-type="float" office:value="-22.4935081730711" calcext:value-type="float">
            <text:p>-22.4935081730711</text:p>
          </table:table-cell>
          <table:table-cell table:formula="of:=ABS(100*([.D92]-[.B92])/[.B92])" office:value-type="float" office:value="3.64430377294875" calcext:value-type="float">
            <text:p>3.64430377294875</text:p>
          </table:table-cell>
          <table:table-cell table:formula="of:=ABS(100*([.E92]-[.C92])/[.C92])" office:value-type="float" office:value="3.6410737980806" calcext:value-type="float">
            <text:p>3.6410737980806</text:p>
          </table:table-cell>
          <table:table-cell office:value-type="float" office:value="-1.95107655834672" calcext:value-type="float">
            <text:p>-1.95107655834672</text:p>
          </table:table-cell>
          <table:table-cell table:formula="of:=([.E92]-[.D92])/0.04" office:value-type="float" office:value="-1.89882309965501" calcext:value-type="float">
            <text:p>-1.89882309965501</text:p>
          </table:table-cell>
          <table:table-cell table:formula="of:=100*([.I92]-[.H92])/[.H92]" office:value-type="float" office:value="-2.67818597215818" calcext:value-type="float">
            <text:p>-2.67818597215818</text:p>
          </table:table-cell>
        </table:table-row>
        <table:table-row table:style-name="ro1">
          <table:table-cell office:value-type="float" office:value="9100" calcext:value-type="float">
            <text:p>9100</text:p>
          </table:table-cell>
          <table:table-cell office:value-type="float" office:value="-23.2746421508089" calcext:value-type="float">
            <text:p>-23.2746421508089</text:p>
          </table:table-cell>
          <table:table-cell office:value-type="float" office:value="-23.3524383137231" calcext:value-type="float">
            <text:p>-23.3524383137231</text:p>
          </table:table-cell>
          <table:table-cell office:value-type="float" office:value="-22.4363412989468" calcext:value-type="float">
            <text:p>-22.4363412989468</text:p>
          </table:table-cell>
          <table:table-cell office:value-type="float" office:value="-22.5197215706548" calcext:value-type="float">
            <text:p>-22.5197215706548</text:p>
          </table:table-cell>
          <table:table-cell table:formula="of:=ABS(100*([.D93]-[.B93])/[.B93])" office:value-type="float" office:value="3.60177761887938" calcext:value-type="float">
            <text:p>3.60177761887938</text:p>
          </table:table-cell>
          <table:table-cell table:formula="of:=ABS(100*([.E93]-[.C93])/[.C93])" office:value-type="float" office:value="3.56586636428005" calcext:value-type="float">
            <text:p>3.56586636428005</text:p>
          </table:table-cell>
          <table:table-cell office:value-type="float" office:value="-1.94490407285466" calcext:value-type="float">
            <text:p>-1.94490407285466</text:p>
          </table:table-cell>
          <table:table-cell table:formula="of:=([.E93]-[.D93])/0.04" office:value-type="float" office:value="-2.08450679269996" calcext:value-type="float">
            <text:p>-2.08450679269996</text:p>
          </table:table-cell>
          <table:table-cell table:formula="of:=100*([.I93]-[.H93])/[.H93]" office:value-type="float" office:value="7.17787174152987" calcext:value-type="float">
            <text:p>7.17787174152987</text:p>
          </table:table-cell>
        </table:table-row>
        <table:table-row table:style-name="ro1">
          <table:table-cell office:value-type="float" office:value="9200" calcext:value-type="float">
            <text:p>9200</text:p>
          </table:table-cell>
          <table:table-cell office:value-type="float" office:value="-23.2779526171159" calcext:value-type="float">
            <text:p>-23.2779526171159</text:p>
          </table:table-cell>
          <table:table-cell office:value-type="float" office:value="-23.35585285268" calcext:value-type="float">
            <text:p>-23.35585285268</text:p>
          </table:table-cell>
          <table:table-cell office:value-type="float" office:value="-22.4320619760059" calcext:value-type="float">
            <text:p>-22.4320619760059</text:p>
          </table:table-cell>
          <table:table-cell office:value-type="float" office:value="-22.5137772961727" calcext:value-type="float">
            <text:p>-22.5137772961727</text:p>
          </table:table-cell>
          <table:table-cell table:formula="of:=ABS(100*([.D94]-[.B94])/[.B94])" office:value-type="float" office:value="3.63387044824565" calcext:value-type="float">
            <text:p>3.63387044824565</text:p>
          </table:table-cell>
          <table:table-cell table:formula="of:=ABS(100*([.E94]-[.C94])/[.C94])" office:value-type="float" office:value="3.60541557535406" calcext:value-type="float">
            <text:p>3.60541557535406</text:p>
          </table:table-cell>
          <table:table-cell office:value-type="float" office:value="-1.94750588910217" calcext:value-type="float">
            <text:p>-1.94750588910217</text:p>
          </table:table-cell>
          <table:table-cell table:formula="of:=([.E94]-[.D94])/0.04" office:value-type="float" office:value="-2.04288300417002" calcext:value-type="float">
            <text:p>-2.04288300417002</text:p>
          </table:table-cell>
          <table:table-cell table:formula="of:=100*([.I94]-[.H94])/[.H94]" office:value-type="float" office:value="4.89739803106914" calcext:value-type="float">
            <text:p>4.89739803106914</text:p>
          </table:table-cell>
        </table:table-row>
        <table:table-row table:style-name="ro1">
          <table:table-cell office:value-type="float" office:value="9300" calcext:value-type="float">
            <text:p>9300</text:p>
          </table:table-cell>
          <table:table-cell office:value-type="float" office:value="-23.2719273374299" calcext:value-type="float">
            <text:p>-23.2719273374299</text:p>
          </table:table-cell>
          <table:table-cell office:value-type="float" office:value="-23.3502810075889" calcext:value-type="float">
            <text:p>-23.3502810075889</text:p>
          </table:table-cell>
          <table:table-cell office:value-type="float" office:value="-22.4178089732515" calcext:value-type="float">
            <text:p>-22.4178089732515</text:p>
          </table:table-cell>
          <table:table-cell office:value-type="float" office:value="-22.494151251447" calcext:value-type="float">
            <text:p>-22.494151251447</text:p>
          </table:table-cell>
          <table:table-cell table:formula="of:=ABS(100*([.D95]-[.B95])/[.B95])" office:value-type="float" office:value="3.67016599783148" calcext:value-type="float">
            <text:p>3.67016599783148</text:p>
          </table:table-cell>
          <table:table-cell table:formula="of:=ABS(100*([.E95]-[.C95])/[.C95])" office:value-type="float" office:value="3.66646446723128" calcext:value-type="float">
            <text:p>3.66646446723128</text:p>
          </table:table-cell>
          <table:table-cell office:value-type="float" office:value="-1.95884175397669" calcext:value-type="float">
            <text:p>-1.95884175397669</text:p>
          </table:table-cell>
          <table:table-cell table:formula="of:=([.E95]-[.D95])/0.04" office:value-type="float" office:value="-1.90855695488752" calcext:value-type="float">
            <text:p>-1.90855695488752</text:p>
          </table:table-cell>
          <table:table-cell table:formula="of:=100*([.I95]-[.H95])/[.H95]" office:value-type="float" office:value="-2.5670679618242" calcext:value-type="float">
            <text:p>-2.5670679618242</text:p>
          </table:table-cell>
        </table:table-row>
        <table:table-row table:style-name="ro1">
          <table:table-cell office:value-type="float" office:value="9400" calcext:value-type="float">
            <text:p>9400</text:p>
          </table:table-cell>
          <table:table-cell office:value-type="float" office:value="-23.2833186820035" calcext:value-type="float">
            <text:p>-23.2833186820035</text:p>
          </table:table-cell>
          <table:table-cell office:value-type="float" office:value="-23.3615015263617" calcext:value-type="float">
            <text:p>-23.3615015263617</text:p>
          </table:table-cell>
          <table:table-cell office:value-type="float" office:value="-22.4396135814625" calcext:value-type="float">
            <text:p>-22.4396135814625</text:p>
          </table:table-cell>
          <table:table-cell office:value-type="float" office:value="-22.5237903417321" calcext:value-type="float">
            <text:p>-22.5237903417321</text:p>
          </table:table-cell>
          <table:table-cell table:formula="of:=ABS(100*([.D96]-[.B96])/[.B96])" office:value-type="float" office:value="3.62364623387271" calcext:value-type="float">
            <text:p>3.62364623387271</text:p>
          </table:table-cell>
          <table:table-cell table:formula="of:=ABS(100*([.E96]-[.C96])/[.C96])" office:value-type="float" office:value="3.58586190910848" calcext:value-type="float">
            <text:p>3.58586190910848</text:p>
          </table:table-cell>
          <table:table-cell office:value-type="float" office:value="-1.95457110895569" calcext:value-type="float">
            <text:p>-1.95457110895569</text:p>
          </table:table-cell>
          <table:table-cell table:formula="of:=([.E96]-[.D96])/0.04" office:value-type="float" office:value="-2.10441900673999" calcext:value-type="float">
            <text:p>-2.10441900673999</text:p>
          </table:table-cell>
          <table:table-cell table:formula="of:=100*([.I96]-[.H96])/[.H96]" office:value-type="float" office:value="7.6665360036126" calcext:value-type="float">
            <text:p>7.6665360036126</text:p>
          </table:table-cell>
        </table:table-row>
        <table:table-row table:style-name="ro1">
          <table:table-cell office:value-type="float" office:value="9500" calcext:value-type="float">
            <text:p>9500</text:p>
          </table:table-cell>
          <table:table-cell office:value-type="float" office:value="-23.2692192913946" calcext:value-type="float">
            <text:p>-23.2692192913946</text:p>
          </table:table-cell>
          <table:table-cell office:value-type="float" office:value="-23.3473376063692" calcext:value-type="float">
            <text:p>-23.3473376063692</text:p>
          </table:table-cell>
          <table:table-cell office:value-type="float" office:value="-22.4198492418248" calcext:value-type="float">
            <text:p>-22.4198492418248</text:p>
          </table:table-cell>
          <table:table-cell office:value-type="float" office:value="-22.4968118558934" calcext:value-type="float">
            <text:p>-22.4968118558934</text:p>
          </table:table-cell>
          <table:table-cell table:formula="of:=ABS(100*([.D97]-[.B97])/[.B97])" office:value-type="float" office:value="3.65018713749418" calcext:value-type="float">
            <text:p>3.65018713749418</text:p>
          </table:table-cell>
          <table:table-cell table:formula="of:=ABS(100*([.E97]-[.C97])/[.C97])" office:value-type="float" office:value="3.64292393769033" calcext:value-type="float">
            <text:p>3.64292393769033</text:p>
          </table:table-cell>
          <table:table-cell office:value-type="float" office:value="-1.95295787436507" calcext:value-type="float">
            <text:p>-1.95295787436507</text:p>
          </table:table-cell>
          <table:table-cell table:formula="of:=([.E97]-[.D97])/0.04" office:value-type="float" office:value="-1.92406535171505" calcext:value-type="float">
            <text:p>-1.92406535171505</text:p>
          </table:table-cell>
          <table:table-cell table:formula="of:=100*([.I97]-[.H97])/[.H97]" office:value-type="float" office:value="-1.47942375149332" calcext:value-type="float">
            <text:p>-1.47942375149332</text:p>
          </table:table-cell>
        </table:table-row>
        <table:table-row table:style-name="ro1">
          <table:table-cell office:value-type="float" office:value="9600" calcext:value-type="float">
            <text:p>9600</text:p>
          </table:table-cell>
          <table:table-cell office:value-type="float" office:value="-23.2796889159532" calcext:value-type="float">
            <text:p>-23.2796889159532</text:p>
          </table:table-cell>
          <table:table-cell office:value-type="float" office:value="-23.3577546329418" calcext:value-type="float">
            <text:p>-23.3577546329418</text:p>
          </table:table-cell>
          <table:table-cell office:value-type="float" office:value="-22.4413253186249" calcext:value-type="float">
            <text:p>-22.4413253186249</text:p>
          </table:table-cell>
          <table:table-cell office:value-type="float" office:value="-22.5273255043715" calcext:value-type="float">
            <text:p>-22.5273255043715</text:p>
          </table:table-cell>
          <table:table-cell table:formula="of:=ABS(100*([.D98]-[.B98])/[.B98])" office:value-type="float" office:value="3.60126632428401" calcext:value-type="float">
            <text:p>3.60126632428401</text:p>
          </table:table-cell>
          <table:table-cell table:formula="of:=ABS(100*([.E98]-[.C98])/[.C98])" office:value-type="float" office:value="3.55526094703954" calcext:value-type="float">
            <text:p>3.55526094703954</text:p>
          </table:table-cell>
          <table:table-cell office:value-type="float" office:value="-1.95164292471723" calcext:value-type="float">
            <text:p>-1.95164292471723</text:p>
          </table:table-cell>
          <table:table-cell table:formula="of:=([.E98]-[.D98])/0.04" office:value-type="float" office:value="-2.15000464366497" calcext:value-type="float">
            <text:p>-2.15000464366497</text:p>
          </table:table-cell>
          <table:table-cell table:formula="of:=100*([.I98]-[.H98])/[.H98]" office:value-type="float" office:value="10.1638325554087" calcext:value-type="float">
            <text:p>10.1638325554087</text:p>
          </table:table-cell>
        </table:table-row>
        <table:table-row table:style-name="ro1">
          <table:table-cell office:value-type="float" office:value="9700" calcext:value-type="float">
            <text:p>9700</text:p>
          </table:table-cell>
          <table:table-cell office:value-type="float" office:value="-23.2711068345477" calcext:value-type="float">
            <text:p>-23.2711068345477</text:p>
          </table:table-cell>
          <table:table-cell office:value-type="float" office:value="-23.3496912563966" calcext:value-type="float">
            <text:p>-23.3496912563966</text:p>
          </table:table-cell>
          <table:table-cell office:value-type="float" office:value="-22.415727322595" calcext:value-type="float">
            <text:p>-22.415727322595</text:p>
          </table:table-cell>
          <table:table-cell office:value-type="float" office:value="-22.4937803658288" calcext:value-type="float">
            <text:p>-22.4937803658288</text:p>
          </table:table-cell>
          <table:table-cell table:formula="of:=ABS(100*([.D99]-[.B99])/[.B99])" office:value-type="float" office:value="3.67571477383631" calcext:value-type="float">
            <text:p>3.67571477383631</text:p>
          </table:table-cell>
          <table:table-cell table:formula="of:=ABS(100*([.E99]-[.C99])/[.C99])" office:value-type="float" office:value="3.6656197341938" calcext:value-type="float">
            <text:p>3.6656197341938</text:p>
          </table:table-cell>
          <table:table-cell office:value-type="float" office:value="-1.96461054622201" calcext:value-type="float">
            <text:p>-1.96461054622201</text:p>
          </table:table-cell>
          <table:table-cell table:formula="of:=([.E99]-[.D99])/0.04" office:value-type="float" office:value="-1.95132608084503" calcext:value-type="float">
            <text:p>-1.95132608084503</text:p>
          </table:table-cell>
          <table:table-cell table:formula="of:=100*([.I99]-[.H99])/[.H99]" office:value-type="float" office:value="-0.676188234992834" calcext:value-type="float">
            <text:p>-0.676188234992834</text:p>
          </table:table-cell>
        </table:table-row>
        <table:table-row table:style-name="ro1">
          <table:table-cell office:value-type="float" office:value="9800" calcext:value-type="float">
            <text:p>9800</text:p>
          </table:table-cell>
          <table:table-cell office:value-type="float" office:value="-23.2818507232032" calcext:value-type="float">
            <text:p>-23.2818507232032</text:p>
          </table:table-cell>
          <table:table-cell office:value-type="float" office:value="-23.3597284035927" calcext:value-type="float">
            <text:p>-23.3597284035927</text:p>
          </table:table-cell>
          <table:table-cell office:value-type="float" office:value="-22.441712399395" calcext:value-type="float">
            <text:p>-22.441712399395</text:p>
          </table:table-cell>
          <table:table-cell office:value-type="float" office:value="-22.5170320543684" calcext:value-type="float">
            <text:p>-22.5170320543684</text:p>
          </table:table-cell>
          <table:table-cell table:formula="of:=ABS(100*([.D100]-[.B100])/[.B100])" office:value-type="float" office:value="3.60855472271754" calcext:value-type="float">
            <text:p>3.60855472271754</text:p>
          </table:table-cell>
          <table:table-cell table:formula="of:=ABS(100*([.E100]-[.C100])/[.C100])" office:value-type="float" office:value="3.60747494433495" calcext:value-type="float">
            <text:p>3.60747494433495</text:p>
          </table:table-cell>
          <table:table-cell office:value-type="float" office:value="-1.9469420097372" calcext:value-type="float">
            <text:p>-1.9469420097372</text:p>
          </table:table-cell>
          <table:table-cell table:formula="of:=([.E100]-[.D100])/0.04" office:value-type="float" office:value="-1.88299137433496" calcext:value-type="float">
            <text:p>-1.88299137433496</text:p>
          </table:table-cell>
          <table:table-cell table:formula="of:=100*([.I100]-[.H100])/[.H100]" office:value-type="float" office:value="-3.28467078538557" calcext:value-type="float">
            <text:p>-3.28467078538557</text:p>
          </table:table-cell>
        </table:table-row>
        <table:table-row table:style-name="ro1">
          <table:table-cell office:value-type="float" office:value="9900" calcext:value-type="float">
            <text:p>9900</text:p>
          </table:table-cell>
          <table:table-cell office:value-type="float" office:value="-23.2711928217334" calcext:value-type="float">
            <text:p>-23.2711928217334</text:p>
          </table:table-cell>
          <table:table-cell office:value-type="float" office:value="-23.3500804129142" calcext:value-type="float">
            <text:p>-23.3500804129142</text:p>
          </table:table-cell>
          <table:table-cell office:value-type="float" office:value="-22.4135267013687" calcext:value-type="float">
            <text:p>-22.4135267013687</text:p>
          </table:table-cell>
          <table:table-cell office:value-type="float" office:value="-22.4931326937919" calcext:value-type="float">
            <text:p>-22.4931326937919</text:p>
          </table:table-cell>
          <table:table-cell table:formula="of:=ABS(100*([.D101]-[.B101])/[.B101])" office:value-type="float" office:value="3.68552711042689" calcext:value-type="float">
            <text:p>3.68552711042689</text:p>
          </table:table-cell>
          <table:table-cell table:formula="of:=ABS(100*([.E101]-[.C101])/[.C101])" office:value-type="float" office:value="3.66999900629185" calcext:value-type="float">
            <text:p>3.66999900629185</text:p>
          </table:table-cell>
          <table:table-cell office:value-type="float" office:value="-1.97218977952023" calcext:value-type="float">
            <text:p>-1.97218977952023</text:p>
          </table:table-cell>
          <table:table-cell table:formula="of:=([.E101]-[.D101])/0.04" office:value-type="float" office:value="-1.99014981058001" calcext:value-type="float">
            <text:p>-1.99014981058001</text:p>
          </table:table-cell>
          <table:table-cell table:formula="of:=100*([.I101]-[.H101])/[.H101]" office:value-type="float" office:value="0.910664442452898" calcext:value-type="float">
            <text:p>0.910664442452898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-23.2766354139957" calcext:value-type="float">
            <text:p>-23.2766354139957</text:p>
          </table:table-cell>
          <table:table-cell office:value-type="float" office:value="-23.3554326924096" calcext:value-type="float">
            <text:p>-23.3554326924096</text:p>
          </table:table-cell>
          <table:table-cell office:value-type="float" office:value="-22.4188033958507" calcext:value-type="float">
            <text:p>-22.4188033958507</text:p>
          </table:table-cell>
          <table:table-cell office:value-type="float" office:value="-22.4981186769512" calcext:value-type="float">
            <text:p>-22.4981186769512</text:p>
          </table:table-cell>
          <table:table-cell table:formula="of:=ABS(100*([.D102]-[.B102])/[.B102])" office:value-type="float" office:value="3.68537807499964" calcext:value-type="float">
            <text:p>3.68537807499964</text:p>
          </table:table-cell>
          <table:table-cell table:formula="of:=ABS(100*([.E102]-[.C102])/[.C102])" office:value-type="float" office:value="3.67072632200483" calcext:value-type="float">
            <text:p>3.67072632200483</text:p>
          </table:table-cell>
          <table:table-cell office:value-type="float" office:value="-1.96993196034754" calcext:value-type="float">
            <text:p>-1.96993196034754</text:p>
          </table:table-cell>
          <table:table-cell table:formula="of:=([.E102]-[.D102])/0.04" office:value-type="float" office:value="-1.98288202751256" calcext:value-type="float">
            <text:p>-1.98288202751256</text:p>
          </table:table-cell>
          <table:table-cell table:formula="of:=100*([.I102]-[.H102])/[.H102]" office:value-type="float" office:value="0.657386520229415" calcext:value-type="float">
            <text:p>0.6573865202294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9-27T14:01:43.181119400</dc:date>
    <meta:editing-duration>PT21M58S</meta:editing-duration>
    <meta:editing-cycles>5</meta:editing-cycles>
    <meta:generator>LibreOffice/7.3.7.2$Linux_X86_64 LibreOffice_project/30$Build-2</meta:generator>
    <meta:document-statistic meta:table-count="1" meta:cell-count="1020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4cm" svg:height="9.005cm" xlink:href=".." xlink:type="simple" chart:class="chart:scatter" chart:style-name="ch1">
        <chart:legend chart:legend-position="end" svg:x="13.284cm" svg:y="3.705cm" style:legend-expansion="high" chart:style-name="ch2"/>
        <chart:plot-area chart:style-name="ch3" table:cell-range-address="'compute-TI-info'.A2:'compute-TI-info'.A102 'compute-TI-info'.F1:'compute-TI-info'.G102 'compute-TI-info'.J1:'compute-TI-info'.J1 'compute-TI-info'.J3:'compute-TI-info'.J102" chart:data-source-has-labels="row" svg:x="0.32cm" svg:y="0.18cm" svg:width="12.644cm" svg:height="8.645cm">
          <chart:coordinate-region svg:x="1.047cm" svg:y="0.379cm" svg:width="11.452cm" svg:height="8.24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compute-TI-info'.F2:'compute-TI-info'.F102" chart:label-cell-address="'compute-TI-info'.F1:'compute-TI-info'.F1" chart:class="chart:scatter">
            <chart:domain table:cell-range-address="'compute-TI-info'.A2:'compute-TI-info'.A102"/>
            <chart:data-point chart:repeated="101"/>
          </chart:series>
          <chart:series chart:style-name="ch8" chart:values-cell-range-address="'compute-TI-info'.G2:'compute-TI-info'.G102" chart:label-cell-address="'compute-TI-info'.G1:'compute-TI-info'.G1" chart:class="chart:scatter">
            <chart:data-point chart:repeated="101"/>
          </chart:series>
          <chart:series chart:style-name="ch9" chart:values-cell-range-address="'compute-TI-info'.J3:'compute-TI-info'.J102" chart:label-cell-address="'compute-TI-info'.J1:'compute-TI-info'.J1" chart:class="chart:scatter">
            <chart:domain table:cell-range-address="'compute-TI-info'.A3:'compute-TI-info'.A102"/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uA-Error </text:p>
                <draw:g>
                  <svg:desc>'compute-TI-info'.F1:'compute-TI-info'.F1</svg:desc>
                </draw:g>
              </table:table-cell>
              <table:table-cell office:value-type="string">
                <text:p>uB-Error </text:p>
                <draw:g>
                  <svg:desc>'compute-TI-info'.G1:'compute-TI-info'.G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TI-Error</text:p>
                <draw:g>
                  <svg:desc>'compute-TI-info'.J1:'compute-TI-info'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compute-TI-info'.A2:'compute-TI-info'.A102</svg:desc>
                </draw:g>
              </table:table-cell>
              <table:table-cell office:value-type="float" office:value="1.10514680558146">
                <text:p>1.10514680558146</text:p>
                <draw:g>
                  <svg:desc>'compute-TI-info'.F2:'compute-TI-info'.F102</svg:desc>
                </draw:g>
              </table:table-cell>
              <table:table-cell office:value-type="float" office:value="0.109108194677893">
                <text:p>0.109108194677893</text:p>
                <draw:g>
                  <svg:desc>'compute-TI-info'.G2:'compute-TI-info'.G102</svg:desc>
                </draw:g>
              </table:table-cell>
              <table:table-cell office:value-type="float" office:value="100">
                <text:p>100</text:p>
                <draw:g>
                  <svg:desc>'compute-TI-info'.A3:'compute-TI-info'.A102</svg:desc>
                </draw:g>
              </table:table-cell>
              <table:table-cell office:value-type="float" office:value="-19.221634572196">
                <text:p>-19.221634572196</text:p>
                <draw:g>
                  <svg:desc>'compute-TI-info'.J3:'compute-TI-info'.J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3.67977951737392">
                <text:p>3.67977951737392</text:p>
              </table:table-cell>
              <table:table-cell office:value-type="float" office:value="3.73182260820108">
                <text:p>3.73182260820108</text:p>
              </table:table-cell>
              <table:table-cell office:value-type="float" office:value="200">
                <text:p>200</text:p>
              </table:table-cell>
              <table:table-cell office:value-type="float" office:value="-27.9627589670375">
                <text:p>-27.96275896703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">
                <text:p>200</text:p>
              </table:table-cell>
              <table:table-cell office:value-type="float" office:value="3.77179052913732">
                <text:p>3.77179052913732</text:p>
              </table:table-cell>
              <table:table-cell office:value-type="float" office:value="3.85395871080315">
                <text:p>3.85395871080315</text:p>
              </table:table-cell>
              <table:table-cell office:value-type="float" office:value="300">
                <text:p>300</text:p>
              </table:table-cell>
              <table:table-cell office:value-type="float" office:value="-10.7273960734218">
                <text:p>-10.72739607342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">
                <text:p>300</text:p>
              </table:table-cell>
              <table:table-cell office:value-type="float" office:value="3.81912025446424">
                <text:p>3.81912025446424</text:p>
              </table:table-cell>
              <table:table-cell office:value-type="float" office:value="3.84265725248571">
                <text:p>3.84265725248571</text:p>
              </table:table-cell>
              <table:table-cell office:value-type="float" office:value="400">
                <text:p>400</text:p>
              </table:table-cell>
              <table:table-cell office:value-type="float" office:value="8.16970587934221">
                <text:p>8.169705879342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">
                <text:p>400</text:p>
              </table:table-cell>
              <table:table-cell office:value-type="float" office:value="3.65767943017268">
                <text:p>3.65767943017268</text:p>
              </table:table-cell>
              <table:table-cell office:value-type="float" office:value="3.61846852686537">
                <text:p>3.61846852686537</text:p>
              </table:table-cell>
              <table:table-cell office:value-type="float" office:value="500">
                <text:p>500</text:p>
              </table:table-cell>
              <table:table-cell office:value-type="float" office:value="3.76192586712709">
                <text:p>3.761925867127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">
                <text:p>500</text:p>
              </table:table-cell>
              <table:table-cell office:value-type="float" office:value="3.50261735401084">
                <text:p>3.50261735401084</text:p>
              </table:table-cell>
              <table:table-cell office:value-type="float" office:value="3.47865705977868">
                <text:p>3.47865705977868</text:p>
              </table:table-cell>
              <table:table-cell office:value-type="float" office:value="600">
                <text:p>600</text:p>
              </table:table-cell>
              <table:table-cell office:value-type="float" office:value="13.8212705571488">
                <text:p>13.82127055714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0">
                <text:p>600</text:p>
              </table:table-cell>
              <table:table-cell office:value-type="float" office:value="3.54300274311623">
                <text:p>3.54300274311623</text:p>
              </table:table-cell>
              <table:table-cell office:value-type="float" office:value="3.48540864125397">
                <text:p>3.48540864125397</text:p>
              </table:table-cell>
              <table:table-cell office:value-type="float" office:value="700">
                <text:p>700</text:p>
              </table:table-cell>
              <table:table-cell office:value-type="float" office:value="7.05375623611945">
                <text:p>7.053756236119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0">
                <text:p>700</text:p>
              </table:table-cell>
              <table:table-cell office:value-type="float" office:value="3.52432185854135">
                <text:p>3.52432185854135</text:p>
              </table:table-cell>
              <table:table-cell office:value-type="float" office:value="3.48937292516004">
                <text:p>3.48937292516004</text:p>
              </table:table-cell>
              <table:table-cell office:value-type="float" office:value="800">
                <text:p>800</text:p>
              </table:table-cell>
              <table:table-cell office:value-type="float" office:value="-0.71275213881674">
                <text:p>-0.712752138816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0">
                <text:p>800</text:p>
              </table:table-cell>
              <table:table-cell office:value-type="float" office:value="3.62547244031143">
                <text:p>3.62547244031143</text:p>
              </table:table-cell>
              <table:table-cell office:value-type="float" office:value="3.61573720308056">
                <text:p>3.61573720308056</text:p>
              </table:table-cell>
              <table:table-cell office:value-type="float" office:value="900">
                <text:p>900</text:p>
              </table:table-cell>
              <table:table-cell office:value-type="float" office:value="5.13754940305396">
                <text:p>5.137549403053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0">
                <text:p>900</text:p>
              </table:table-cell>
              <table:table-cell office:value-type="float" office:value="3.5627233716096">
                <text:p>3.5627233716096</text:p>
              </table:table-cell>
              <table:table-cell office:value-type="float" office:value="3.53393802290763">
                <text:p>3.53393802290763</text:p>
              </table:table-cell>
              <table:table-cell office:value-type="float" office:value="1000">
                <text:p>1000</text:p>
              </table:table-cell>
              <table:table-cell office:value-type="float" office:value="-2.60850728744017">
                <text:p>-2.608507287440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">
                <text:p>1000</text:p>
              </table:table-cell>
              <table:table-cell office:value-type="float" office:value="3.64073353764827">
                <text:p>3.64073353764827</text:p>
              </table:table-cell>
              <table:table-cell office:value-type="float" office:value="3.63729022776056">
                <text:p>3.63729022776056</text:p>
              </table:table-cell>
              <table:table-cell office:value-type="float" office:value="1100">
                <text:p>1100</text:p>
              </table:table-cell>
              <table:table-cell office:value-type="float" office:value="4.33063425629863">
                <text:p>4.330634256298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0">
                <text:p>1100</text:p>
              </table:table-cell>
              <table:table-cell office:value-type="float" office:value="3.61721537313907">
                <text:p>3.61721537313907</text:p>
              </table:table-cell>
              <table:table-cell office:value-type="float" office:value="3.59096998926929">
                <text:p>3.59096998926929</text:p>
              </table:table-cell>
              <table:table-cell office:value-type="float" office:value="1200">
                <text:p>1200</text:p>
              </table:table-cell>
              <table:table-cell office:value-type="float" office:value="-5.08484274945531">
                <text:p>-5.0848427494553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0">
                <text:p>1200</text:p>
              </table:table-cell>
              <table:table-cell office:value-type="float" office:value="3.64090451455923">
                <text:p>3.64090451455923</text:p>
              </table:table-cell>
              <table:table-cell office:value-type="float" office:value="3.64571793094649">
                <text:p>3.64571793094649</text:p>
              </table:table-cell>
              <table:table-cell office:value-type="float" office:value="1300">
                <text:p>1300</text:p>
              </table:table-cell>
              <table:table-cell office:value-type="float" office:value="-7.1268385816535">
                <text:p>-7.126838581653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0">
                <text:p>1300</text:p>
              </table:table-cell>
              <table:table-cell office:value-type="float" office:value="3.69116929290665">
                <text:p>3.69116929290665</text:p>
              </table:table-cell>
              <table:table-cell office:value-type="float" office:value="3.70262596687529">
                <text:p>3.70262596687529</text:p>
              </table:table-cell>
              <table:table-cell office:value-type="float" office:value="1400">
                <text:p>1400</text:p>
              </table:table-cell>
              <table:table-cell office:value-type="float" office:value="12.1508317840674">
                <text:p>12.150831784067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0">
                <text:p>1400</text:p>
              </table:table-cell>
              <table:table-cell office:value-type="float" office:value="3.62226192274844">
                <text:p>3.62226192274844</text:p>
              </table:table-cell>
              <table:table-cell office:value-type="float" office:value="3.5699108436312">
                <text:p>3.5699108436312</text:p>
              </table:table-cell>
              <table:table-cell office:value-type="float" office:value="1500">
                <text:p>1500</text:p>
              </table:table-cell>
              <table:table-cell office:value-type="float" office:value="-1.12806004592747">
                <text:p>-1.1280600459274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0">
                <text:p>1500</text:p>
              </table:table-cell>
              <table:table-cell office:value-type="float" office:value="3.61332932594251">
                <text:p>3.61332932594251</text:p>
              </table:table-cell>
              <table:table-cell office:value-type="float" office:value="3.60508875615679">
                <text:p>3.60508875615679</text:p>
              </table:table-cell>
              <table:table-cell office:value-type="float" office:value="1600">
                <text:p>1600</text:p>
              </table:table-cell>
              <table:table-cell office:value-type="float" office:value="8.33134936728487">
                <text:p>8.3313493672848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0">
                <text:p>1600</text:p>
              </table:table-cell>
              <table:table-cell office:value-type="float" office:value="3.60376574288005">
                <text:p>3.60376574288005</text:p>
              </table:table-cell>
              <table:table-cell office:value-type="float" office:value="3.56415810075983">
                <text:p>3.56415810075983</text:p>
              </table:table-cell>
              <table:table-cell office:value-type="float" office:value="1700">
                <text:p>1700</text:p>
              </table:table-cell>
              <table:table-cell office:value-type="float" office:value="-0.420432975165144">
                <text:p>-0.4204329751651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0">
                <text:p>1700</text:p>
              </table:table-cell>
              <table:table-cell office:value-type="float" office:value="3.6068740009639">
                <text:p>3.6068740009639</text:p>
              </table:table-cell>
              <table:table-cell office:value-type="float" office:value="3.59627932163571">
                <text:p>3.59627932163571</text:p>
              </table:table-cell>
              <table:table-cell office:value-type="float" office:value="1800">
                <text:p>1800</text:p>
              </table:table-cell>
              <table:table-cell office:value-type="float" office:value="6.29700778463106">
                <text:p>6.2970077846310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0">
                <text:p>1800</text:p>
              </table:table-cell>
              <table:table-cell office:value-type="float" office:value="3.66711090636352">
                <text:p>3.66711090636352</text:p>
              </table:table-cell>
              <table:table-cell office:value-type="float" office:value="3.63394637123159">
                <text:p>3.63394637123159</text:p>
              </table:table-cell>
              <table:table-cell office:value-type="float" office:value="1900">
                <text:p>1900</text:p>
              </table:table-cell>
              <table:table-cell office:value-type="float" office:value="4.59815900240372">
                <text:p>4.5981590024037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0">
                <text:p>1900</text:p>
              </table:table-cell>
              <table:table-cell office:value-type="float" office:value="3.60996201667361">
                <text:p>3.60996201667361</text:p>
              </table:table-cell>
              <table:table-cell office:value-type="float" office:value="3.58268698859965">
                <text:p>3.58268698859965</text:p>
              </table:table-cell>
              <table:table-cell office:value-type="float" office:value="2000">
                <text:p>2000</text:p>
              </table:table-cell>
              <table:table-cell office:value-type="float" office:value="2.83207958723109">
                <text:p>2.8320795872310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0">
                <text:p>2000</text:p>
              </table:table-cell>
              <table:table-cell office:value-type="float" office:value="3.65043587953198">
                <text:p>3.65043587953198</text:p>
              </table:table-cell>
              <table:table-cell office:value-type="float" office:value="3.62878944936722">
                <text:p>3.62878944936722</text:p>
              </table:table-cell>
              <table:table-cell office:value-type="float" office:value="2100">
                <text:p>2100</text:p>
              </table:table-cell>
              <table:table-cell office:value-type="float" office:value="7.76781893798864">
                <text:p>7.7678189379886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0">
                <text:p>2100</text:p>
              </table:table-cell>
              <table:table-cell office:value-type="float" office:value="3.57654203716639">
                <text:p>3.57654203716639</text:p>
              </table:table-cell>
              <table:table-cell office:value-type="float" office:value="3.53881404972873">
                <text:p>3.53881404972873</text:p>
              </table:table-cell>
              <table:table-cell office:value-type="float" office:value="2200">
                <text:p>2200</text:p>
              </table:table-cell>
              <table:table-cell office:value-type="float" office:value="-1.76557996949647">
                <text:p>-1.7655799694964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0">
                <text:p>2200</text:p>
              </table:table-cell>
              <table:table-cell office:value-type="float" office:value="3.65224716335753">
                <text:p>3.65224716335753</text:p>
              </table:table-cell>
              <table:table-cell office:value-type="float" office:value="3.64590881261119">
                <text:p>3.64590881261119</text:p>
              </table:table-cell>
              <table:table-cell office:value-type="float" office:value="2300">
                <text:p>2300</text:p>
              </table:table-cell>
              <table:table-cell office:value-type="float" office:value="-5.25304064189931">
                <text:p>-5.2530406418993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0">
                <text:p>2300</text:p>
              </table:table-cell>
              <table:table-cell office:value-type="float" office:value="3.65978277692873">
                <text:p>3.65978277692873</text:p>
              </table:table-cell>
              <table:table-cell office:value-type="float" office:value="3.66511233985587">
                <text:p>3.66511233985587</text:p>
              </table:table-cell>
              <table:table-cell office:value-type="float" office:value="2400">
                <text:p>2400</text:p>
              </table:table-cell>
              <table:table-cell office:value-type="float" office:value="-8.69443670097429">
                <text:p>-8.6944367009742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0">
                <text:p>2400</text:p>
              </table:table-cell>
              <table:table-cell office:value-type="float" office:value="3.66598910444029">
                <text:p>3.66598910444029</text:p>
              </table:table-cell>
              <table:table-cell office:value-type="float" office:value="3.68273303736921">
                <text:p>3.68273303736921</text:p>
              </table:table-cell>
              <table:table-cell office:value-type="float" office:value="2500">
                <text:p>2500</text:p>
              </table:table-cell>
              <table:table-cell office:value-type="float" office:value="2.18437258454532">
                <text:p>2.1843725845453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0">
                <text:p>2500</text:p>
              </table:table-cell>
              <table:table-cell office:value-type="float" office:value="3.63007433441008">
                <text:p>3.63007433441008</text:p>
              </table:table-cell>
              <table:table-cell office:value-type="float" office:value="3.61058407553167">
                <text:p>3.61058407553167</text:p>
              </table:table-cell>
              <table:table-cell office:value-type="float" office:value="2600">
                <text:p>2600</text:p>
              </table:table-cell>
              <table:table-cell office:value-type="float" office:value="10.6178043721909">
                <text:p>10.617804372190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0">
                <text:p>2600</text:p>
              </table:table-cell>
              <table:table-cell office:value-type="float" office:value="3.60312986513084">
                <text:p>3.60312986513084</text:p>
              </table:table-cell>
              <table:table-cell office:value-type="float" office:value="3.55573731121116">
                <text:p>3.55573731121116</text:p>
              </table:table-cell>
              <table:table-cell office:value-type="float" office:value="2700">
                <text:p>2700</text:p>
              </table:table-cell>
              <table:table-cell office:value-type="float" office:value="10.1504345623856">
                <text:p>10.150434562385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0">
                <text:p>2700</text:p>
              </table:table-cell>
              <table:table-cell office:value-type="float" office:value="3.58720788357373">
                <text:p>3.58720788357373</text:p>
              </table:table-cell>
              <table:table-cell office:value-type="float" office:value="3.54158548416523">
                <text:p>3.54158548416523</text:p>
              </table:table-cell>
              <table:table-cell office:value-type="float" office:value="2800">
                <text:p>2800</text:p>
              </table:table-cell>
              <table:table-cell office:value-type="float" office:value="8.08006289528084">
                <text:p>8.0800628952808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0">
                <text:p>2800</text:p>
              </table:table-cell>
              <table:table-cell office:value-type="float" office:value="3.57209296949354">
                <text:p>3.57209296949354</text:p>
              </table:table-cell>
              <table:table-cell office:value-type="float" office:value="3.53337554398023">
                <text:p>3.53337554398023</text:p>
              </table:table-cell>
              <table:table-cell office:value-type="float" office:value="2900">
                <text:p>2900</text:p>
              </table:table-cell>
              <table:table-cell office:value-type="float" office:value="-1.25482551195028">
                <text:p>-1.2548255119502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0">
                <text:p>2900</text:p>
              </table:table-cell>
              <table:table-cell office:value-type="float" office:value="3.66032621706036">
                <text:p>3.66032621706036</text:p>
              </table:table-cell>
              <table:table-cell office:value-type="float" office:value="3.65228425015661">
                <text:p>3.65228425015661</text:p>
              </table:table-cell>
              <table:table-cell office:value-type="float" office:value="3000">
                <text:p>3000</text:p>
              </table:table-cell>
              <table:table-cell office:value-type="float" office:value="-4.56945501989934">
                <text:p>-4.5694550198993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0">
                <text:p>3000</text:p>
              </table:table-cell>
              <table:table-cell office:value-type="float" office:value="3.62988270485613">
                <text:p>3.62988270485613</text:p>
              </table:table-cell>
              <table:table-cell office:value-type="float" office:value="3.63301455047883">
                <text:p>3.63301455047883</text:p>
              </table:table-cell>
              <table:table-cell office:value-type="float" office:value="3100">
                <text:p>3100</text:p>
              </table:table-cell>
              <table:table-cell office:value-type="float" office:value="3.68235495561562">
                <text:p>3.6823549556156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00">
                <text:p>3100</text:p>
              </table:table-cell>
              <table:table-cell office:value-type="float" office:value="3.63320738621772">
                <text:p>3.63320738621772</text:p>
              </table:table-cell>
              <table:table-cell office:value-type="float" office:value="3.60893123181921">
                <text:p>3.60893123181921</text:p>
              </table:table-cell>
              <table:table-cell office:value-type="float" office:value="3200">
                <text:p>3200</text:p>
              </table:table-cell>
              <table:table-cell office:value-type="float" office:value="8.17258389376549">
                <text:p>8.1725838937654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0">
                <text:p>3200</text:p>
              </table:table-cell>
              <table:table-cell office:value-type="float" office:value="3.58781618970635">
                <text:p>3.58781618970635</text:p>
              </table:table-cell>
              <table:table-cell office:value-type="float" office:value="3.54892011250232">
                <text:p>3.54892011250232</text:p>
              </table:table-cell>
              <table:table-cell office:value-type="float" office:value="3300">
                <text:p>3300</text:p>
              </table:table-cell>
              <table:table-cell office:value-type="float" office:value="-2.02656463039456">
                <text:p>-2.0265646303945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00">
                <text:p>3300</text:p>
              </table:table-cell>
              <table:table-cell office:value-type="float" office:value="3.63914245374203">
                <text:p>3.63914245374203</text:p>
              </table:table-cell>
              <table:table-cell office:value-type="float" office:value="3.63373055563563">
                <text:p>3.63373055563563</text:p>
              </table:table-cell>
              <table:table-cell office:value-type="float" office:value="3400">
                <text:p>3400</text:p>
              </table:table-cell>
              <table:table-cell office:value-type="float" office:value="12.2460560954641">
                <text:p>12.246056095464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00">
                <text:p>3400</text:p>
              </table:table-cell>
              <table:table-cell office:value-type="float" office:value="3.60959681642292">
                <text:p>3.60959681642292</text:p>
              </table:table-cell>
              <table:table-cell office:value-type="float" office:value="3.55709795233102">
                <text:p>3.55709795233102</text:p>
              </table:table-cell>
              <table:table-cell office:value-type="float" office:value="3500">
                <text:p>3500</text:p>
              </table:table-cell>
              <table:table-cell office:value-type="float" office:value="-10.212324064894">
                <text:p>-10.21232406489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00">
                <text:p>3500</text:p>
              </table:table-cell>
              <table:table-cell office:value-type="float" office:value="3.66481583651483">
                <text:p>3.66481583651483</text:p>
              </table:table-cell>
              <table:table-cell office:value-type="float" office:value="3.68670226599068">
                <text:p>3.68670226599068</text:p>
              </table:table-cell>
              <table:table-cell office:value-type="float" office:value="3600">
                <text:p>3600</text:p>
              </table:table-cell>
              <table:table-cell office:value-type="float" office:value="12.2276179875779">
                <text:p>12.227617987577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00">
                <text:p>3600</text:p>
              </table:table-cell>
              <table:table-cell office:value-type="float" office:value="3.58028185445915">
                <text:p>3.58028185445915</text:p>
              </table:table-cell>
              <table:table-cell office:value-type="float" office:value="3.52793840314429">
                <text:p>3.52793840314429</text:p>
              </table:table-cell>
              <table:table-cell office:value-type="float" office:value="3700">
                <text:p>3700</text:p>
              </table:table-cell>
              <table:table-cell office:value-type="float" office:value="-4.28030813301727">
                <text:p>-4.2803081330172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00">
                <text:p>3700</text:p>
              </table:table-cell>
              <table:table-cell office:value-type="float" office:value="3.67291345706782">
                <text:p>3.67291345706782</text:p>
              </table:table-cell>
              <table:table-cell office:value-type="float" office:value="3.67496575056101">
                <text:p>3.67496575056101</text:p>
              </table:table-cell>
              <table:table-cell office:value-type="float" office:value="3800">
                <text:p>3800</text:p>
              </table:table-cell>
              <table:table-cell office:value-type="float" office:value="-3.25635957595735">
                <text:p>-3.2563595759573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00">
                <text:p>3800</text:p>
              </table:table-cell>
              <table:table-cell office:value-type="float" office:value="3.70792096502869">
                <text:p>3.70792096502869</text:p>
              </table:table-cell>
              <table:table-cell office:value-type="float" office:value="3.70639853539019">
                <text:p>3.70639853539019</text:p>
              </table:table-cell>
              <table:table-cell office:value-type="float" office:value="3900">
                <text:p>3900</text:p>
              </table:table-cell>
              <table:table-cell office:value-type="float" office:value="19.1716050636754">
                <text:p>19.171605063675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00">
                <text:p>3900</text:p>
              </table:table-cell>
              <table:table-cell office:value-type="float" office:value="3.57714817945365">
                <text:p>3.57714817945365</text:p>
              </table:table-cell>
              <table:table-cell office:value-type="float" office:value="3.50097493039132">
                <text:p>3.50097493039132</text:p>
              </table:table-cell>
              <table:table-cell office:value-type="float" office:value="4000">
                <text:p>4000</text:p>
              </table:table-cell>
              <table:table-cell office:value-type="float" office:value="-1.05124286388835">
                <text:p>-1.0512428638883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00">
                <text:p>4000</text:p>
              </table:table-cell>
              <table:table-cell office:value-type="float" office:value="3.6622463831418">
                <text:p>3.6622463831418</text:p>
              </table:table-cell>
              <table:table-cell office:value-type="float" office:value="3.65354172001579">
                <text:p>3.65354172001579</text:p>
              </table:table-cell>
              <table:table-cell office:value-type="float" office:value="4100">
                <text:p>4100</text:p>
              </table:table-cell>
              <table:table-cell office:value-type="float" office:value="6.27146593172547">
                <text:p>6.2714659317254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00">
                <text:p>4100</text:p>
              </table:table-cell>
              <table:table-cell office:value-type="float" office:value="3.61691672239293">
                <text:p>3.61691672239293</text:p>
              </table:table-cell>
              <table:table-cell office:value-type="float" office:value="3.58421745182367">
                <text:p>3.58421745182367</text:p>
              </table:table-cell>
              <table:table-cell office:value-type="float" office:value="4200">
                <text:p>4200</text:p>
              </table:table-cell>
              <table:table-cell office:value-type="float" office:value="6.86005829724185">
                <text:p>6.8600582972418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00">
                <text:p>4200</text:p>
              </table:table-cell>
              <table:table-cell office:value-type="float" office:value="3.63575441662662">
                <text:p>3.63575441662662</text:p>
              </table:table-cell>
              <table:table-cell office:value-type="float" office:value="3.60068716619484">
                <text:p>3.60068716619484</text:p>
              </table:table-cell>
              <table:table-cell office:value-type="float" office:value="4300">
                <text:p>4300</text:p>
              </table:table-cell>
              <table:table-cell office:value-type="float" office:value="5.19187903261528">
                <text:p>5.1918790326152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00">
                <text:p>4300</text:p>
              </table:table-cell>
              <table:table-cell office:value-type="float" office:value="3.6089700592456">
                <text:p>3.6089700592456</text:p>
              </table:table-cell>
              <table:table-cell office:value-type="float" office:value="3.5798571832898">
                <text:p>3.5798571832898</text:p>
              </table:table-cell>
              <table:table-cell office:value-type="float" office:value="4400">
                <text:p>4400</text:p>
              </table:table-cell>
              <table:table-cell office:value-type="float" office:value="-4.42162350810242">
                <text:p>-4.4216235081024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00">
                <text:p>4400</text:p>
              </table:table-cell>
              <table:table-cell office:value-type="float" office:value="3.67429936850321">
                <text:p>3.67429936850321</text:p>
              </table:table-cell>
              <table:table-cell office:value-type="float" office:value="3.67680440362105">
                <text:p>3.67680440362105</text:p>
              </table:table-cell>
              <table:table-cell office:value-type="float" office:value="4500">
                <text:p>4500</text:p>
              </table:table-cell>
              <table:table-cell office:value-type="float" office:value="3.86825738777629">
                <text:p>3.8682573877762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00">
                <text:p>4500</text:p>
              </table:table-cell>
              <table:table-cell office:value-type="float" office:value="3.6559986545861">
                <text:p>3.6559986545861</text:p>
              </table:table-cell>
              <table:table-cell office:value-type="float" office:value="3.63082880058437">
                <text:p>3.63082880058437</text:p>
              </table:table-cell>
              <table:table-cell office:value-type="float" office:value="4600">
                <text:p>4600</text:p>
              </table:table-cell>
              <table:table-cell office:value-type="float" office:value="2.09660045476568">
                <text:p>2.0966004547656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00">
                <text:p>4600</text:p>
              </table:table-cell>
              <table:table-cell office:value-type="float" office:value="3.66834663096587">
                <text:p>3.66834663096587</text:p>
              </table:table-cell>
              <table:table-cell office:value-type="float" office:value="3.64899331052653">
                <text:p>3.64899331052653</text:p>
              </table:table-cell>
              <table:table-cell office:value-type="float" office:value="4700">
                <text:p>4700</text:p>
              </table:table-cell>
              <table:table-cell office:value-type="float" office:value="4.35526298105148">
                <text:p>4.3552629810514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00">
                <text:p>4700</text:p>
              </table:table-cell>
              <table:table-cell office:value-type="float" office:value="3.60633638513851">
                <text:p>3.60633638513851</text:p>
              </table:table-cell>
              <table:table-cell office:value-type="float" office:value="3.57981512294186">
                <text:p>3.57981512294186</text:p>
              </table:table-cell>
              <table:table-cell office:value-type="float" office:value="4800">
                <text:p>4800</text:p>
              </table:table-cell>
              <table:table-cell office:value-type="float" office:value="4.72645664761957">
                <text:p>4.7264566476195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00">
                <text:p>4800</text:p>
              </table:table-cell>
              <table:table-cell office:value-type="float" office:value="3.65397656239715">
                <text:p>3.65397656239715</text:p>
              </table:table-cell>
              <table:table-cell office:value-type="float" office:value="3.62590413546186">
                <text:p>3.62590413546186</text:p>
              </table:table-cell>
              <table:table-cell office:value-type="float" office:value="4900">
                <text:p>4900</text:p>
              </table:table-cell>
              <table:table-cell office:value-type="float" office:value="8.98052349293821">
                <text:p>8.9805234929382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00">
                <text:p>4900</text:p>
              </table:table-cell>
              <table:table-cell office:value-type="float" office:value="3.62456947450526">
                <text:p>3.62456947450526</text:p>
              </table:table-cell>
              <table:table-cell office:value-type="float" office:value="3.58226215791204">
                <text:p>3.58226215791204</text:p>
              </table:table-cell>
              <table:table-cell office:value-type="float" office:value="5000">
                <text:p>5000</text:p>
              </table:table-cell>
              <table:table-cell office:value-type="float" office:value="10.6416345924944">
                <text:p>10.641634592494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00">
                <text:p>5000</text:p>
              </table:table-cell>
              <table:table-cell office:value-type="float" office:value="3.62360314901911">
                <text:p>3.62360314901911</text:p>
              </table:table-cell>
              <table:table-cell office:value-type="float" office:value="3.57628181168631">
                <text:p>3.57628181168631</text:p>
              </table:table-cell>
              <table:table-cell office:value-type="float" office:value="5100">
                <text:p>5100</text:p>
              </table:table-cell>
              <table:table-cell office:value-type="float" office:value="3.2905661802538">
                <text:p>3.290566180253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00">
                <text:p>5100</text:p>
              </table:table-cell>
              <table:table-cell office:value-type="float" office:value="3.64819954159376">
                <text:p>3.64819954159376</text:p>
              </table:table-cell>
              <table:table-cell office:value-type="float" office:value="3.62500683578942">
                <text:p>3.62500683578942</text:p>
              </table:table-cell>
              <table:table-cell office:value-type="float" office:value="5200">
                <text:p>5200</text:p>
              </table:table-cell>
              <table:table-cell office:value-type="float" office:value="8.03716664767614">
                <text:p>8.0371666476761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00">
                <text:p>5200</text:p>
              </table:table-cell>
              <table:table-cell office:value-type="float" office:value="3.59332321369457">
                <text:p>3.59332321369457</text:p>
              </table:table-cell>
              <table:table-cell office:value-type="float" office:value="3.55463856563469">
                <text:p>3.55463856563469</text:p>
              </table:table-cell>
              <table:table-cell office:value-type="float" office:value="5300">
                <text:p>5300</text:p>
              </table:table-cell>
              <table:table-cell office:value-type="float" office:value="4.40462773665594">
                <text:p>4.4046277366559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00">
                <text:p>5300</text:p>
              </table:table-cell>
              <table:table-cell office:value-type="float" office:value="3.578258924122">
                <text:p>3.578258924122</text:p>
              </table:table-cell>
              <table:table-cell office:value-type="float" office:value="3.55153088563995">
                <text:p>3.55153088563995</text:p>
              </table:table-cell>
              <table:table-cell office:value-type="float" office:value="5400">
                <text:p>5400</text:p>
              </table:table-cell>
              <table:table-cell office:value-type="float" office:value="0.658300682731007">
                <text:p>0.65830068273100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00">
                <text:p>5400</text:p>
              </table:table-cell>
              <table:table-cell office:value-type="float" office:value="3.65830408686317">
                <text:p>3.65830408686317</text:p>
              </table:table-cell>
              <table:table-cell office:value-type="float" office:value="3.64383613784544">
                <text:p>3.64383613784544</text:p>
              </table:table-cell>
              <table:table-cell office:value-type="float" office:value="5500">
                <text:p>5500</text:p>
              </table:table-cell>
              <table:table-cell office:value-type="float" office:value="4.02729748220195">
                <text:p>4.0272974822019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00">
                <text:p>5500</text:p>
              </table:table-cell>
              <table:table-cell office:value-type="float" office:value="3.61587019387797">
                <text:p>3.61587019387797</text:p>
              </table:table-cell>
              <table:table-cell office:value-type="float" office:value="3.59047841154778">
                <text:p>3.59047841154778</text:p>
              </table:table-cell>
              <table:table-cell office:value-type="float" office:value="5600">
                <text:p>5600</text:p>
              </table:table-cell>
              <table:table-cell office:value-type="float" office:value="0.650765906860686">
                <text:p>0.65076590686068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00">
                <text:p>5600</text:p>
              </table:table-cell>
              <table:table-cell office:value-type="float" office:value="3.63379359485018">
                <text:p>3.63379359485018</text:p>
              </table:table-cell>
              <table:table-cell office:value-type="float" office:value="3.61939519020817">
                <text:p>3.61939519020817</text:p>
              </table:table-cell>
              <table:table-cell office:value-type="float" office:value="5700">
                <text:p>5700</text:p>
              </table:table-cell>
              <table:table-cell office:value-type="float" office:value="-1.41763424891222">
                <text:p>-1.4176342489122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00">
                <text:p>5700</text:p>
              </table:table-cell>
              <table:table-cell office:value-type="float" office:value="3.68048887317361">
                <text:p>3.68048887317361</text:p>
              </table:table-cell>
              <table:table-cell office:value-type="float" office:value="3.67285816011122">
                <text:p>3.67285816011122</text:p>
              </table:table-cell>
              <table:table-cell office:value-type="float" office:value="5800">
                <text:p>5800</text:p>
              </table:table-cell>
              <table:table-cell office:value-type="float" office:value="1.39925519920733">
                <text:p>1.3992551992073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00">
                <text:p>5800</text:p>
              </table:table-cell>
              <table:table-cell office:value-type="float" office:value="3.60955794955663">
                <text:p>3.60955794955663</text:p>
              </table:table-cell>
              <table:table-cell office:value-type="float" office:value="3.59286042426229">
                <text:p>3.59286042426229</text:p>
              </table:table-cell>
              <table:table-cell office:value-type="float" office:value="5900">
                <text:p>5900</text:p>
              </table:table-cell>
              <table:table-cell office:value-type="float" office:value="-1.81259687925861">
                <text:p>-1.8125968792586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00">
                <text:p>5900</text:p>
              </table:table-cell>
              <table:table-cell office:value-type="float" office:value="3.59215597495853">
                <text:p>3.59215597495853</text:p>
              </table:table-cell>
              <table:table-cell office:value-type="float" office:value="3.58618448698893">
                <text:p>3.58618448698893</text:p>
              </table:table-cell>
              <table:table-cell office:value-type="float" office:value="6000">
                <text:p>6000</text:p>
              </table:table-cell>
              <table:table-cell office:value-type="float" office:value="0.50964159908951">
                <text:p>0.5096415990895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00">
                <text:p>6000</text:p>
              </table:table-cell>
              <table:table-cell office:value-type="float" office:value="3.6400367467468">
                <text:p>3.6400367467468</text:p>
              </table:table-cell>
              <table:table-cell office:value-type="float" office:value="3.62625352520325">
                <text:p>3.62625352520325</text:p>
              </table:table-cell>
              <table:table-cell office:value-type="float" office:value="6100">
                <text:p>6100</text:p>
              </table:table-cell>
              <table:table-cell office:value-type="float" office:value="14.1989082439475">
                <text:p>14.198908243947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00">
                <text:p>6100</text:p>
              </table:table-cell>
              <table:table-cell office:value-type="float" office:value="3.58137976853272">
                <text:p>3.58137976853272</text:p>
              </table:table-cell>
              <table:table-cell office:value-type="float" office:value="3.52230230445954">
                <text:p>3.52230230445954</text:p>
              </table:table-cell>
              <table:table-cell office:value-type="float" office:value="6200">
                <text:p>6200</text:p>
              </table:table-cell>
              <table:table-cell office:value-type="float" office:value="2.91937993808513">
                <text:p>2.9193799380851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00">
                <text:p>6200</text:p>
              </table:table-cell>
              <table:table-cell office:value-type="float" office:value="3.63535391473873">
                <text:p>3.63535391473873</text:p>
              </table:table-cell>
              <table:table-cell office:value-type="float" office:value="3.61352596957246">
                <text:p>3.61352596957246</text:p>
              </table:table-cell>
              <table:table-cell office:value-type="float" office:value="6300">
                <text:p>6300</text:p>
              </table:table-cell>
              <table:table-cell office:value-type="float" office:value="9.55363231541918">
                <text:p>9.5536323154191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00">
                <text:p>6300</text:p>
              </table:table-cell>
              <table:table-cell office:value-type="float" office:value="3.61966565858358">
                <text:p>3.61966565858358</text:p>
              </table:table-cell>
              <table:table-cell office:value-type="float" office:value="3.57567870846565">
                <text:p>3.57567870846565</text:p>
              </table:table-cell>
              <table:table-cell office:value-type="float" office:value="6400">
                <text:p>6400</text:p>
              </table:table-cell>
              <table:table-cell office:value-type="float" office:value="4.31835103097512">
                <text:p>4.3183510309751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00">
                <text:p>6400</text:p>
              </table:table-cell>
              <table:table-cell office:value-type="float" office:value="3.63477353549189">
                <text:p>3.63477353549189</text:p>
              </table:table-cell>
              <table:table-cell office:value-type="float" office:value="3.60817747830298">
                <text:p>3.60817747830298</text:p>
              </table:table-cell>
              <table:table-cell office:value-type="float" office:value="6500">
                <text:p>6500</text:p>
              </table:table-cell>
              <table:table-cell office:value-type="float" office:value="-6.17368163815792">
                <text:p>-6.1736816381579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00">
                <text:p>6500</text:p>
              </table:table-cell>
              <table:table-cell office:value-type="float" office:value="3.63957608151797">
                <text:p>3.63957608151797</text:p>
              </table:table-cell>
              <table:table-cell office:value-type="float" office:value="3.64805425884642">
                <text:p>3.64805425884642</text:p>
              </table:table-cell>
              <table:table-cell office:value-type="float" office:value="6600">
                <text:p>6600</text:p>
              </table:table-cell>
              <table:table-cell office:value-type="float" office:value="-4.57255956307885">
                <text:p>-4.5725595630788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00">
                <text:p>6600</text:p>
              </table:table-cell>
              <table:table-cell office:value-type="float" office:value="3.6413901889621">
                <text:p>3.6413901889621</text:p>
              </table:table-cell>
              <table:table-cell office:value-type="float" office:value="3.6445278978932">
                <text:p>3.6445278978932</text:p>
              </table:table-cell>
              <table:table-cell office:value-type="float" office:value="6700">
                <text:p>6700</text:p>
              </table:table-cell>
              <table:table-cell office:value-type="float" office:value="-6.61934936034504">
                <text:p>-6.6193493603450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00">
                <text:p>6700</text:p>
              </table:table-cell>
              <table:table-cell office:value-type="float" office:value="3.72258891285236">
                <text:p>3.72258891285236</text:p>
              </table:table-cell>
              <table:table-cell office:value-type="float" office:value="3.73228177399027">
                <text:p>3.73228177399027</text:p>
              </table:table-cell>
              <table:table-cell office:value-type="float" office:value="6800">
                <text:p>6800</text:p>
              </table:table-cell>
              <table:table-cell office:value-type="float" office:value="8.47327083362448">
                <text:p>8.4732708336244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00">
                <text:p>6800</text:p>
              </table:table-cell>
              <table:table-cell office:value-type="float" office:value="3.62105978431212">
                <text:p>3.62105978431212</text:p>
              </table:table-cell>
              <table:table-cell office:value-type="float" office:value="3.58077276260414">
                <text:p>3.58077276260414</text:p>
              </table:table-cell>
              <table:table-cell office:value-type="float" office:value="6900">
                <text:p>6900</text:p>
              </table:table-cell>
              <table:table-cell office:value-type="float" office:value="-1.9488862234673">
                <text:p>-1.948886223467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00">
                <text:p>6900</text:p>
              </table:table-cell>
              <table:table-cell office:value-type="float" office:value="3.65898150054288">
                <text:p>3.65898150054288</text:p>
              </table:table-cell>
              <table:table-cell office:value-type="float" office:value="3.65328176943126">
                <text:p>3.65328176943126</text:p>
              </table:table-cell>
              <table:table-cell office:value-type="float" office:value="7000">
                <text:p>7000</text:p>
              </table:table-cell>
              <table:table-cell office:value-type="float" office:value="4.21838274769075">
                <text:p>4.2183827476907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00">
                <text:p>7000</text:p>
              </table:table-cell>
              <table:table-cell office:value-type="float" office:value="3.61108501022243">
                <text:p>3.61108501022243</text:p>
              </table:table-cell>
              <table:table-cell office:value-type="float" office:value="3.58483642547345">
                <text:p>3.58483642547345</text:p>
              </table:table-cell>
              <table:table-cell office:value-type="float" office:value="7100">
                <text:p>7100</text:p>
              </table:table-cell>
              <table:table-cell office:value-type="float" office:value="-0.0602259272684448">
                <text:p>-0.060225927268444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00">
                <text:p>7100</text:p>
              </table:table-cell>
              <table:table-cell office:value-type="float" office:value="3.67393462915385">
                <text:p>3.67393462915385</text:p>
              </table:table-cell>
              <table:table-cell office:value-type="float" office:value="3.6618157011673">
                <text:p>3.6618157011673</text:p>
              </table:table-cell>
              <table:table-cell office:value-type="float" office:value="7200">
                <text:p>7200</text:p>
              </table:table-cell>
              <table:table-cell office:value-type="float" office:value="-2.45238537148191">
                <text:p>-2.4523853714819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00">
                <text:p>7200</text:p>
              </table:table-cell>
              <table:table-cell office:value-type="float" office:value="3.65709593211613">
                <text:p>3.65709593211613</text:p>
              </table:table-cell>
              <table:table-cell office:value-type="float" office:value="3.65304924871599">
                <text:p>3.65304924871599</text:p>
              </table:table-cell>
              <table:table-cell office:value-type="float" office:value="7300">
                <text:p>7300</text:p>
              </table:table-cell>
              <table:table-cell office:value-type="float" office:value="-6.31250941970972">
                <text:p>-6.3125094197097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00">
                <text:p>7300</text:p>
              </table:table-cell>
              <table:table-cell office:value-type="float" office:value="3.71255152851973">
                <text:p>3.71255152851973</text:p>
              </table:table-cell>
              <table:table-cell office:value-type="float" office:value="3.72126377358596">
                <text:p>3.72126377358596</text:p>
              </table:table-cell>
              <table:table-cell office:value-type="float" office:value="7400">
                <text:p>7400</text:p>
              </table:table-cell>
              <table:table-cell office:value-type="float" office:value="5.94662145708515">
                <text:p>5.9466214570851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00">
                <text:p>7400</text:p>
              </table:table-cell>
              <table:table-cell office:value-type="float" office:value="3.63014949374281">
                <text:p>3.63014949374281</text:p>
              </table:table-cell>
              <table:table-cell office:value-type="float" office:value="3.59822852933936">
                <text:p>3.59822852933936</text:p>
              </table:table-cell>
              <table:table-cell office:value-type="float" office:value="7500">
                <text:p>7500</text:p>
              </table:table-cell>
              <table:table-cell office:value-type="float" office:value="-1.04521734454128">
                <text:p>-1.0452173445412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00">
                <text:p>7500</text:p>
              </table:table-cell>
              <table:table-cell office:value-type="float" office:value="3.64740946344416">
                <text:p>3.64740946344416</text:p>
              </table:table-cell>
              <table:table-cell office:value-type="float" office:value="3.63866027442145">
                <text:p>3.63866027442145</text:p>
              </table:table-cell>
              <table:table-cell office:value-type="float" office:value="7600">
                <text:p>7600</text:p>
              </table:table-cell>
              <table:table-cell office:value-type="float" office:value="7.59839865101692">
                <text:p>7.5983986510169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00">
                <text:p>7600</text:p>
              </table:table-cell>
              <table:table-cell office:value-type="float" office:value="3.62185062185508">
                <text:p>3.62185062185508</text:p>
              </table:table-cell>
              <table:table-cell office:value-type="float" office:value="3.58446433888477">
                <text:p>3.58446433888477</text:p>
              </table:table-cell>
              <table:table-cell office:value-type="float" office:value="7700">
                <text:p>7700</text:p>
              </table:table-cell>
              <table:table-cell office:value-type="float" office:value="-9.49239133369041">
                <text:p>-9.4923913336904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00">
                <text:p>7700</text:p>
              </table:table-cell>
              <table:table-cell office:value-type="float" office:value="3.70082253217677">
                <text:p>3.70082253217677</text:p>
              </table:table-cell>
              <table:table-cell office:value-type="float" office:value="3.72036473817507">
                <text:p>3.72036473817507</text:p>
              </table:table-cell>
              <table:table-cell office:value-type="float" office:value="7800">
                <text:p>7800</text:p>
              </table:table-cell>
              <table:table-cell office:value-type="float" office:value="4.49052963348254">
                <text:p>4.4905296334825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00">
                <text:p>7800</text:p>
              </table:table-cell>
              <table:table-cell office:value-type="float" office:value="3.61610771087317">
                <text:p>3.61610771087317</text:p>
              </table:table-cell>
              <table:table-cell office:value-type="float" office:value="3.58900422702204">
                <text:p>3.58900422702204</text:p>
              </table:table-cell>
              <table:table-cell office:value-type="float" office:value="7900">
                <text:p>7900</text:p>
              </table:table-cell>
              <table:table-cell office:value-type="float" office:value="6.76366940731745">
                <text:p>6.7636694073174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00">
                <text:p>7900</text:p>
              </table:table-cell>
              <table:table-cell office:value-type="float" office:value="3.66259221998247">
                <text:p>3.66259221998247</text:p>
              </table:table-cell>
              <table:table-cell office:value-type="float" office:value="3.62765656877568">
                <text:p>3.62765656877568</text:p>
              </table:table-cell>
              <table:table-cell office:value-type="float" office:value="8000">
                <text:p>8000</text:p>
              </table:table-cell>
              <table:table-cell office:value-type="float" office:value="1.21619250859209">
                <text:p>1.2161925085920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00">
                <text:p>8000</text:p>
              </table:table-cell>
              <table:table-cell office:value-type="float" office:value="3.62947629691452">
                <text:p>3.62947629691452</text:p>
              </table:table-cell>
              <table:table-cell office:value-type="float" office:value="3.6132026875012">
                <text:p>3.6132026875012</text:p>
              </table:table-cell>
              <table:table-cell office:value-type="float" office:value="8100">
                <text:p>8100</text:p>
              </table:table-cell>
              <table:table-cell office:value-type="float" office:value="-3.41145577760855">
                <text:p>-3.4114557776085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00">
                <text:p>8100</text:p>
              </table:table-cell>
              <table:table-cell office:value-type="float" office:value="3.6657811991617">
                <text:p>3.6657811991617</text:p>
              </table:table-cell>
              <table:table-cell office:value-type="float" office:value="3.66492906051979">
                <text:p>3.66492906051979</text:p>
              </table:table-cell>
              <table:table-cell office:value-type="float" office:value="8200">
                <text:p>8200</text:p>
              </table:table-cell>
              <table:table-cell office:value-type="float" office:value="4.7495492581375">
                <text:p>4.749549258137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00">
                <text:p>8200</text:p>
              </table:table-cell>
              <table:table-cell office:value-type="float" office:value="3.65272567703055">
                <text:p>3.65272567703055</text:p>
              </table:table-cell>
              <table:table-cell office:value-type="float" office:value="3.62454467233991">
                <text:p>3.62454467233991</text:p>
              </table:table-cell>
              <table:table-cell office:value-type="float" office:value="8300">
                <text:p>8300</text:p>
              </table:table-cell>
              <table:table-cell office:value-type="float" office:value="2.57378980469325">
                <text:p>2.5737898046932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00">
                <text:p>8300</text:p>
              </table:table-cell>
              <table:table-cell office:value-type="float" office:value="3.61213630806">
                <text:p>3.61213630806</text:p>
              </table:table-cell>
              <table:table-cell office:value-type="float" office:value="3.59146042638071">
                <text:p>3.59146042638071</text:p>
              </table:table-cell>
              <table:table-cell office:value-type="float" office:value="8400">
                <text:p>8400</text:p>
              </table:table-cell>
              <table:table-cell office:value-type="float" office:value="-3.67195135268142">
                <text:p>-3.6719513526814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00">
                <text:p>8400</text:p>
              </table:table-cell>
              <table:table-cell office:value-type="float" office:value="3.7032834543723">
                <text:p>3.7032834543723</text:p>
              </table:table-cell>
              <table:table-cell office:value-type="float" office:value="3.70317841416637">
                <text:p>3.70317841416637</text:p>
              </table:table-cell>
              <table:table-cell office:value-type="float" office:value="8500">
                <text:p>8500</text:p>
              </table:table-cell>
              <table:table-cell office:value-type="float" office:value="-2.40103318266814">
                <text:p>-2.4010331826681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00">
                <text:p>8500</text:p>
              </table:table-cell>
              <table:table-cell office:value-type="float" office:value="3.61530680432273">
                <text:p>3.61530680432273</text:p>
              </table:table-cell>
              <table:table-cell office:value-type="float" office:value="3.61123137086318">
                <text:p>3.61123137086318</text:p>
              </table:table-cell>
              <table:table-cell office:value-type="float" office:value="8600">
                <text:p>8600</text:p>
              </table:table-cell>
              <table:table-cell office:value-type="float" office:value="3.83910735737683">
                <text:p>3.8391073573768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00">
                <text:p>8600</text:p>
              </table:table-cell>
              <table:table-cell office:value-type="float" office:value="3.63403699663679">
                <text:p>3.63403699663679</text:p>
              </table:table-cell>
              <table:table-cell office:value-type="float" office:value="3.60896117123966">
                <text:p>3.60896117123966</text:p>
              </table:table-cell>
              <table:table-cell office:value-type="float" office:value="8700">
                <text:p>8700</text:p>
              </table:table-cell>
              <table:table-cell office:value-type="float" office:value="-2.76368422550004">
                <text:p>-2.7636842255000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00">
                <text:p>8700</text:p>
              </table:table-cell>
              <table:table-cell office:value-type="float" office:value="3.73842496518974">
                <text:p>3.73842496518974</text:p>
              </table:table-cell>
              <table:table-cell office:value-type="float" office:value="3.73515654958734">
                <text:p>3.73515654958734</text:p>
              </table:table-cell>
              <table:table-cell office:value-type="float" office:value="8800">
                <text:p>8800</text:p>
              </table:table-cell>
              <table:table-cell office:value-type="float" office:value="-10.3103471036609">
                <text:p>-10.310347103660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00">
                <text:p>8800</text:p>
              </table:table-cell>
              <table:table-cell office:value-type="float" office:value="3.6793611668496">
                <text:p>3.6793611668496</text:p>
              </table:table-cell>
              <table:table-cell office:value-type="float" office:value="3.7015629625034">
                <text:p>3.7015629625034</text:p>
              </table:table-cell>
              <table:table-cell office:value-type="float" office:value="8900">
                <text:p>8900</text:p>
              </table:table-cell>
              <table:table-cell office:value-type="float" office:value="8.30615247248486">
                <text:p>8.3061524724848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00">
                <text:p>8900</text:p>
              </table:table-cell>
              <table:table-cell office:value-type="float" office:value="3.62508324977586">
                <text:p>3.62508324977586</text:p>
              </table:table-cell>
              <table:table-cell office:value-type="float" office:value="3.58515509891644">
                <text:p>3.58515509891644</text:p>
              </table:table-cell>
              <table:table-cell office:value-type="float" office:value="9000">
                <text:p>9000</text:p>
              </table:table-cell>
              <table:table-cell office:value-type="float" office:value="-2.67818597215818">
                <text:p>-2.6781859721581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00">
                <text:p>9000</text:p>
              </table:table-cell>
              <table:table-cell office:value-type="float" office:value="3.64430377294875">
                <text:p>3.64430377294875</text:p>
              </table:table-cell>
              <table:table-cell office:value-type="float" office:value="3.6410737980806">
                <text:p>3.6410737980806</text:p>
              </table:table-cell>
              <table:table-cell office:value-type="float" office:value="9100">
                <text:p>9100</text:p>
              </table:table-cell>
              <table:table-cell office:value-type="float" office:value="7.17787174152987">
                <text:p>7.1778717415298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00">
                <text:p>9100</text:p>
              </table:table-cell>
              <table:table-cell office:value-type="float" office:value="3.60177761887938">
                <text:p>3.60177761887938</text:p>
              </table:table-cell>
              <table:table-cell office:value-type="float" office:value="3.56586636428005">
                <text:p>3.56586636428005</text:p>
              </table:table-cell>
              <table:table-cell office:value-type="float" office:value="9200">
                <text:p>9200</text:p>
              </table:table-cell>
              <table:table-cell office:value-type="float" office:value="4.89739803106914">
                <text:p>4.8973980310691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00">
                <text:p>9200</text:p>
              </table:table-cell>
              <table:table-cell office:value-type="float" office:value="3.63387044824565">
                <text:p>3.63387044824565</text:p>
              </table:table-cell>
              <table:table-cell office:value-type="float" office:value="3.60541557535406">
                <text:p>3.60541557535406</text:p>
              </table:table-cell>
              <table:table-cell office:value-type="float" office:value="9300">
                <text:p>9300</text:p>
              </table:table-cell>
              <table:table-cell office:value-type="float" office:value="-2.5670679618242">
                <text:p>-2.567067961824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00">
                <text:p>9300</text:p>
              </table:table-cell>
              <table:table-cell office:value-type="float" office:value="3.67016599783148">
                <text:p>3.67016599783148</text:p>
              </table:table-cell>
              <table:table-cell office:value-type="float" office:value="3.66646446723128">
                <text:p>3.66646446723128</text:p>
              </table:table-cell>
              <table:table-cell office:value-type="float" office:value="9400">
                <text:p>9400</text:p>
              </table:table-cell>
              <table:table-cell office:value-type="float" office:value="7.6665360036126">
                <text:p>7.666536003612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00">
                <text:p>9400</text:p>
              </table:table-cell>
              <table:table-cell office:value-type="float" office:value="3.62364623387271">
                <text:p>3.62364623387271</text:p>
              </table:table-cell>
              <table:table-cell office:value-type="float" office:value="3.58586190910848">
                <text:p>3.58586190910848</text:p>
              </table:table-cell>
              <table:table-cell office:value-type="float" office:value="9500">
                <text:p>9500</text:p>
              </table:table-cell>
              <table:table-cell office:value-type="float" office:value="-1.47942375149332">
                <text:p>-1.4794237514933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00">
                <text:p>9500</text:p>
              </table:table-cell>
              <table:table-cell office:value-type="float" office:value="3.65018713749418">
                <text:p>3.65018713749418</text:p>
              </table:table-cell>
              <table:table-cell office:value-type="float" office:value="3.64292393769033">
                <text:p>3.64292393769033</text:p>
              </table:table-cell>
              <table:table-cell office:value-type="float" office:value="9600">
                <text:p>9600</text:p>
              </table:table-cell>
              <table:table-cell office:value-type="float" office:value="10.1638325554087">
                <text:p>10.163832555408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00">
                <text:p>9600</text:p>
              </table:table-cell>
              <table:table-cell office:value-type="float" office:value="3.60126632428401">
                <text:p>3.60126632428401</text:p>
              </table:table-cell>
              <table:table-cell office:value-type="float" office:value="3.55526094703954">
                <text:p>3.55526094703954</text:p>
              </table:table-cell>
              <table:table-cell office:value-type="float" office:value="9700">
                <text:p>9700</text:p>
              </table:table-cell>
              <table:table-cell office:value-type="float" office:value="-0.676188234992834">
                <text:p>-0.67618823499283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00">
                <text:p>9700</text:p>
              </table:table-cell>
              <table:table-cell office:value-type="float" office:value="3.67571477383631">
                <text:p>3.67571477383631</text:p>
              </table:table-cell>
              <table:table-cell office:value-type="float" office:value="3.6656197341938">
                <text:p>3.6656197341938</text:p>
              </table:table-cell>
              <table:table-cell office:value-type="float" office:value="9800">
                <text:p>9800</text:p>
              </table:table-cell>
              <table:table-cell office:value-type="float" office:value="-3.28467078538557">
                <text:p>-3.2846707853855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00">
                <text:p>9800</text:p>
              </table:table-cell>
              <table:table-cell office:value-type="float" office:value="3.60855472271754">
                <text:p>3.60855472271754</text:p>
              </table:table-cell>
              <table:table-cell office:value-type="float" office:value="3.60747494433495">
                <text:p>3.60747494433495</text:p>
              </table:table-cell>
              <table:table-cell office:value-type="float" office:value="9900">
                <text:p>9900</text:p>
              </table:table-cell>
              <table:table-cell office:value-type="float" office:value="0.910664442452898">
                <text:p>0.91066444245289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00">
                <text:p>9900</text:p>
              </table:table-cell>
              <table:table-cell office:value-type="float" office:value="3.68552711042689">
                <text:p>3.68552711042689</text:p>
              </table:table-cell>
              <table:table-cell office:value-type="float" office:value="3.66999900629185">
                <text:p>3.66999900629185</text:p>
              </table:table-cell>
              <table:table-cell office:value-type="float" office:value="10000">
                <text:p>10000</text:p>
              </table:table-cell>
              <table:table-cell office:value-type="float" office:value="0.657386520229415">
                <text:p>0.65738652022941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00">
                <text:p>10000</text:p>
              </table:table-cell>
              <table:table-cell office:value-type="float" office:value="3.68537807499964">
                <text:p>3.68537807499964</text:p>
              </table:table-cell>
              <table:table-cell office:value-type="float" office:value="3.67072632200483">
                <text:p>3.67072632200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835cm" svg:height="11.396cm" xlink:href=".." xlink:type="simple" chart:class="chart:scatter" chart:style-name="ch1">
        <chart:legend chart:legend-position="end" svg:x="15.707cm" svg:y="5.15cm" style:legend-expansion="high" chart:style-name="ch2"/>
        <chart:plot-area chart:style-name="ch3" table:cell-range-address="'compute-TI-info'.A1:'compute-TI-info'.A102 'compute-TI-info'.H1:'compute-TI-info'.H102 'compute-TI-info'.I1:'compute-TI-info'.I1 'compute-TI-info'.I3:'compute-TI-info'.I102" chart:data-source-has-labels="row" svg:x="0.416cm" svg:y="0.227cm" svg:width="14.875cm" svg:height="10.942cm">
          <chart:coordinate-region svg:x="1.249cm" svg:y="0.426cm" svg:width="13.577cm" svg:height="10.54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compute-TI-info'.H2:'compute-TI-info'.H102" chart:label-cell-address="'compute-TI-info'.H1:'compute-TI-info'.H1" chart:class="chart:scatter">
            <chart:domain table:cell-range-address="'compute-TI-info'.A2:'compute-TI-info'.A102"/>
            <chart:data-point chart:repeated="101"/>
          </chart:series>
          <chart:series chart:style-name="ch8" chart:values-cell-range-address="'compute-TI-info'.I3:'compute-TI-info'.I102" chart:label-cell-address="'compute-TI-info'.I1:'compute-TI-info'.I1" chart:class="chart:scatter">
            <chart:domain table:cell-range-address="'compute-TI-info'.A3:'compute-TI-info'.A102"/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dudlambda</text:p>
                <draw:g>
                  <svg:desc>'compute-TI-info'.H1:'compute-TI-info'.H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uA-uB-(0.52-0.48) / 0.04 </text:p>
                <draw:g>
                  <svg:desc>'compute-TI-info'.I1:'compute-TI-info'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compute-TI-info'.A2:'compute-TI-info'.A102</svg:desc>
                </draw:g>
              </table:table-cell>
              <table:table-cell office:value-type="float" office:value="-1.49652873690131">
                <text:p>-1.49652873690131</text:p>
                <draw:g>
                  <svg:desc>'compute-TI-info'.H2:'compute-TI-info'.H102</svg:desc>
                </draw:g>
              </table:table-cell>
              <table:table-cell office:value-type="float" office:value="100">
                <text:p>100</text:p>
                <draw:g>
                  <svg:desc>'compute-TI-info'.A3:'compute-TI-info'.A102</svg:desc>
                </draw:g>
              </table:table-cell>
              <table:table-cell office:value-type="float" office:value="-1.56524415997756">
                <text:p>-1.56524415997756</text:p>
                <draw:g>
                  <svg:desc>'compute-TI-info'.I3:'compute-TI-info'.I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-1.93770219499738">
                <text:p>-1.93770219499738</text:p>
              </table:table-cell>
              <table:table-cell office:value-type="float" office:value="200">
                <text:p>200</text:p>
              </table:table-cell>
              <table:table-cell office:value-type="float" office:value="-1.42156845257997">
                <text:p>-1.421568452579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">
                <text:p>200</text:p>
              </table:table-cell>
              <table:table-cell office:value-type="float" office:value="-1.97337992432205">
                <text:p>-1.97337992432205</text:p>
              </table:table-cell>
              <table:table-cell office:value-type="float" office:value="300">
                <text:p>300</text:p>
              </table:table-cell>
              <table:table-cell office:value-type="float" office:value="-1.76704645433752">
                <text:p>-1.767046454337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">
                <text:p>300</text:p>
              </table:table-cell>
              <table:table-cell office:value-type="float" office:value="-1.97938267353646">
                <text:p>-1.97938267353646</text:p>
              </table:table-cell>
              <table:table-cell office:value-type="float" office:value="400">
                <text:p>400</text:p>
              </table:table-cell>
              <table:table-cell office:value-type="float" office:value="-2.08470346345502">
                <text:p>-2.084703463455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">
                <text:p>400</text:p>
              </table:table-cell>
              <table:table-cell office:value-type="float" office:value="-1.92725259489972">
                <text:p>-1.92725259489972</text:p>
              </table:table-cell>
              <table:table-cell office:value-type="float" office:value="500">
                <text:p>500</text:p>
              </table:table-cell>
              <table:table-cell office:value-type="float" office:value="-1.99026067018506">
                <text:p>-1.990260670185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">
                <text:p>500</text:p>
              </table:table-cell>
              <table:table-cell office:value-type="float" office:value="-1.91810305519358">
                <text:p>-1.91810305519358</text:p>
              </table:table-cell>
              <table:table-cell office:value-type="float" office:value="600">
                <text:p>600</text:p>
              </table:table-cell>
              <table:table-cell office:value-type="float" office:value="-2.19687509807498">
                <text:p>-2.196875098074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0">
                <text:p>600</text:p>
              </table:table-cell>
              <table:table-cell office:value-type="float" office:value="-1.93010944906993">
                <text:p>-1.93010944906993</text:p>
              </table:table-cell>
              <table:table-cell office:value-type="float" office:value="700">
                <text:p>700</text:p>
              </table:table-cell>
              <table:table-cell office:value-type="float" office:value="-2.05979690245002">
                <text:p>-2.059796902450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0">
                <text:p>700</text:p>
              </table:table-cell>
              <table:table-cell office:value-type="float" office:value="-1.92407718782599">
                <text:p>-1.92407718782599</text:p>
              </table:table-cell>
              <table:table-cell office:value-type="float" office:value="800">
                <text:p>800</text:p>
              </table:table-cell>
              <table:table-cell office:value-type="float" office:value="-1.93428562347746">
                <text:p>-1.9342856234774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0">
                <text:p>800</text:p>
              </table:table-cell>
              <table:table-cell office:value-type="float" office:value="-1.94817125577078">
                <text:p>-1.94817125577078</text:p>
              </table:table-cell>
              <table:table-cell office:value-type="float" office:value="900">
                <text:p>900</text:p>
              </table:table-cell>
              <table:table-cell office:value-type="float" office:value="-2.02848295886495">
                <text:p>-2.028482958864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0">
                <text:p>900</text:p>
              </table:table-cell>
              <table:table-cell office:value-type="float" office:value="-1.92936108020607">
                <text:p>-1.92936108020607</text:p>
              </table:table-cell>
              <table:table-cell office:value-type="float" office:value="1000">
                <text:p>1000</text:p>
              </table:table-cell>
              <table:table-cell office:value-type="float" office:value="-1.89442241286253">
                <text:p>-1.8944224128625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">
                <text:p>1000</text:p>
              </table:table-cell>
              <table:table-cell office:value-type="float" office:value="-1.94516210820765">
                <text:p>-1.94516210820765</text:p>
              </table:table-cell>
              <table:table-cell office:value-type="float" office:value="1100">
                <text:p>1100</text:p>
              </table:table-cell>
              <table:table-cell office:value-type="float" office:value="-2.00972813290754">
                <text:p>-2.009728132907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0">
                <text:p>1100</text:p>
              </table:table-cell>
              <table:table-cell office:value-type="float" office:value="-1.92630682946913">
                <text:p>-1.92630682946913</text:p>
              </table:table-cell>
              <table:table-cell office:value-type="float" office:value="1200">
                <text:p>1200</text:p>
              </table:table-cell>
              <table:table-cell office:value-type="float" office:value="-1.84614967755747">
                <text:p>-1.8461496775574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0">
                <text:p>1200</text:p>
              </table:table-cell>
              <table:table-cell office:value-type="float" office:value="-1.94505254064348">
                <text:p>-1.94505254064348</text:p>
              </table:table-cell>
              <table:table-cell office:value-type="float" office:value="1300">
                <text:p>1300</text:p>
              </table:table-cell>
              <table:table-cell office:value-type="float" office:value="-1.80759111156492">
                <text:p>-1.8075911115649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0">
                <text:p>1300</text:p>
              </table:table-cell>
              <table:table-cell office:value-type="float" office:value="-1.94630083003489">
                <text:p>-1.94630083003489</text:p>
              </table:table-cell>
              <table:table-cell office:value-type="float" office:value="1400">
                <text:p>1400</text:p>
              </table:table-cell>
              <table:table-cell office:value-type="float" office:value="-2.17330584711748">
                <text:p>-2.1733058471174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0">
                <text:p>1400</text:p>
              </table:table-cell>
              <table:table-cell office:value-type="float" office:value="-1.93784193353279">
                <text:p>-1.93784193353279</text:p>
              </table:table-cell>
              <table:table-cell office:value-type="float" office:value="1500">
                <text:p>1500</text:p>
              </table:table-cell>
              <table:table-cell office:value-type="float" office:value="-1.91405177427244">
                <text:p>-1.914051774272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0">
                <text:p>1500</text:p>
              </table:table-cell>
              <table:table-cell office:value-type="float" office:value="-1.93588977333867">
                <text:p>-1.93588977333867</text:p>
              </table:table-cell>
              <table:table-cell office:value-type="float" office:value="1600">
                <text:p>1600</text:p>
              </table:table-cell>
              <table:table-cell office:value-type="float" office:value="-2.09931490324999">
                <text:p>-2.099314903249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0">
                <text:p>1600</text:p>
              </table:table-cell>
              <table:table-cell office:value-type="float" office:value="-1.93786463060892">
                <text:p>-1.93786463060892</text:p>
              </table:table-cell>
              <table:table-cell office:value-type="float" office:value="1700">
                <text:p>1700</text:p>
              </table:table-cell>
              <table:table-cell office:value-type="float" office:value="-1.934376001795">
                <text:p>-1.9343760017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0">
                <text:p>1700</text:p>
              </table:table-cell>
              <table:table-cell office:value-type="float" office:value="-1.94254309351694">
                <text:p>-1.94254309351694</text:p>
              </table:table-cell>
              <table:table-cell office:value-type="float" office:value="1800">
                <text:p>1800</text:p>
              </table:table-cell>
              <table:table-cell office:value-type="float" office:value="-2.06672944764996">
                <text:p>-2.0667294476499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0">
                <text:p>1800</text:p>
              </table:table-cell>
              <table:table-cell office:value-type="float" office:value="-1.94429691928617">
                <text:p>-1.94429691928617</text:p>
              </table:table-cell>
              <table:table-cell office:value-type="float" office:value="1900">
                <text:p>1900</text:p>
              </table:table-cell>
              <table:table-cell office:value-type="float" office:value="-2.03110536299">
                <text:p>-2.031105362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0">
                <text:p>1900</text:p>
              </table:table-cell>
              <table:table-cell office:value-type="float" office:value="-1.94181750650442">
                <text:p>-1.94181750650442</text:p>
              </table:table-cell>
              <table:table-cell office:value-type="float" office:value="2000">
                <text:p>2000</text:p>
              </table:table-cell>
              <table:table-cell office:value-type="float" office:value="-2.00646637224251">
                <text:p>-2.0064663722425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0">
                <text:p>2000</text:p>
              </table:table-cell>
              <table:table-cell office:value-type="float" office:value="-1.9512066470857">
                <text:p>-1.9512066470857</text:p>
              </table:table-cell>
              <table:table-cell office:value-type="float" office:value="2100">
                <text:p>2100</text:p>
              </table:table-cell>
              <table:table-cell office:value-type="float" office:value="-2.09449046392756">
                <text:p>-2.0944904639275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0">
                <text:p>2100</text:p>
              </table:table-cell>
              <table:table-cell office:value-type="float" office:value="-1.9435212520472">
                <text:p>-1.9435212520472</text:p>
              </table:table-cell>
              <table:table-cell office:value-type="float" office:value="2200">
                <text:p>2200</text:p>
              </table:table-cell>
              <table:table-cell office:value-type="float" office:value="-1.92821049041498">
                <text:p>-1.9282104904149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0">
                <text:p>2200</text:p>
              </table:table-cell>
              <table:table-cell office:value-type="float" office:value="-1.9628664675948">
                <text:p>-1.9628664675948</text:p>
              </table:table-cell>
              <table:table-cell office:value-type="float" office:value="2300">
                <text:p>2300</text:p>
              </table:table-cell>
              <table:table-cell office:value-type="float" office:value="-1.85248701948755">
                <text:p>-1.8524870194875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0">
                <text:p>2300</text:p>
              </table:table-cell>
              <table:table-cell office:value-type="float" office:value="-1.95519416352559">
                <text:p>-1.95519416352559</text:p>
              </table:table-cell>
              <table:table-cell office:value-type="float" office:value="2400">
                <text:p>2400</text:p>
              </table:table-cell>
              <table:table-cell office:value-type="float" office:value="-1.77620968594994">
                <text:p>-1.7762096859499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0">
                <text:p>2400</text:p>
              </table:table-cell>
              <table:table-cell office:value-type="float" office:value="-1.94534661610142">
                <text:p>-1.94534661610142</text:p>
              </table:table-cell>
              <table:table-cell office:value-type="float" office:value="2500">
                <text:p>2500</text:p>
              </table:table-cell>
              <table:table-cell office:value-type="float" office:value="-2.00089408850745">
                <text:p>-2.000894088507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0">
                <text:p>2500</text:p>
              </table:table-cell>
              <table:table-cell office:value-type="float" office:value="-1.9581214210147">
                <text:p>-1.9581214210147</text:p>
              </table:table-cell>
              <table:table-cell office:value-type="float" office:value="2600">
                <text:p>2600</text:p>
              </table:table-cell>
              <table:table-cell office:value-type="float" office:value="-2.15442963475247">
                <text:p>-2.1544296347524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0">
                <text:p>2600</text:p>
              </table:table-cell>
              <table:table-cell office:value-type="float" office:value="-1.94763369873403">
                <text:p>-1.94763369873403</text:p>
              </table:table-cell>
              <table:table-cell office:value-type="float" office:value="2700">
                <text:p>2700</text:p>
              </table:table-cell>
              <table:table-cell office:value-type="float" office:value="-2.13789566680003">
                <text:p>-2.1378956668000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0">
                <text:p>2700</text:p>
              </table:table-cell>
              <table:table-cell office:value-type="float" office:value="-1.94088718332672">
                <text:p>-1.94088718332672</text:p>
              </table:table-cell>
              <table:table-cell office:value-type="float" office:value="2800">
                <text:p>2800</text:p>
              </table:table-cell>
              <table:table-cell office:value-type="float" office:value="-2.0981683458225">
                <text:p>-2.09816834582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0">
                <text:p>2800</text:p>
              </table:table-cell>
              <table:table-cell office:value-type="float" office:value="-1.94130933089429">
                <text:p>-1.94130933089429</text:p>
              </table:table-cell>
              <table:table-cell office:value-type="float" office:value="2900">
                <text:p>2900</text:p>
              </table:table-cell>
              <table:table-cell office:value-type="float" office:value="-1.92946178553504">
                <text:p>-1.9294617855350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0">
                <text:p>2900</text:p>
              </table:table-cell>
              <table:table-cell office:value-type="float" office:value="-1.95398083555824">
                <text:p>-1.95398083555824</text:p>
              </table:table-cell>
              <table:table-cell office:value-type="float" office:value="3000">
                <text:p>3000</text:p>
              </table:table-cell>
              <table:table-cell office:value-type="float" office:value="-1.85839083306005">
                <text:p>-1.8583908330600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0">
                <text:p>3000</text:p>
              </table:table-cell>
              <table:table-cell office:value-type="float" office:value="-1.94737527009572">
                <text:p>-1.94737527009572</text:p>
              </table:table-cell>
              <table:table-cell office:value-type="float" office:value="3100">
                <text:p>3100</text:p>
              </table:table-cell>
              <table:table-cell office:value-type="float" office:value="-2.00999914829758">
                <text:p>-2.0099991482975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00">
                <text:p>3100</text:p>
              </table:table-cell>
              <table:table-cell office:value-type="float" office:value="-1.93861255288619">
                <text:p>-1.93861255288619</text:p>
              </table:table-cell>
              <table:table-cell office:value-type="float" office:value="3200">
                <text:p>3200</text:p>
              </table:table-cell>
              <table:table-cell office:value-type="float" office:value="-2.09037305196746">
                <text:p>-2.0903730519674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0">
                <text:p>3200</text:p>
              </table:table-cell>
              <table:table-cell office:value-type="float" office:value="-1.93244256235978">
                <text:p>-1.93244256235978</text:p>
              </table:table-cell>
              <table:table-cell office:value-type="float" office:value="3300">
                <text:p>3300</text:p>
              </table:table-cell>
              <table:table-cell office:value-type="float" office:value="-1.92069454609998">
                <text:p>-1.9206945460999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00">
                <text:p>3300</text:p>
              </table:table-cell>
              <table:table-cell office:value-type="float" office:value="-1.96042380146633">
                <text:p>-1.96042380146633</text:p>
              </table:table-cell>
              <table:table-cell office:value-type="float" office:value="3400">
                <text:p>3400</text:p>
              </table:table-cell>
              <table:table-cell office:value-type="float" office:value="-2.1709295989675">
                <text:p>-2.17092959896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00">
                <text:p>3400</text:p>
              </table:table-cell>
              <table:table-cell office:value-type="float" office:value="-1.93408095970975">
                <text:p>-1.93408095970975</text:p>
              </table:table-cell>
              <table:table-cell office:value-type="float" office:value="3500">
                <text:p>3500</text:p>
              </table:table-cell>
              <table:table-cell office:value-type="float" office:value="-1.75295368909998">
                <text:p>-1.7529536890999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00">
                <text:p>3500</text:p>
              </table:table-cell>
              <table:table-cell office:value-type="float" office:value="-1.95233217793378">
                <text:p>-1.95233217793378</text:p>
              </table:table-cell>
              <table:table-cell office:value-type="float" office:value="3600">
                <text:p>3600</text:p>
              </table:table-cell>
              <table:table-cell office:value-type="float" office:value="-2.17145652248254">
                <text:p>-2.1714565224825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00">
                <text:p>3600</text:p>
              </table:table-cell>
              <table:table-cell office:value-type="float" office:value="-1.93486822710867">
                <text:p>-1.93486822710867</text:p>
              </table:table-cell>
              <table:table-cell office:value-type="float" office:value="3700">
                <text:p>3700</text:p>
              </table:table-cell>
              <table:table-cell office:value-type="float" office:value="-1.8896387852875">
                <text:p>-1.889638785287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00">
                <text:p>3700</text:p>
              </table:table-cell>
              <table:table-cell office:value-type="float" office:value="-1.97413797352528">
                <text:p>-1.97413797352528</text:p>
              </table:table-cell>
              <table:table-cell office:value-type="float" office:value="3800">
                <text:p>3800</text:p>
              </table:table-cell>
              <table:table-cell office:value-type="float" office:value="-1.90566742214751">
                <text:p>-1.9056674221475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00">
                <text:p>3800</text:p>
              </table:table-cell>
              <table:table-cell office:value-type="float" office:value="-1.96981156982998">
                <text:p>-1.96981156982998</text:p>
              </table:table-cell>
              <table:table-cell office:value-type="float" office:value="3900">
                <text:p>3900</text:p>
              </table:table-cell>
              <table:table-cell office:value-type="float" office:value="-2.33115049742993">
                <text:p>-2.3311504974299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00">
                <text:p>3900</text:p>
              </table:table-cell>
              <table:table-cell office:value-type="float" office:value="-1.95612914350223">
                <text:p>-1.95612914350223</text:p>
              </table:table-cell>
              <table:table-cell office:value-type="float" office:value="4000">
                <text:p>4000</text:p>
              </table:table-cell>
              <table:table-cell office:value-type="float" office:value="-1.92725630835495">
                <text:p>-1.9272563083549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00">
                <text:p>4000</text:p>
              </table:table-cell>
              <table:table-cell office:value-type="float" office:value="-1.94773169884677">
                <text:p>-1.94773169884677</text:p>
              </table:table-cell>
              <table:table-cell office:value-type="float" office:value="4100">
                <text:p>4100</text:p>
              </table:table-cell>
              <table:table-cell office:value-type="float" office:value="-2.05375206837752">
                <text:p>-2.0537520683775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00">
                <text:p>4100</text:p>
              </table:table-cell>
              <table:table-cell office:value-type="float" office:value="-1.93255268511772">
                <text:p>-1.93255268511772</text:p>
              </table:table-cell>
              <table:table-cell office:value-type="float" office:value="4200">
                <text:p>4200</text:p>
              </table:table-cell>
              <table:table-cell office:value-type="float" office:value="-2.08581842973246">
                <text:p>-2.0858184297324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00">
                <text:p>4200</text:p>
              </table:table-cell>
              <table:table-cell office:value-type="float" office:value="-1.9519158635779">
                <text:p>-1.9519158635779</text:p>
              </table:table-cell>
              <table:table-cell office:value-type="float" office:value="4300">
                <text:p>4300</text:p>
              </table:table-cell>
              <table:table-cell office:value-type="float" office:value="-2.03267646549001">
                <text:p>-2.0326764654900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00">
                <text:p>4300</text:p>
              </table:table-cell>
              <table:table-cell office:value-type="float" office:value="-1.93235113221979">
                <text:p>-1.93235113221979</text:p>
              </table:table-cell>
              <table:table-cell office:value-type="float" office:value="4400">
                <text:p>4400</text:p>
              </table:table-cell>
              <table:table-cell office:value-type="float" office:value="-1.87162891024251">
                <text:p>-1.8716289102425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00">
                <text:p>4400</text:p>
              </table:table-cell>
              <table:table-cell office:value-type="float" office:value="-1.9582137497399">
                <text:p>-1.9582137497399</text:p>
              </table:table-cell>
              <table:table-cell office:value-type="float" office:value="4500">
                <text:p>4500</text:p>
              </table:table-cell>
              <table:table-cell office:value-type="float" office:value="-2.03008105749243">
                <text:p>-2.0300810574924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00">
                <text:p>4500</text:p>
              </table:table-cell>
              <table:table-cell office:value-type="float" office:value="-1.95447686188999">
                <text:p>-1.95447686188999</text:p>
              </table:table-cell>
              <table:table-cell office:value-type="float" office:value="4600">
                <text:p>4600</text:p>
              </table:table-cell>
              <table:table-cell office:value-type="float" office:value="-2.00144806332752">
                <text:p>-2.0014480633275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00">
                <text:p>4600</text:p>
              </table:table-cell>
              <table:table-cell office:value-type="float" office:value="-1.96034741060185">
                <text:p>-1.96034741060185</text:p>
              </table:table-cell>
              <table:table-cell office:value-type="float" office:value="4700">
                <text:p>4700</text:p>
              </table:table-cell>
              <table:table-cell office:value-type="float" office:value="-2.03011148298495">
                <text:p>-2.0301114829849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00">
                <text:p>4700</text:p>
              </table:table-cell>
              <table:table-cell office:value-type="float" office:value="-1.94538485649121">
                <text:p>-1.94538485649121</text:p>
              </table:table-cell>
              <table:table-cell office:value-type="float" office:value="4800">
                <text:p>4800</text:p>
              </table:table-cell>
              <table:table-cell office:value-type="float" office:value="-2.04849372031246">
                <text:p>-2.0484937203124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00">
                <text:p>4800</text:p>
              </table:table-cell>
              <table:table-cell office:value-type="float" office:value="-1.95604223219847">
                <text:p>-1.95604223219847</text:p>
              </table:table-cell>
              <table:table-cell office:value-type="float" office:value="4900">
                <text:p>4900</text:p>
              </table:table-cell>
              <table:table-cell office:value-type="float" office:value="-2.13565627577248">
                <text:p>-2.1356562757724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00">
                <text:p>4900</text:p>
              </table:table-cell>
              <table:table-cell office:value-type="float" office:value="-1.95966784460424">
                <text:p>-1.95966784460424</text:p>
              </table:table-cell>
              <table:table-cell office:value-type="float" office:value="5000">
                <text:p>5000</text:p>
              </table:table-cell>
              <table:table-cell office:value-type="float" office:value="-2.14313478962493">
                <text:p>-2.1431347896249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00">
                <text:p>5000</text:p>
              </table:table-cell>
              <table:table-cell office:value-type="float" office:value="-1.93700571897581">
                <text:p>-1.93700571897581</text:p>
              </table:table-cell>
              <table:table-cell office:value-type="float" office:value="5100">
                <text:p>5100</text:p>
              </table:table-cell>
              <table:table-cell office:value-type="float" office:value="-2.01658892483252">
                <text:p>-2.0165889248325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00">
                <text:p>5100</text:p>
              </table:table-cell>
              <table:table-cell office:value-type="float" office:value="-1.95234569758611">
                <text:p>-1.95234569758611</text:p>
              </table:table-cell>
              <table:table-cell office:value-type="float" office:value="5200">
                <text:p>5200</text:p>
              </table:table-cell>
              <table:table-cell office:value-type="float" office:value="-2.09872406714506">
                <text:p>-2.0987240671450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00">
                <text:p>5200</text:p>
              </table:table-cell>
              <table:table-cell office:value-type="float" office:value="-1.94259450915562">
                <text:p>-1.94259450915562</text:p>
              </table:table-cell>
              <table:table-cell office:value-type="float" office:value="5300">
                <text:p>5300</text:p>
              </table:table-cell>
              <table:table-cell office:value-type="float" office:value="-2.0410945664775">
                <text:p>-2.041094566477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00">
                <text:p>5300</text:p>
              </table:table-cell>
              <table:table-cell office:value-type="float" office:value="-1.95498476525948">
                <text:p>-1.95498476525948</text:p>
              </table:table-cell>
              <table:table-cell office:value-type="float" office:value="5400">
                <text:p>5400</text:p>
              </table:table-cell>
              <table:table-cell office:value-type="float" office:value="-1.97107888308494">
                <text:p>-1.9710788830849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00">
                <text:p>5400</text:p>
              </table:table-cell>
              <table:table-cell office:value-type="float" office:value="-1.95818811733934">
                <text:p>-1.95818811733934</text:p>
              </table:table-cell>
              <table:table-cell office:value-type="float" office:value="5500">
                <text:p>5500</text:p>
              </table:table-cell>
              <table:table-cell office:value-type="float" office:value="-2.01849409351">
                <text:p>-2.0184940935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00">
                <text:p>5500</text:p>
              </table:table-cell>
              <table:table-cell office:value-type="float" office:value="-1.94035041029048">
                <text:p>-1.94035041029048</text:p>
              </table:table-cell>
              <table:table-cell office:value-type="float" office:value="5600">
                <text:p>5600</text:p>
              </table:table-cell>
              <table:table-cell office:value-type="float" office:value="-1.97514486356996">
                <text:p>-1.9751448635699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00">
                <text:p>5600</text:p>
              </table:table-cell>
              <table:table-cell office:value-type="float" office:value="-1.96237440000973">
                <text:p>-1.96237440000973</text:p>
              </table:table-cell>
              <table:table-cell office:value-type="float" office:value="5700">
                <text:p>5700</text:p>
              </table:table-cell>
              <table:table-cell office:value-type="float" office:value="-1.94137976725504">
                <text:p>-1.9413797672550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00">
                <text:p>5700</text:p>
              </table:table-cell>
              <table:table-cell office:value-type="float" office:value="-1.96929719880821">
                <text:p>-1.96929719880821</text:p>
              </table:table-cell>
              <table:table-cell office:value-type="float" office:value="5800">
                <text:p>5800</text:p>
              </table:table-cell>
              <table:table-cell office:value-type="float" office:value="-1.97437622232499">
                <text:p>-1.9743762223249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00">
                <text:p>5800</text:p>
              </table:table-cell>
              <table:table-cell office:value-type="float" office:value="-1.94713089208216">
                <text:p>-1.94713089208216</text:p>
              </table:table-cell>
              <table:table-cell office:value-type="float" office:value="5900">
                <text:p>5900</text:p>
              </table:table-cell>
              <table:table-cell office:value-type="float" office:value="-1.92440015561752">
                <text:p>-1.9244001556175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00">
                <text:p>5900</text:p>
              </table:table-cell>
              <table:table-cell office:value-type="float" office:value="-1.9599257078335">
                <text:p>-1.9599257078335</text:p>
              </table:table-cell>
              <table:table-cell office:value-type="float" office:value="6000">
                <text:p>6000</text:p>
              </table:table-cell>
              <table:table-cell office:value-type="float" office:value="-1.95040654764753">
                <text:p>-1.9504065476475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00">
                <text:p>6000</text:p>
              </table:table-cell>
              <table:table-cell office:value-type="float" office:value="-1.94051686645871">
                <text:p>-1.94051686645871</text:p>
              </table:table-cell>
              <table:table-cell office:value-type="float" office:value="6100">
                <text:p>6100</text:p>
              </table:table-cell>
              <table:table-cell office:value-type="float" office:value="-2.21542396373504">
                <text:p>-2.2154239637350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00">
                <text:p>6100</text:p>
              </table:table-cell>
              <table:table-cell office:value-type="float" office:value="-1.93996947764381">
                <text:p>-1.93996947764381</text:p>
              </table:table-cell>
              <table:table-cell office:value-type="float" office:value="6200">
                <text:p>6200</text:p>
              </table:table-cell>
              <table:table-cell office:value-type="float" office:value="-2.00174821272503">
                <text:p>-2.0017482127250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00">
                <text:p>6200</text:p>
              </table:table-cell>
              <table:table-cell office:value-type="float" office:value="-1.94496722962114">
                <text:p>-1.94496722962114</text:p>
              </table:table-cell>
              <table:table-cell office:value-type="float" office:value="6300">
                <text:p>6300</text:p>
              </table:table-cell>
              <table:table-cell office:value-type="float" office:value="-2.13700513297752">
                <text:p>-2.1370051329775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00">
                <text:p>6300</text:p>
              </table:table-cell>
              <table:table-cell office:value-type="float" office:value="-1.95064744802327">
                <text:p>-1.95064744802327</text:p>
              </table:table-cell>
              <table:table-cell office:value-type="float" office:value="6400">
                <text:p>6400</text:p>
              </table:table-cell>
              <table:table-cell office:value-type="float" office:value="-2.03711313915997">
                <text:p>-2.0371131391599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00">
                <text:p>6400</text:p>
              </table:table-cell>
              <table:table-cell office:value-type="float" office:value="-1.9527850268215">
                <text:p>-1.9527850268215</text:p>
              </table:table-cell>
              <table:table-cell office:value-type="float" office:value="6500">
                <text:p>6500</text:p>
              </table:table-cell>
              <table:table-cell office:value-type="float" office:value="-1.83319410747247">
                <text:p>-1.8331941074724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00">
                <text:p>6500</text:p>
              </table:table-cell>
              <table:table-cell office:value-type="float" office:value="-1.95381651915909">
                <text:p>-1.95381651915909</text:p>
              </table:table-cell>
              <table:table-cell office:value-type="float" office:value="6600">
                <text:p>6600</text:p>
              </table:table-cell>
              <table:table-cell office:value-type="float" office:value="-1.87751592901">
                <text:p>-1.8775159290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00">
                <text:p>6600</text:p>
              </table:table-cell>
              <table:table-cell office:value-type="float" office:value="-1.96748012983861">
                <text:p>-1.96748012983861</text:p>
              </table:table-cell>
              <table:table-cell office:value-type="float" office:value="6700">
                <text:p>6700</text:p>
              </table:table-cell>
              <table:table-cell office:value-type="float" office:value="-1.82537800668747">
                <text:p>-1.8253780066874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00">
                <text:p>6700</text:p>
              </table:table-cell>
              <table:table-cell office:value-type="float" office:value="-1.95477113747193">
                <text:p>-1.95477113747193</text:p>
              </table:table-cell>
              <table:table-cell office:value-type="float" office:value="6800">
                <text:p>6800</text:p>
              </table:table-cell>
              <table:table-cell office:value-type="float" office:value="-2.10971900733998">
                <text:p>-2.1097190073399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00">
                <text:p>6800</text:p>
              </table:table-cell>
              <table:table-cell office:value-type="float" office:value="-1.94492061604361">
                <text:p>-1.94492061604361</text:p>
              </table:table-cell>
              <table:table-cell office:value-type="float" office:value="6900">
                <text:p>6900</text:p>
              </table:table-cell>
              <table:table-cell office:value-type="float" office:value="-1.90901676844248">
                <text:p>-1.9090167684424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00">
                <text:p>6900</text:p>
              </table:table-cell>
              <table:table-cell office:value-type="float" office:value="-1.94696081963261">
                <text:p>-1.94696081963261</text:p>
              </table:table-cell>
              <table:table-cell office:value-type="float" office:value="7000">
                <text:p>7000</text:p>
              </table:table-cell>
              <table:table-cell office:value-type="float" office:value="-2.039924798125">
                <text:p>-2.03992479812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00">
                <text:p>7000</text:p>
              </table:table-cell>
              <table:table-cell office:value-type="float" office:value="-1.95735602908327">
                <text:p>-1.95735602908327</text:p>
              </table:table-cell>
              <table:table-cell office:value-type="float" office:value="7100">
                <text:p>7100</text:p>
              </table:table-cell>
              <table:table-cell office:value-type="float" office:value="-1.95743293180506">
                <text:p>-1.9574329318050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00">
                <text:p>7100</text:p>
              </table:table-cell>
              <table:table-cell office:value-type="float" office:value="-1.95861252435945">
                <text:p>-1.95861252435945</text:p>
              </table:table-cell>
              <table:table-cell office:value-type="float" office:value="7200">
                <text:p>7200</text:p>
              </table:table-cell>
              <table:table-cell office:value-type="float" office:value="-1.91256105644504">
                <text:p>-1.9125610564450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00">
                <text:p>7200</text:p>
              </table:table-cell>
              <table:table-cell office:value-type="float" office:value="-1.96064359310935">
                <text:p>-1.96064359310935</text:p>
              </table:table-cell>
              <table:table-cell office:value-type="float" office:value="7300">
                <text:p>7300</text:p>
              </table:table-cell>
              <table:table-cell office:value-type="float" office:value="-1.83270444900501">
                <text:p>-1.8327044490050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00">
                <text:p>7300</text:p>
              </table:table-cell>
              <table:table-cell office:value-type="float" office:value="-1.95618906820263">
                <text:p>-1.95618906820263</text:p>
              </table:table-cell>
              <table:table-cell office:value-type="float" office:value="7400">
                <text:p>7400</text:p>
              </table:table-cell>
              <table:table-cell office:value-type="float" office:value="-2.06213900961245">
                <text:p>-2.0621390096124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00">
                <text:p>7400</text:p>
              </table:table-cell>
              <table:table-cell office:value-type="float" office:value="-1.94639430805044">
                <text:p>-1.94639430805044</text:p>
              </table:table-cell>
              <table:table-cell office:value-type="float" office:value="7500">
                <text:p>7500</text:p>
              </table:table-cell>
              <table:table-cell office:value-type="float" office:value="-1.94232220445754">
                <text:p>-1.9423222044575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00">
                <text:p>7500</text:p>
              </table:table-cell>
              <table:table-cell office:value-type="float" office:value="-1.9628381290274">
                <text:p>-1.9628381290274</text:p>
              </table:table-cell>
              <table:table-cell office:value-type="float" office:value="7600">
                <text:p>7600</text:p>
              </table:table-cell>
              <table:table-cell office:value-type="float" office:value="-2.09353893068256">
                <text:p>-2.0935389306825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00">
                <text:p>7600</text:p>
              </table:table-cell>
              <table:table-cell office:value-type="float" office:value="-1.94569710788421">
                <text:p>-1.94569710788421</text:p>
              </table:table-cell>
              <table:table-cell office:value-type="float" office:value="7700">
                <text:p>7700</text:p>
              </table:table-cell>
              <table:table-cell office:value-type="float" office:value="-1.78229296265249">
                <text:p>-1.7822929626524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00">
                <text:p>7700</text:p>
              </table:table-cell>
              <table:table-cell office:value-type="float" office:value="-1.96921892967428">
                <text:p>-1.96921892967428</text:p>
              </table:table-cell>
              <table:table-cell office:value-type="float" office:value="7800">
                <text:p>7800</text:p>
              </table:table-cell>
              <table:table-cell office:value-type="float" office:value="-2.03935279735248">
                <text:p>-2.0393527973524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00">
                <text:p>7800</text:p>
              </table:table-cell>
              <table:table-cell office:value-type="float" office:value="-1.95171065215751">
                <text:p>-1.95171065215751</text:p>
              </table:table-cell>
              <table:table-cell office:value-type="float" office:value="7900">
                <text:p>7900</text:p>
              </table:table-cell>
              <table:table-cell office:value-type="float" office:value="-2.08860410378744">
                <text:p>-2.0886041037874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00">
                <text:p>7900</text:p>
              </table:table-cell>
              <table:table-cell office:value-type="float" office:value="-1.95628729827479">
                <text:p>-1.95628729827479</text:p>
              </table:table-cell>
              <table:table-cell office:value-type="float" office:value="8000">
                <text:p>8000</text:p>
              </table:table-cell>
              <table:table-cell office:value-type="float" office:value="-1.98382207019998">
                <text:p>-1.9838220701999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00">
                <text:p>8000</text:p>
              </table:table-cell>
              <table:table-cell office:value-type="float" office:value="-1.95998488090883">
                <text:p>-1.95998488090883</text:p>
              </table:table-cell>
              <table:table-cell office:value-type="float" office:value="8100">
                <text:p>8100</text:p>
              </table:table-cell>
              <table:table-cell office:value-type="float" office:value="-1.89011510714003">
                <text:p>-1.8901151071400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00">
                <text:p>8100</text:p>
              </table:table-cell>
              <table:table-cell office:value-type="float" office:value="-1.95687296289311">
                <text:p>-1.95687296289311</text:p>
              </table:table-cell>
              <table:table-cell office:value-type="float" office:value="8200">
                <text:p>8200</text:p>
              </table:table-cell>
              <table:table-cell office:value-type="float" office:value="-2.05073596769747">
                <text:p>-2.0507359676974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00">
                <text:p>8200</text:p>
              </table:table-cell>
              <table:table-cell office:value-type="float" office:value="-1.95775159150688">
                <text:p>-1.95775159150688</text:p>
              </table:table-cell>
              <table:table-cell office:value-type="float" office:value="8300">
                <text:p>8300</text:p>
              </table:table-cell>
              <table:table-cell office:value-type="float" office:value="-2.00210649342001">
                <text:p>-2.0021064934200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00">
                <text:p>8300</text:p>
              </table:table-cell>
              <table:table-cell office:value-type="float" office:value="-1.95186947584967">
                <text:p>-1.95186947584967</text:p>
              </table:table-cell>
              <table:table-cell office:value-type="float" office:value="8400">
                <text:p>8400</text:p>
              </table:table-cell>
              <table:table-cell office:value-type="float" office:value="-1.88541297741995">
                <text:p>-1.8854129774199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00">
                <text:p>8400</text:p>
              </table:table-cell>
              <table:table-cell office:value-type="float" office:value="-1.95728347443529">
                <text:p>-1.95728347443529</text:p>
              </table:table-cell>
              <table:table-cell office:value-type="float" office:value="8500">
                <text:p>8500</text:p>
              </table:table-cell>
              <table:table-cell office:value-type="float" office:value="-1.91253396621249">
                <text:p>-1.9125339662124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00">
                <text:p>8500</text:p>
              </table:table-cell>
              <table:table-cell office:value-type="float" office:value="-1.95958423391103">
                <text:p>-1.95958423391103</text:p>
              </table:table-cell>
              <table:table-cell office:value-type="float" office:value="8600">
                <text:p>8600</text:p>
              </table:table-cell>
              <table:table-cell office:value-type="float" office:value="-2.03376358484002">
                <text:p>-2.0337635848400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00">
                <text:p>8600</text:p>
              </table:table-cell>
              <table:table-cell office:value-type="float" office:value="-1.95857190667148">
                <text:p>-1.95857190667148</text:p>
              </table:table-cell>
              <table:table-cell office:value-type="float" office:value="8700">
                <text:p>8700</text:p>
              </table:table-cell>
              <table:table-cell office:value-type="float" office:value="-1.90360413036252">
                <text:p>-1.9036041303625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00">
                <text:p>8700</text:p>
              </table:table-cell>
              <table:table-cell office:value-type="float" office:value="-1.9577090258923">
                <text:p>-1.9577090258923</text:p>
              </table:table-cell>
              <table:table-cell office:value-type="float" office:value="8800">
                <text:p>8800</text:p>
              </table:table-cell>
              <table:table-cell office:value-type="float" office:value="-1.75302932249499">
                <text:p>-1.7530293224949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00">
                <text:p>8800</text:p>
              </table:table-cell>
              <table:table-cell office:value-type="float" office:value="-1.95455023615834">
                <text:p>-1.95455023615834</text:p>
              </table:table-cell>
              <table:table-cell office:value-type="float" office:value="8900">
                <text:p>8900</text:p>
              </table:table-cell>
              <table:table-cell office:value-type="float" office:value="-2.11630326048251">
                <text:p>-2.1163032604825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00">
                <text:p>8900</text:p>
              </table:table-cell>
              <table:table-cell office:value-type="float" office:value="-1.95400096132134">
                <text:p>-1.95400096132134</text:p>
              </table:table-cell>
              <table:table-cell office:value-type="float" office:value="9000">
                <text:p>9000</text:p>
              </table:table-cell>
              <table:table-cell office:value-type="float" office:value="-1.89882309965501">
                <text:p>-1.8988230996550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00">
                <text:p>9000</text:p>
              </table:table-cell>
              <table:table-cell office:value-type="float" office:value="-1.95107655834672">
                <text:p>-1.95107655834672</text:p>
              </table:table-cell>
              <table:table-cell office:value-type="float" office:value="9100">
                <text:p>9100</text:p>
              </table:table-cell>
              <table:table-cell office:value-type="float" office:value="-2.08450679269996">
                <text:p>-2.0845067926999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00">
                <text:p>9100</text:p>
              </table:table-cell>
              <table:table-cell office:value-type="float" office:value="-1.94490407285466">
                <text:p>-1.94490407285466</text:p>
              </table:table-cell>
              <table:table-cell office:value-type="float" office:value="9200">
                <text:p>9200</text:p>
              </table:table-cell>
              <table:table-cell office:value-type="float" office:value="-2.04288300417002">
                <text:p>-2.0428830041700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00">
                <text:p>9200</text:p>
              </table:table-cell>
              <table:table-cell office:value-type="float" office:value="-1.94750588910217">
                <text:p>-1.94750588910217</text:p>
              </table:table-cell>
              <table:table-cell office:value-type="float" office:value="9300">
                <text:p>9300</text:p>
              </table:table-cell>
              <table:table-cell office:value-type="float" office:value="-1.90855695488752">
                <text:p>-1.9085569548875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00">
                <text:p>9300</text:p>
              </table:table-cell>
              <table:table-cell office:value-type="float" office:value="-1.95884175397669">
                <text:p>-1.95884175397669</text:p>
              </table:table-cell>
              <table:table-cell office:value-type="float" office:value="9400">
                <text:p>9400</text:p>
              </table:table-cell>
              <table:table-cell office:value-type="float" office:value="-2.10441900673999">
                <text:p>-2.1044190067399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00">
                <text:p>9400</text:p>
              </table:table-cell>
              <table:table-cell office:value-type="float" office:value="-1.95457110895569">
                <text:p>-1.95457110895569</text:p>
              </table:table-cell>
              <table:table-cell office:value-type="float" office:value="9500">
                <text:p>9500</text:p>
              </table:table-cell>
              <table:table-cell office:value-type="float" office:value="-1.92406535171505">
                <text:p>-1.9240653517150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00">
                <text:p>9500</text:p>
              </table:table-cell>
              <table:table-cell office:value-type="float" office:value="-1.95295787436507">
                <text:p>-1.95295787436507</text:p>
              </table:table-cell>
              <table:table-cell office:value-type="float" office:value="9600">
                <text:p>9600</text:p>
              </table:table-cell>
              <table:table-cell office:value-type="float" office:value="-2.15000464366497">
                <text:p>-2.1500046436649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00">
                <text:p>9600</text:p>
              </table:table-cell>
              <table:table-cell office:value-type="float" office:value="-1.95164292471723">
                <text:p>-1.95164292471723</text:p>
              </table:table-cell>
              <table:table-cell office:value-type="float" office:value="9700">
                <text:p>9700</text:p>
              </table:table-cell>
              <table:table-cell office:value-type="float" office:value="-1.95132608084503">
                <text:p>-1.9513260808450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00">
                <text:p>9700</text:p>
              </table:table-cell>
              <table:table-cell office:value-type="float" office:value="-1.96461054622201">
                <text:p>-1.96461054622201</text:p>
              </table:table-cell>
              <table:table-cell office:value-type="float" office:value="9800">
                <text:p>9800</text:p>
              </table:table-cell>
              <table:table-cell office:value-type="float" office:value="-1.88299137433496">
                <text:p>-1.8829913743349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00">
                <text:p>9800</text:p>
              </table:table-cell>
              <table:table-cell office:value-type="float" office:value="-1.9469420097372">
                <text:p>-1.9469420097372</text:p>
              </table:table-cell>
              <table:table-cell office:value-type="float" office:value="9900">
                <text:p>9900</text:p>
              </table:table-cell>
              <table:table-cell office:value-type="float" office:value="-1.99014981058001">
                <text:p>-1.9901498105800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00">
                <text:p>9900</text:p>
              </table:table-cell>
              <table:table-cell office:value-type="float" office:value="-1.97218977952023">
                <text:p>-1.97218977952023</text:p>
              </table:table-cell>
              <table:table-cell office:value-type="float" office:value="10000">
                <text:p>10000</text:p>
              </table:table-cell>
              <table:table-cell office:value-type="float" office:value="-1.98288202751256">
                <text:p>-1.9828820275125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00">
                <text:p>10000</text:p>
              </table:table-cell>
              <table:table-cell office:value-type="float" office:value="-1.96993196034754">
                <text:p>-1.96993196034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